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.706cm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ix_n_proc_n_thread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sum</text:p>
          </table:table-cell>
          <table:table-cell office:value-type="string" table:style-name="ce1">
            <text:p>pipes</text:p>
          </table:table-cell>
          <table:table-cell office:value-type="string" table:style-name="ce1">
            <text:p>mmap</text:p>
          </table:table-cell>
          <table:table-cell office:value-type="string" table:style-name="ce1">
            <text:p>threads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.9999999999999998E-6" table:style-name="ce1">
            <text:p>0.000004</text:p>
          </table:table-cell>
          <table:table-cell office:value-type="float" office:value="7.85E-4" table:style-name="ce1">
            <text:p>0.000785</text:p>
          </table:table-cell>
          <table:table-cell office:value-type="float" office:value="8.2899999999999998E-4" table:style-name="ce1">
            <text:p>0.000829</text:p>
          </table:table-cell>
          <table:table-cell office:value-type="float" office:value="3.6099999999999999E-4" table:style-name="ce1">
            <text:p>0.000361</text:p>
          </table:table-cell>
          <table:table-cell table:number-columns-repeated="16379"/>
        </table:table-row>
        <table:table-row table:style-name="ro1">
          <table:table-cell office:value-type="float" office:value="5001" table:style-name="ce1">
            <text:p>5001</text:p>
          </table:table-cell>
          <table:table-cell office:value-type="float" office:value="5.8E-5" table:style-name="ce1">
            <text:p>0.000058</text:p>
          </table:table-cell>
          <table:table-cell office:value-type="float" office:value="8.1899999999999996E-4" table:style-name="ce1">
            <text:p>0.000819</text:p>
          </table:table-cell>
          <table:table-cell office:value-type="float" office:value="9.0700000000000004E-4" table:style-name="ce1">
            <text:p>0.000907</text:p>
          </table:table-cell>
          <table:table-cell office:value-type="float" office:value="3.5399999999999999E-4" table:style-name="ce1">
            <text:p>0.000354</text:p>
          </table:table-cell>
          <table:table-cell table:number-columns-repeated="16379"/>
        </table:table-row>
        <table:table-row table:style-name="ro1">
          <table:table-cell office:value-type="float" office:value="10001" table:style-name="ce1">
            <text:p>10001</text:p>
          </table:table-cell>
          <table:table-cell office:value-type="float" office:value="9.7999999999999997E-5" table:style-name="ce1">
            <text:p>0.000098</text:p>
          </table:table-cell>
          <table:table-cell office:value-type="float" office:value="7.4799999999999997E-4" table:style-name="ce1">
            <text:p>0.000748</text:p>
          </table:table-cell>
          <table:table-cell office:value-type="float" office:value="8.2700000000000004E-4" table:style-name="ce1">
            <text:p>0.000827</text:p>
          </table:table-cell>
          <table:table-cell office:value-type="float" office:value="4.0299999999999998E-4" table:style-name="ce1">
            <text:p>0.000403</text:p>
          </table:table-cell>
          <table:table-cell table:style-name="ce1">
            <draw:frame draw:z-index="1" draw:id="id0" draw:style-name="a0" draw:name="Chart 2" svg:x="0.78472in" svg:y="0.21528in" svg:width="10.65972in" svg:height="5.8680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15001" table:style-name="ce1">
            <text:p>15001</text:p>
          </table:table-cell>
          <table:table-cell office:value-type="float" office:value="1.46E-4" table:style-name="ce1">
            <text:p>0.000146</text:p>
          </table:table-cell>
          <table:table-cell office:value-type="float" office:value="7.0399999999999998E-4" table:style-name="ce1">
            <text:p>0.000704</text:p>
          </table:table-cell>
          <table:table-cell office:value-type="float" office:value="8.6700000000000004E-4" table:style-name="ce1">
            <text:p>0.000867</text:p>
          </table:table-cell>
          <table:table-cell office:value-type="float" office:value="4.55E-4" table:style-name="ce1">
            <text:p>0.000455</text:p>
          </table:table-cell>
          <table:table-cell table:number-columns-repeated="16379"/>
        </table:table-row>
        <table:table-row table:style-name="ro1">
          <table:table-cell office:value-type="float" office:value="20001" table:style-name="ce1">
            <text:p>20001</text:p>
          </table:table-cell>
          <table:table-cell office:value-type="float" office:value="1.92E-4" table:style-name="ce1">
            <text:p>0.000192</text:p>
          </table:table-cell>
          <table:table-cell office:value-type="float" office:value="7.7800000000000005E-4" table:style-name="ce1">
            <text:p>0.000778</text:p>
          </table:table-cell>
          <table:table-cell office:value-type="float" office:value="8.4500000000000005E-4" table:style-name="ce1">
            <text:p>0.000845</text:p>
          </table:table-cell>
          <table:table-cell office:value-type="float" office:value="4.8000000000000001E-4" table:style-name="ce1">
            <text:p>0.00048</text:p>
          </table:table-cell>
          <table:table-cell table:number-columns-repeated="16379"/>
        </table:table-row>
        <table:table-row table:style-name="ro1">
          <table:table-cell office:value-type="float" office:value="25001" table:style-name="ce1">
            <text:p>25001</text:p>
          </table:table-cell>
          <table:table-cell office:value-type="float" office:value="2.41E-4" table:style-name="ce1">
            <text:p>0.000241</text:p>
          </table:table-cell>
          <table:table-cell office:value-type="float" office:value="8.6300000000000005E-4" table:style-name="ce1">
            <text:p>0.000863</text:p>
          </table:table-cell>
          <table:table-cell office:value-type="float" office:value="8.83E-4" table:style-name="ce1">
            <text:p>0.000883</text:p>
          </table:table-cell>
          <table:table-cell office:value-type="float" office:value="5.2099999999999998E-4" table:style-name="ce1">
            <text:p>0.000521</text:p>
          </table:table-cell>
          <table:table-cell table:number-columns-repeated="16379"/>
        </table:table-row>
        <table:table-row table:style-name="ro1">
          <table:table-cell office:value-type="float" office:value="30001" table:style-name="ce1">
            <text:p>30001</text:p>
          </table:table-cell>
          <table:table-cell office:value-type="float" office:value="2.8699999999999998E-4" table:style-name="ce1">
            <text:p>0.000287</text:p>
          </table:table-cell>
          <table:table-cell office:value-type="float" office:value="7.94E-4" table:style-name="ce1">
            <text:p>0.000794</text:p>
          </table:table-cell>
          <table:table-cell office:value-type="float" office:value="8.2700000000000004E-4" table:style-name="ce1">
            <text:p>0.000827</text:p>
          </table:table-cell>
          <table:table-cell office:value-type="float" office:value="5.4299999999999997E-4" table:style-name="ce1">
            <text:p>0.000543</text:p>
          </table:table-cell>
          <table:table-cell table:number-columns-repeated="16379"/>
        </table:table-row>
        <table:table-row table:style-name="ro1">
          <table:table-cell office:value-type="float" office:value="35001" table:style-name="ce1">
            <text:p>35001</text:p>
          </table:table-cell>
          <table:table-cell office:value-type="float" office:value="3.3399999999999999E-4" table:style-name="ce1">
            <text:p>0.000334</text:p>
          </table:table-cell>
          <table:table-cell office:value-type="float" office:value="7.9900000000000001E-4" table:style-name="ce1">
            <text:p>0.000799</text:p>
          </table:table-cell>
          <table:table-cell office:value-type="float" office:value="8.8900000000000003E-4" table:style-name="ce1">
            <text:p>0.000889</text:p>
          </table:table-cell>
          <table:table-cell office:value-type="float" office:value="5.9699999999999998E-4" table:style-name="ce1">
            <text:p>0.000597</text:p>
          </table:table-cell>
          <table:table-cell table:number-columns-repeated="16379"/>
        </table:table-row>
        <table:table-row table:style-name="ro1">
          <table:table-cell office:value-type="float" office:value="40001" table:style-name="ce1">
            <text:p>40001</text:p>
          </table:table-cell>
          <table:table-cell office:value-type="float" office:value="3.8099999999999999E-4" table:style-name="ce1">
            <text:p>0.000381</text:p>
          </table:table-cell>
          <table:table-cell office:value-type="float" office:value="8.0599999999999997E-4" table:style-name="ce1">
            <text:p>0.000806</text:p>
          </table:table-cell>
          <table:table-cell office:value-type="float" office:value="8.7399999999999999E-4" table:style-name="ce1">
            <text:p>0.000874</text:p>
          </table:table-cell>
          <table:table-cell office:value-type="float" office:value="6.2699999999999995E-4" table:style-name="ce1">
            <text:p>0.000627</text:p>
          </table:table-cell>
          <table:table-cell table:number-columns-repeated="16379"/>
        </table:table-row>
        <table:table-row table:style-name="ro1">
          <table:table-cell office:value-type="float" office:value="45001" table:style-name="ce1">
            <text:p>45001</text:p>
          </table:table-cell>
          <table:table-cell office:value-type="float" office:value="4.2900000000000002E-4" table:style-name="ce1">
            <text:p>0.000429</text:p>
          </table:table-cell>
          <table:table-cell office:value-type="float" office:value="7.7999999999999999E-4" table:style-name="ce1">
            <text:p>0.00078</text:p>
          </table:table-cell>
          <table:table-cell office:value-type="float" office:value="8.1300000000000003E-4" table:style-name="ce1">
            <text:p>0.000813</text:p>
          </table:table-cell>
          <table:table-cell office:value-type="float" office:value="6.8000000000000005E-4" table:style-name="ce1">
            <text:p>0.00068</text:p>
          </table:table-cell>
          <table:table-cell table:number-columns-repeated="16379"/>
        </table:table-row>
        <table:table-row table:style-name="ro1">
          <table:table-cell office:value-type="float" office:value="50001" table:style-name="ce1">
            <text:p>50001</text:p>
          </table:table-cell>
          <table:table-cell office:value-type="float" office:value="4.75E-4" table:style-name="ce1">
            <text:p>0.000475</text:p>
          </table:table-cell>
          <table:table-cell office:value-type="float" office:value="7.7800000000000005E-4" table:style-name="ce1">
            <text:p>0.000778</text:p>
          </table:table-cell>
          <table:table-cell office:value-type="float" office:value="8.6499999999999999E-4" table:style-name="ce1">
            <text:p>0.000865</text:p>
          </table:table-cell>
          <table:table-cell office:value-type="float" office:value="7.1699999999999997E-4" table:style-name="ce1">
            <text:p>0.000717</text:p>
          </table:table-cell>
          <table:table-cell table:number-columns-repeated="16379"/>
        </table:table-row>
        <table:table-row table:style-name="ro1">
          <table:table-cell office:value-type="float" office:value="55001" table:style-name="ce1">
            <text:p>55001</text:p>
          </table:table-cell>
          <table:table-cell office:value-type="float" office:value="5.2400000000000005E-4" table:style-name="ce1">
            <text:p>0.000524</text:p>
          </table:table-cell>
          <table:table-cell office:value-type="float" office:value="7.8100000000000001E-4" table:style-name="ce1">
            <text:p>0.000781</text:p>
          </table:table-cell>
          <table:table-cell office:value-type="float" office:value="8.3000000000000001E-4" table:style-name="ce1">
            <text:p>0.00083</text:p>
          </table:table-cell>
          <table:table-cell office:value-type="float" office:value="7.67E-4" table:style-name="ce1">
            <text:p>0.000767</text:p>
          </table:table-cell>
          <table:table-cell table:number-columns-repeated="16379"/>
        </table:table-row>
        <table:table-row table:style-name="ro1">
          <table:table-cell office:value-type="float" office:value="60001" table:style-name="ce1">
            <text:p>60001</text:p>
          </table:table-cell>
          <table:table-cell office:value-type="float" office:value="5.7399999999999997E-4" table:style-name="ce1">
            <text:p>0.000574</text:p>
          </table:table-cell>
          <table:table-cell office:value-type="float" office:value="8.25E-4" table:style-name="ce1">
            <text:p>0.000825</text:p>
          </table:table-cell>
          <table:table-cell office:value-type="float" office:value="9.1200000000000005E-4" table:style-name="ce1">
            <text:p>0.000912</text:p>
          </table:table-cell>
          <table:table-cell office:value-type="float" office:value="8.03E-4" table:style-name="ce1">
            <text:p>0.000803</text:p>
          </table:table-cell>
          <table:table-cell table:number-columns-repeated="16379"/>
        </table:table-row>
        <table:table-row table:style-name="ro1">
          <table:table-cell office:value-type="float" office:value="65001" table:style-name="ce1">
            <text:p>65001</text:p>
          </table:table-cell>
          <table:table-cell office:value-type="float" office:value="6.2399999999999999E-4" table:style-name="ce1">
            <text:p>0.000624</text:p>
          </table:table-cell>
          <table:table-cell office:value-type="float" office:value="8.1099999999999998E-4" table:style-name="ce1">
            <text:p>0.000811</text:p>
          </table:table-cell>
          <table:table-cell office:value-type="float" office:value="8.5499999999999997E-4" table:style-name="ce1">
            <text:p>0.000855</text:p>
          </table:table-cell>
          <table:table-cell office:value-type="float" office:value="8.2799999999999996E-4" table:style-name="ce1">
            <text:p>0.000828</text:p>
          </table:table-cell>
          <table:table-cell table:number-columns-repeated="16379"/>
        </table:table-row>
        <table:table-row table:style-name="ro1">
          <table:table-cell office:value-type="float" office:value="70001" table:style-name="ce1">
            <text:p>70001</text:p>
          </table:table-cell>
          <table:table-cell office:value-type="float" office:value="6.7299999999999999E-4" table:style-name="ce1">
            <text:p>0.000673</text:p>
          </table:table-cell>
          <table:table-cell office:value-type="float" office:value="8.6399999999999997E-4" table:style-name="ce1">
            <text:p>0.000864</text:p>
          </table:table-cell>
          <table:table-cell office:value-type="float" office:value="6.1499999999999999E-4" table:style-name="ce1">
            <text:p>0.000615</text:p>
          </table:table-cell>
          <table:table-cell office:value-type="float" office:value="6.11E-4" table:style-name="ce1">
            <text:p>0.000611</text:p>
          </table:table-cell>
          <table:table-cell table:number-columns-repeated="16379"/>
        </table:table-row>
        <table:table-row table:style-name="ro1">
          <table:table-cell office:value-type="float" office:value="75001" table:style-name="ce1">
            <text:p>75001</text:p>
          </table:table-cell>
          <table:table-cell office:value-type="float" office:value="4.9200000000000003E-4" table:style-name="ce1">
            <text:p>0.000492</text:p>
          </table:table-cell>
          <table:table-cell office:value-type="float" office:value="6.2399999999999999E-4" table:style-name="ce1">
            <text:p>0.000624</text:p>
          </table:table-cell>
          <table:table-cell office:value-type="float" office:value="5.9599999999999996E-4" table:style-name="ce1">
            <text:p>0.000596</text:p>
          </table:table-cell>
          <table:table-cell office:value-type="float" office:value="6.1799999999999995E-4" table:style-name="ce1">
            <text:p>0.000618</text:p>
          </table:table-cell>
          <table:table-cell table:number-columns-repeated="16379"/>
        </table:table-row>
        <table:table-row table:style-name="ro1">
          <table:table-cell office:value-type="float" office:value="80001" table:style-name="ce1">
            <text:p>80001</text:p>
          </table:table-cell>
          <table:table-cell office:value-type="float" office:value="5.2499999999999997E-4" table:style-name="ce1">
            <text:p>0.000525</text:p>
          </table:table-cell>
          <table:table-cell office:value-type="float" office:value="6.1700000000000004E-4" table:style-name="ce1">
            <text:p>0.000617</text:p>
          </table:table-cell>
          <table:table-cell office:value-type="float" office:value="6.1799999999999995E-4" table:style-name="ce1">
            <text:p>0.000618</text:p>
          </table:table-cell>
          <table:table-cell office:value-type="float" office:value="6.6500000000000001E-4" table:style-name="ce1">
            <text:p>0.000665</text:p>
          </table:table-cell>
          <table:table-cell table:number-columns-repeated="16379"/>
        </table:table-row>
        <table:table-row table:style-name="ro1">
          <table:table-cell office:value-type="float" office:value="85001" table:style-name="ce1">
            <text:p>85001</text:p>
          </table:table-cell>
          <table:table-cell office:value-type="float" office:value="5.6700000000000001E-4" table:style-name="ce1">
            <text:p>0.000567</text:p>
          </table:table-cell>
          <table:table-cell office:value-type="float" office:value="5.2099999999999998E-4" table:style-name="ce1">
            <text:p>0.000521</text:p>
          </table:table-cell>
          <table:table-cell office:value-type="float" office:value="5.9000000000000003E-4" table:style-name="ce1">
            <text:p>0.00059</text:p>
          </table:table-cell>
          <table:table-cell office:value-type="float" office:value="7.1900000000000002E-4" table:style-name="ce1">
            <text:p>0.000719</text:p>
          </table:table-cell>
          <table:table-cell table:number-columns-repeated="16379"/>
        </table:table-row>
        <table:table-row table:style-name="ro1">
          <table:table-cell office:value-type="float" office:value="90001" table:style-name="ce1">
            <text:p>90001</text:p>
          </table:table-cell>
          <table:table-cell office:value-type="float" office:value="5.9100000000000005E-4" table:style-name="ce1">
            <text:p>0.000591</text:p>
          </table:table-cell>
          <table:table-cell office:value-type="float" office:value="5.8100000000000003E-4" table:style-name="ce1">
            <text:p>0.000581</text:p>
          </table:table-cell>
          <table:table-cell office:value-type="float" office:value="6.0800000000000003E-4" table:style-name="ce1">
            <text:p>0.000608</text:p>
          </table:table-cell>
          <table:table-cell office:value-type="float" office:value="7.45E-4" table:style-name="ce1">
            <text:p>0.000745</text:p>
          </table:table-cell>
          <table:table-cell table:number-columns-repeated="16379"/>
        </table:table-row>
        <table:table-row table:style-name="ro1">
          <table:table-cell office:value-type="float" office:value="95001" table:style-name="ce1">
            <text:p>95001</text:p>
          </table:table-cell>
          <table:table-cell office:value-type="float" office:value="6.2299999999999996E-4" table:style-name="ce1">
            <text:p>0.000623</text:p>
          </table:table-cell>
          <table:table-cell office:value-type="float" office:value="5.4699999999999996E-4" table:style-name="ce1">
            <text:p>0.000547</text:p>
          </table:table-cell>
          <table:table-cell office:value-type="float" office:value="6.4499999999999996E-4" table:style-name="ce1">
            <text:p>0.000645</text:p>
          </table:table-cell>
          <table:table-cell office:value-type="float" office:value="7.5900000000000002E-4" table:style-name="ce1">
            <text:p>0.000759</text:p>
          </table:table-cell>
          <table:table-cell table:number-columns-repeated="16379"/>
        </table:table-row>
        <table:table-row table:style-name="ro1">
          <table:table-cell office:value-type="float" office:value="100001" table:style-name="ce1">
            <text:p>100001</text:p>
          </table:table-cell>
          <table:table-cell office:value-type="float" office:value="6.5600000000000001E-4" table:style-name="ce1">
            <text:p>0.000656</text:p>
          </table:table-cell>
          <table:table-cell office:value-type="float" office:value="5.6400000000000005E-4" table:style-name="ce1">
            <text:p>0.000564</text:p>
          </table:table-cell>
          <table:table-cell office:value-type="float" office:value="7.0699999999999995E-4" table:style-name="ce1">
            <text:p>0.000707</text:p>
          </table:table-cell>
          <table:table-cell office:value-type="float" office:value="7.9199999999999995E-4" table:style-name="ce1">
            <text:p>0.000792</text:p>
          </table:table-cell>
          <table:table-cell table:number-columns-repeated="16379"/>
        </table:table-row>
        <table:table-row table:style-name="ro1">
          <table:table-cell office:value-type="float" office:value="105001" table:style-name="ce1">
            <text:p>105001</text:p>
          </table:table-cell>
          <table:table-cell office:value-type="float" office:value="6.8999999999999997E-4" table:style-name="ce1">
            <text:p>0.00069</text:p>
          </table:table-cell>
          <table:table-cell office:value-type="float" office:value="5.9800000000000001E-4" table:style-name="ce1">
            <text:p>0.000598</text:p>
          </table:table-cell>
          <table:table-cell office:value-type="float" office:value="6.7500000000000004E-4" table:style-name="ce1">
            <text:p>0.000675</text:p>
          </table:table-cell>
          <table:table-cell office:value-type="float" office:value="8.1400000000000005E-4" table:style-name="ce1">
            <text:p>0.000814</text:p>
          </table:table-cell>
          <table:table-cell table:number-columns-repeated="16379"/>
        </table:table-row>
        <table:table-row table:style-name="ro1">
          <table:table-cell office:value-type="float" office:value="110001" table:style-name="ce1">
            <text:p>110001</text:p>
          </table:table-cell>
          <table:table-cell office:value-type="float" office:value="7.2400000000000003E-4" table:style-name="ce1">
            <text:p>0.000724</text:p>
          </table:table-cell>
          <table:table-cell office:value-type="float" office:value="5.6099999999999998E-4" table:style-name="ce1">
            <text:p>0.000561</text:p>
          </table:table-cell>
          <table:table-cell office:value-type="float" office:value="6.6699999999999995E-4" table:style-name="ce1">
            <text:p>0.000667</text:p>
          </table:table-cell>
          <table:table-cell office:value-type="float" office:value="8.3199999999999995E-4" table:style-name="ce1">
            <text:p>0.000832</text:p>
          </table:table-cell>
          <table:table-cell table:number-columns-repeated="16379"/>
        </table:table-row>
        <table:table-row table:style-name="ro1">
          <table:table-cell office:value-type="float" office:value="115001" table:style-name="ce1">
            <text:p>115001</text:p>
          </table:table-cell>
          <table:table-cell office:value-type="float" office:value="7.5299999999999998E-4" table:style-name="ce1">
            <text:p>0.000753</text:p>
          </table:table-cell>
          <table:table-cell office:value-type="float" office:value="5.9699999999999998E-4" table:style-name="ce1">
            <text:p>0.000597</text:p>
          </table:table-cell>
          <table:table-cell office:value-type="float" office:value="6.3000000000000003E-4" table:style-name="ce1">
            <text:p>0.00063</text:p>
          </table:table-cell>
          <table:table-cell office:value-type="float" office:value="8.7500000000000002E-4" table:style-name="ce1">
            <text:p>0.000875</text:p>
          </table:table-cell>
          <table:table-cell table:number-columns-repeated="16379"/>
        </table:table-row>
        <table:table-row table:style-name="ro1">
          <table:table-cell office:value-type="float" office:value="120001" table:style-name="ce1">
            <text:p>120001</text:p>
          </table:table-cell>
          <table:table-cell office:value-type="float" office:value="7.8600000000000002E-4" table:style-name="ce1">
            <text:p>0.000786</text:p>
          </table:table-cell>
          <table:table-cell office:value-type="float" office:value="6.0300000000000002E-4" table:style-name="ce1">
            <text:p>0.000603</text:p>
          </table:table-cell>
          <table:table-cell office:value-type="float" office:value="6.3100000000000005E-4" table:style-name="ce1">
            <text:p>0.000631</text:p>
          </table:table-cell>
          <table:table-cell office:value-type="float" office:value="8.6600000000000002E-4" table:style-name="ce1">
            <text:p>0.000866</text:p>
          </table:table-cell>
          <table:table-cell table:number-columns-repeated="16379"/>
        </table:table-row>
        <table:table-row table:style-name="ro1">
          <table:table-cell office:value-type="float" office:value="125001" table:style-name="ce1">
            <text:p>125001</text:p>
          </table:table-cell>
          <table:table-cell office:value-type="float" office:value="8.1599999999999999E-4" table:style-name="ce1">
            <text:p>0.000816</text:p>
          </table:table-cell>
          <table:table-cell office:value-type="float" office:value="5.1400000000000003E-4" table:style-name="ce1">
            <text:p>0.000514</text:p>
          </table:table-cell>
          <table:table-cell office:value-type="float" office:value="6.8199999999999999E-4" table:style-name="ce1">
            <text:p>0.000682</text:p>
          </table:table-cell>
          <table:table-cell office:value-type="float" office:value="9.1E-4" table:style-name="ce1">
            <text:p>0.00091</text:p>
          </table:table-cell>
          <table:table-cell table:number-columns-repeated="16379"/>
        </table:table-row>
        <table:table-row table:style-name="ro1">
          <table:table-cell office:value-type="float" office:value="130001" table:style-name="ce1">
            <text:p>130001</text:p>
          </table:table-cell>
          <table:table-cell office:value-type="float" office:value="8.5400000000000005E-4" table:style-name="ce1">
            <text:p>0.000854</text:p>
          </table:table-cell>
          <table:table-cell office:value-type="float" office:value="5.8399999999999999E-4" table:style-name="ce1">
            <text:p>0.000584</text:p>
          </table:table-cell>
          <table:table-cell office:value-type="float" office:value="6.4899999999999995E-4" table:style-name="ce1">
            <text:p>0.000649</text:p>
          </table:table-cell>
          <table:table-cell office:value-type="float" office:value="9.5699999999999995E-4" table:style-name="ce1">
            <text:p>0.000957</text:p>
          </table:table-cell>
          <table:table-cell table:number-columns-repeated="16379"/>
        </table:table-row>
        <table:table-row table:style-name="ro1">
          <table:table-cell office:value-type="float" office:value="135001" table:style-name="ce1">
            <text:p>135001</text:p>
          </table:table-cell>
          <table:table-cell office:value-type="float" office:value="8.8699999999999998E-4" table:style-name="ce1">
            <text:p>0.000887</text:p>
          </table:table-cell>
          <table:table-cell office:value-type="float" office:value="5.9299999999999999E-4" table:style-name="ce1">
            <text:p>0.000593</text:p>
          </table:table-cell>
          <table:table-cell office:value-type="float" office:value="6.8199999999999999E-4" table:style-name="ce1">
            <text:p>0.000682</text:p>
          </table:table-cell>
          <table:table-cell office:value-type="float" office:value="9.8299999999999993E-4" table:style-name="ce1">
            <text:p>0.000983</text:p>
          </table:table-cell>
          <table:table-cell table:number-columns-repeated="16379"/>
        </table:table-row>
        <table:table-row table:style-name="ro1">
          <table:table-cell office:value-type="float" office:value="140001" table:style-name="ce1">
            <text:p>140001</text:p>
          </table:table-cell>
          <table:table-cell office:value-type="float" office:value="9.19E-4" table:style-name="ce1">
            <text:p>0.000919</text:p>
          </table:table-cell>
          <table:table-cell office:value-type="float" office:value="5.8600000000000004E-4" table:style-name="ce1">
            <text:p>0.000586</text:p>
          </table:table-cell>
          <table:table-cell office:value-type="float" office:value="7.0699999999999995E-4" table:style-name="ce1">
            <text:p>0.000707</text:p>
          </table:table-cell>
          <table:table-cell office:value-type="float" office:value="1.0430000000000001E-3" table:style-name="ce1">
            <text:p>0.001043</text:p>
          </table:table-cell>
          <table:table-cell table:number-columns-repeated="16379"/>
        </table:table-row>
        <table:table-row table:style-name="ro1">
          <table:table-cell office:value-type="float" office:value="145001" table:style-name="ce1">
            <text:p>145001</text:p>
          </table:table-cell>
          <table:table-cell office:value-type="float" office:value="9.7099999999999997E-4" table:style-name="ce1">
            <text:p>0.000971</text:p>
          </table:table-cell>
          <table:table-cell office:value-type="float" office:value="5.3899999999999998E-4" table:style-name="ce1">
            <text:p>0.000539</text:p>
          </table:table-cell>
          <table:table-cell office:value-type="float" office:value="6.6500000000000001E-4" table:style-name="ce1">
            <text:p>0.000665</text:p>
          </table:table-cell>
          <table:table-cell office:value-type="float" office:value="1.034E-3" table:style-name="ce1">
            <text:p>0.001034</text:p>
          </table:table-cell>
          <table:table-cell table:number-columns-repeated="16379"/>
        </table:table-row>
        <table:table-row table:style-name="ro1">
          <table:table-cell office:value-type="float" office:value="150001" table:style-name="ce1">
            <text:p>150001</text:p>
          </table:table-cell>
          <table:table-cell office:value-type="float" office:value="9.810000000000001E-4" table:style-name="ce1">
            <text:p>0.000981</text:p>
          </table:table-cell>
          <table:table-cell office:value-type="float" office:value="5.6700000000000001E-4" table:style-name="ce1">
            <text:p>0.000567</text:p>
          </table:table-cell>
          <table:table-cell office:value-type="float" office:value="6.5399999999999996E-4" table:style-name="ce1">
            <text:p>0.000654</text:p>
          </table:table-cell>
          <table:table-cell office:value-type="float" office:value="1.0579999999999999E-3" table:style-name="ce1">
            <text:p>0.001058</text:p>
          </table:table-cell>
          <table:table-cell table:number-columns-repeated="16379"/>
        </table:table-row>
        <table:table-row table:style-name="ro1">
          <table:table-cell office:value-type="float" office:value="155001" table:style-name="ce1">
            <text:p>155001</text:p>
          </table:table-cell>
          <table:table-cell office:value-type="float" office:value="1.0120000000000001E-3" table:style-name="ce1">
            <text:p>0.001012</text:p>
          </table:table-cell>
          <table:table-cell office:value-type="float" office:value="6.3299999999999999E-4" table:style-name="ce1">
            <text:p>0.000633</text:p>
          </table:table-cell>
          <table:table-cell office:value-type="float" office:value="6.1700000000000004E-4" table:style-name="ce1">
            <text:p>0.000617</text:p>
          </table:table-cell>
          <table:table-cell office:value-type="float" office:value="1.0870000000000001E-3" table:style-name="ce1">
            <text:p>0.001087</text:p>
          </table:table-cell>
          <table:table-cell table:number-columns-repeated="16379"/>
        </table:table-row>
        <table:table-row table:style-name="ro1">
          <table:table-cell office:value-type="float" office:value="160001" table:style-name="ce1">
            <text:p>160001</text:p>
          </table:table-cell>
          <table:table-cell office:value-type="float" office:value="1.0480000000000001E-3" table:style-name="ce1">
            <text:p>0.001048</text:p>
          </table:table-cell>
          <table:table-cell office:value-type="float" office:value="6.2299999999999996E-4" table:style-name="ce1">
            <text:p>0.000623</text:p>
          </table:table-cell>
          <table:table-cell office:value-type="float" office:value="6.1799999999999995E-4" table:style-name="ce1">
            <text:p>0.000618</text:p>
          </table:table-cell>
          <table:table-cell office:value-type="float" office:value="1.1199999999999999E-3" table:style-name="ce1">
            <text:p>0.00112</text:p>
          </table:table-cell>
          <table:table-cell table:number-columns-repeated="16379"/>
        </table:table-row>
        <table:table-row table:style-name="ro1">
          <table:table-cell office:value-type="float" office:value="165001" table:style-name="ce1">
            <text:p>165001</text:p>
          </table:table-cell>
          <table:table-cell office:value-type="float" office:value="1.08E-3" table:style-name="ce1">
            <text:p>0.00108</text:p>
          </table:table-cell>
          <table:table-cell office:value-type="float" office:value="5.8E-4" table:style-name="ce1">
            <text:p>0.00058</text:p>
          </table:table-cell>
          <table:table-cell office:value-type="float" office:value="6.4899999999999995E-4" table:style-name="ce1">
            <text:p>0.000649</text:p>
          </table:table-cell>
          <table:table-cell office:value-type="float" office:value="1.1529999999999999E-3" table:style-name="ce1">
            <text:p>0.001153</text:p>
          </table:table-cell>
          <table:table-cell table:number-columns-repeated="16379"/>
        </table:table-row>
        <table:table-row table:style-name="ro1">
          <table:table-cell office:value-type="float" office:value="170001" table:style-name="ce1">
            <text:p>170001</text:p>
          </table:table-cell>
          <table:table-cell office:value-type="float" office:value="1.1119999999999999E-3" table:style-name="ce1">
            <text:p>0.001112</text:p>
          </table:table-cell>
          <table:table-cell office:value-type="float" office:value="5.5099999999999995E-4" table:style-name="ce1">
            <text:p>0.000551</text:p>
          </table:table-cell>
          <table:table-cell office:value-type="float" office:value="6.3599999999999996E-4" table:style-name="ce1">
            <text:p>0.000636</text:p>
          </table:table-cell>
          <table:table-cell office:value-type="float" office:value="1.1800000000000001E-3" table:style-name="ce1">
            <text:p>0.00118</text:p>
          </table:table-cell>
          <table:table-cell table:number-columns-repeated="16379"/>
        </table:table-row>
        <table:table-row table:style-name="ro1">
          <table:table-cell office:value-type="float" office:value="175001" table:style-name="ce1">
            <text:p>175001</text:p>
          </table:table-cell>
          <table:table-cell office:value-type="float" office:value="8.8000000000000003E-4" table:style-name="ce1">
            <text:p>0.00088</text:p>
          </table:table-cell>
          <table:table-cell office:value-type="float" office:value="3.9800000000000002E-4" table:style-name="ce1">
            <text:p>0.000398</text:p>
          </table:table-cell>
          <table:table-cell office:value-type="float" office:value="5.04E-4" table:style-name="ce1">
            <text:p>0.000504</text:p>
          </table:table-cell>
          <table:table-cell office:value-type="float" office:value="8.9700000000000001E-4" table:style-name="ce1">
            <text:p>0.000897</text:p>
          </table:table-cell>
          <table:table-cell table:number-columns-repeated="16379"/>
        </table:table-row>
        <table:table-row table:style-name="ro1">
          <table:table-cell office:value-type="float" office:value="180001" table:style-name="ce1">
            <text:p>180001</text:p>
          </table:table-cell>
          <table:table-cell office:value-type="float" office:value="8.9999999999999998E-4" table:style-name="ce1">
            <text:p>0.0009</text:p>
          </table:table-cell>
          <table:table-cell office:value-type="float" office:value="4.3600000000000003E-4" table:style-name="ce1">
            <text:p>0.000436</text:p>
          </table:table-cell>
          <table:table-cell office:value-type="float" office:value="5.2400000000000005E-4" table:style-name="ce1">
            <text:p>0.000524</text:p>
          </table:table-cell>
          <table:table-cell office:value-type="float" office:value="9.9200000000000004E-4" table:style-name="ce1">
            <text:p>0.000992</text:p>
          </table:table-cell>
          <table:table-cell table:number-columns-repeated="16379"/>
        </table:table-row>
        <table:table-row table:style-name="ro1">
          <table:table-cell office:value-type="float" office:value="185001" table:style-name="ce1">
            <text:p>185001</text:p>
          </table:table-cell>
          <table:table-cell office:value-type="float" office:value="9.2400000000000002E-4" table:style-name="ce1">
            <text:p>0.000924</text:p>
          </table:table-cell>
          <table:table-cell office:value-type="float" office:value="4.44E-4" table:style-name="ce1">
            <text:p>0.000444</text:p>
          </table:table-cell>
          <table:table-cell office:value-type="float" office:value="5.2499999999999997E-4" table:style-name="ce1">
            <text:p>0.000525</text:p>
          </table:table-cell>
          <table:table-cell office:value-type="float" office:value="9.5799999999999998E-4" table:style-name="ce1">
            <text:p>0.000958</text:p>
          </table:table-cell>
          <table:table-cell table:number-columns-repeated="16379"/>
        </table:table-row>
        <table:table-row table:style-name="ro1">
          <table:table-cell office:value-type="float" office:value="190001" table:style-name="ce1">
            <text:p>190001</text:p>
          </table:table-cell>
          <table:table-cell office:value-type="float" office:value="9.5E-4" table:style-name="ce1">
            <text:p>0.00095</text:p>
          </table:table-cell>
          <table:table-cell office:value-type="float" office:value="4.6200000000000001E-4" table:style-name="ce1">
            <text:p>0.000462</text:p>
          </table:table-cell>
          <table:table-cell office:value-type="float" office:value="5.5699999999999999E-4" table:style-name="ce1">
            <text:p>0.000557</text:p>
          </table:table-cell>
          <table:table-cell office:value-type="float" office:value="1.0059999999999999E-3" table:style-name="ce1">
            <text:p>0.001006</text:p>
          </table:table-cell>
          <table:table-cell table:number-columns-repeated="16379"/>
        </table:table-row>
        <table:table-row table:style-name="ro1">
          <table:table-cell office:value-type="float" office:value="195001" table:style-name="ce1">
            <text:p>195001</text:p>
          </table:table-cell>
          <table:table-cell office:value-type="float" office:value="9.7300000000000002E-4" table:style-name="ce1">
            <text:p>0.000973</text:p>
          </table:table-cell>
          <table:table-cell office:value-type="float" office:value="5.0699999999999996E-4" table:style-name="ce1">
            <text:p>0.000507</text:p>
          </table:table-cell>
          <table:table-cell office:value-type="float" office:value="5.1800000000000001E-4" table:style-name="ce1">
            <text:p>0.000518</text:p>
          </table:table-cell>
          <table:table-cell office:value-type="float" office:value="9.4899999999999997E-4" table:style-name="ce1">
            <text:p>0.000949</text:p>
          </table:table-cell>
          <table:table-cell table:number-columns-repeated="16379"/>
        </table:table-row>
        <table:table-row table:style-name="ro1">
          <table:table-cell office:value-type="float" office:value="200001" table:style-name="ce1">
            <text:p>200001</text:p>
          </table:table-cell>
          <table:table-cell office:value-type="float" office:value="1E-3" table:style-name="ce1">
            <text:p>0.001</text:p>
          </table:table-cell>
          <table:table-cell office:value-type="float" office:value="4.4900000000000002E-4" table:style-name="ce1">
            <text:p>0.000449</text:p>
          </table:table-cell>
          <table:table-cell office:value-type="float" office:value="5.53E-4" table:style-name="ce1">
            <text:p>0.000553</text:p>
          </table:table-cell>
          <table:table-cell office:value-type="float" office:value="1.023E-3" table:style-name="ce1">
            <text:p>0.001023</text:p>
          </table:table-cell>
          <table:table-cell table:number-columns-repeated="16379"/>
        </table:table-row>
        <table:table-row table:style-name="ro1">
          <table:table-cell office:value-type="float" office:value="205001" table:style-name="ce1">
            <text:p>205001</text:p>
          </table:table-cell>
          <table:table-cell office:value-type="float" office:value="1.029E-3" table:style-name="ce1">
            <text:p>0.001029</text:p>
          </table:table-cell>
          <table:table-cell office:value-type="float" office:value="5.0199999999999995E-4" table:style-name="ce1">
            <text:p>0.000502</text:p>
          </table:table-cell>
          <table:table-cell office:value-type="float" office:value="5.8100000000000003E-4" table:style-name="ce1">
            <text:p>0.000581</text:p>
          </table:table-cell>
          <table:table-cell office:value-type="float" office:value="1.0690000000000001E-3" table:style-name="ce1">
            <text:p>0.001069</text:p>
          </table:table-cell>
          <table:table-cell table:number-columns-repeated="16379"/>
        </table:table-row>
        <table:table-row table:style-name="ro1">
          <table:table-cell office:value-type="float" office:value="210001" table:style-name="ce1">
            <text:p>210001</text:p>
          </table:table-cell>
          <table:table-cell office:value-type="float" office:value="1.0499999999999999E-3" table:style-name="ce1">
            <text:p>0.00105</text:p>
          </table:table-cell>
          <table:table-cell office:value-type="float" office:value="4.7199999999999998E-4" table:style-name="ce1">
            <text:p>0.000472</text:p>
          </table:table-cell>
          <table:table-cell office:value-type="float" office:value="4.95E-4" table:style-name="ce1">
            <text:p>0.000495</text:p>
          </table:table-cell>
          <table:table-cell office:value-type="float" office:value="1.0939999999999999E-3" table:style-name="ce1">
            <text:p>0.001094</text:p>
          </table:table-cell>
          <table:table-cell table:number-columns-repeated="16379"/>
        </table:table-row>
        <table:table-row table:style-name="ro1">
          <table:table-cell office:value-type="float" office:value="215001" table:style-name="ce1">
            <text:p>215001</text:p>
          </table:table-cell>
          <table:table-cell office:value-type="float" office:value="1.077E-3" table:style-name="ce1">
            <text:p>0.001077</text:p>
          </table:table-cell>
          <table:table-cell office:value-type="float" office:value="4.9600000000000002E-4" table:style-name="ce1">
            <text:p>0.000496</text:p>
          </table:table-cell>
          <table:table-cell office:value-type="float" office:value="5.9400000000000002E-4" table:style-name="ce1">
            <text:p>0.000594</text:p>
          </table:table-cell>
          <table:table-cell office:value-type="float" office:value="1.096E-3" table:style-name="ce1">
            <text:p>0.001096</text:p>
          </table:table-cell>
          <table:table-cell table:number-columns-repeated="16379"/>
        </table:table-row>
        <table:table-row table:style-name="ro1">
          <table:table-cell office:value-type="float" office:value="220001" table:style-name="ce1">
            <text:p>220001</text:p>
          </table:table-cell>
          <table:table-cell office:value-type="float" office:value="1.1019999999999999E-3" table:style-name="ce1">
            <text:p>0.001102</text:p>
          </table:table-cell>
          <table:table-cell office:value-type="float" office:value="4.3300000000000001E-4" table:style-name="ce1">
            <text:p>0.000433</text:p>
          </table:table-cell>
          <table:table-cell office:value-type="float" office:value="3.4900000000000003E-4" table:style-name="ce1">
            <text:p>0.000349</text:p>
          </table:table-cell>
          <table:table-cell office:value-type="float" office:value="1.127E-3" table:style-name="ce1">
            <text:p>0.001127</text:p>
          </table:table-cell>
          <table:table-cell table:number-columns-repeated="16379"/>
        </table:table-row>
        <table:table-row table:style-name="ro1">
          <table:table-cell office:value-type="float" office:value="225001" table:style-name="ce1">
            <text:p>225001</text:p>
          </table:table-cell>
          <table:table-cell office:value-type="float" office:value="1.1280000000000001E-3" table:style-name="ce1">
            <text:p>0.001128</text:p>
          </table:table-cell>
          <table:table-cell office:value-type="float" office:value="4.28E-4" table:style-name="ce1">
            <text:p>0.000428</text:p>
          </table:table-cell>
          <table:table-cell office:value-type="float" office:value="5.5500000000000005E-4" table:style-name="ce1">
            <text:p>0.000555</text:p>
          </table:table-cell>
          <table:table-cell office:value-type="float" office:value="1.1609999999999999E-3" table:style-name="ce1">
            <text:p>0.001161</text:p>
          </table:table-cell>
          <table:table-cell table:number-columns-repeated="16379"/>
        </table:table-row>
        <table:table-row table:style-name="ro1">
          <table:table-cell office:value-type="float" office:value="230001" table:style-name="ce1">
            <text:p>230001</text:p>
          </table:table-cell>
          <table:table-cell office:value-type="float" office:value="1.15E-3" table:style-name="ce1">
            <text:p>0.00115</text:p>
          </table:table-cell>
          <table:table-cell office:value-type="float" office:value="4.8000000000000001E-4" table:style-name="ce1">
            <text:p>0.00048</text:p>
          </table:table-cell>
          <table:table-cell office:value-type="float" office:value="4.9100000000000001E-4" table:style-name="ce1">
            <text:p>0.000491</text:p>
          </table:table-cell>
          <table:table-cell office:value-type="float" office:value="1.1620000000000001E-3" table:style-name="ce1">
            <text:p>0.001162</text:p>
          </table:table-cell>
          <table:table-cell table:number-columns-repeated="16379"/>
        </table:table-row>
        <table:table-row table:style-name="ro1">
          <table:table-cell office:value-type="float" office:value="235001" table:style-name="ce1">
            <text:p>235001</text:p>
          </table:table-cell>
          <table:table-cell office:value-type="float" office:value="1.1770000000000001E-3" table:style-name="ce1">
            <text:p>0.001177</text:p>
          </table:table-cell>
          <table:table-cell office:value-type="float" office:value="4.9700000000000005E-4" table:style-name="ce1">
            <text:p>0.000497</text:p>
          </table:table-cell>
          <table:table-cell office:value-type="float" office:value="4.7899999999999999E-4" table:style-name="ce1">
            <text:p>0.000479</text:p>
          </table:table-cell>
          <table:table-cell office:value-type="float" office:value="1.1789999999999999E-3" table:style-name="ce1">
            <text:p>0.001179</text:p>
          </table:table-cell>
          <table:table-cell table:number-columns-repeated="16379"/>
        </table:table-row>
        <table:table-row table:style-name="ro1">
          <table:table-cell office:value-type="float" office:value="240001" table:style-name="ce1">
            <text:p>240001</text:p>
          </table:table-cell>
          <table:table-cell office:value-type="float" office:value="1.201E-3" table:style-name="ce1">
            <text:p>0.001201</text:p>
          </table:table-cell>
          <table:table-cell office:value-type="float" office:value="5.1199999999999998E-4" table:style-name="ce1">
            <text:p>0.000512</text:p>
          </table:table-cell>
          <table:table-cell office:value-type="float" office:value="5.5599999999999996E-4" table:style-name="ce1">
            <text:p>0.000556</text:p>
          </table:table-cell>
          <table:table-cell office:value-type="float" office:value="1.206E-3" table:style-name="ce1">
            <text:p>0.001206</text:p>
          </table:table-cell>
          <table:table-cell table:number-columns-repeated="16379"/>
        </table:table-row>
        <table:table-row table:style-name="ro1">
          <table:table-cell office:value-type="float" office:value="245001" table:style-name="ce1">
            <text:p>245001</text:p>
          </table:table-cell>
          <table:table-cell office:value-type="float" office:value="1.224E-3" table:style-name="ce1">
            <text:p>0.001224</text:p>
          </table:table-cell>
          <table:table-cell office:value-type="float" office:value="4.2999999999999999E-4" table:style-name="ce1">
            <text:p>0.00043</text:p>
          </table:table-cell>
          <table:table-cell office:value-type="float" office:value="5.1400000000000003E-4" table:style-name="ce1">
            <text:p>0.000514</text:p>
          </table:table-cell>
          <table:table-cell office:value-type="float" office:value="1.225E-3" table:style-name="ce1">
            <text:p>0.001225</text:p>
          </table:table-cell>
          <table:table-cell table:number-columns-repeated="16379"/>
        </table:table-row>
        <table:table-row table:style-name="ro1">
          <table:table-cell office:value-type="float" office:value="250001" table:style-name="ce1">
            <text:p>250001</text:p>
          </table:table-cell>
          <table:table-cell office:value-type="float" office:value="1.255E-3" table:style-name="ce1">
            <text:p>0.001255</text:p>
          </table:table-cell>
          <table:table-cell office:value-type="float" office:value="4.6200000000000001E-4" table:style-name="ce1">
            <text:p>0.000462</text:p>
          </table:table-cell>
          <table:table-cell office:value-type="float" office:value="4.4200000000000001E-4" table:style-name="ce1">
            <text:p>0.000442</text:p>
          </table:table-cell>
          <table:table-cell office:value-type="float" office:value="1.2509999999999999E-3" table:style-name="ce1">
            <text:p>0.001251</text:p>
          </table:table-cell>
          <table:table-cell table:number-columns-repeated="16379"/>
        </table:table-row>
        <table:table-row table:style-name="ro1">
          <table:table-cell office:value-type="float" office:value="255001" table:style-name="ce1">
            <text:p>255001</text:p>
          </table:table-cell>
          <table:table-cell office:value-type="float" office:value="1.284E-3" table:style-name="ce1">
            <text:p>0.001284</text:p>
          </table:table-cell>
          <table:table-cell office:value-type="float" office:value="4.15E-4" table:style-name="ce1">
            <text:p>0.000415</text:p>
          </table:table-cell>
          <table:table-cell office:value-type="float" office:value="5.5500000000000005E-4" table:style-name="ce1">
            <text:p>0.000555</text:p>
          </table:table-cell>
          <table:table-cell office:value-type="float" office:value="1.2780000000000001E-3" table:style-name="ce1">
            <text:p>0.001278</text:p>
          </table:table-cell>
          <table:table-cell table:number-columns-repeated="16379"/>
        </table:table-row>
        <table:table-row table:style-name="ro1">
          <table:table-cell office:value-type="float" office:value="260001" table:style-name="ce1">
            <text:p>260001</text:p>
          </table:table-cell>
          <table:table-cell office:value-type="float" office:value="1.302E-3" table:style-name="ce1">
            <text:p>0.001302</text:p>
          </table:table-cell>
          <table:table-cell office:value-type="float" office:value="4.0200000000000001E-4" table:style-name="ce1">
            <text:p>0.000402</text:p>
          </table:table-cell>
          <table:table-cell office:value-type="float" office:value="5.6400000000000005E-4" table:style-name="ce1">
            <text:p>0.000564</text:p>
          </table:table-cell>
          <table:table-cell office:value-type="float" office:value="1.32E-3" table:style-name="ce1">
            <text:p>0.00132</text:p>
          </table:table-cell>
          <table:table-cell table:number-columns-repeated="16379"/>
        </table:table-row>
        <table:table-row table:style-name="ro1">
          <table:table-cell office:value-type="float" office:value="265001" table:style-name="ce1">
            <text:p>265001</text:p>
          </table:table-cell>
          <table:table-cell office:value-type="float" office:value="1.33E-3" table:style-name="ce1">
            <text:p>0.00133</text:p>
          </table:table-cell>
          <table:table-cell office:value-type="float" office:value="3.5300000000000002E-4" table:style-name="ce1">
            <text:p>0.000353</text:p>
          </table:table-cell>
          <table:table-cell office:value-type="float" office:value="5.9299999999999999E-4" table:style-name="ce1">
            <text:p>0.000593</text:p>
          </table:table-cell>
          <table:table-cell office:value-type="float" office:value="1.3190000000000001E-3" table:style-name="ce1">
            <text:p>0.001319</text:p>
          </table:table-cell>
          <table:table-cell table:number-columns-repeated="16379"/>
        </table:table-row>
        <table:table-row table:style-name="ro1">
          <table:table-cell office:value-type="float" office:value="270001" table:style-name="ce1">
            <text:p>270001</text:p>
          </table:table-cell>
          <table:table-cell office:value-type="float" office:value="1.3519999999999999E-3" table:style-name="ce1">
            <text:p>0.001352</text:p>
          </table:table-cell>
          <table:table-cell office:value-type="float" office:value="4.6000000000000001E-4" table:style-name="ce1">
            <text:p>0.00046</text:p>
          </table:table-cell>
          <table:table-cell office:value-type="float" office:value="4.4299999999999998E-4" table:style-name="ce1">
            <text:p>0.000443</text:p>
          </table:table-cell>
          <table:table-cell office:value-type="float" office:value="1.335E-3" table:style-name="ce1">
            <text:p>0.001335</text:p>
          </table:table-cell>
          <table:table-cell table:number-columns-repeated="16379"/>
        </table:table-row>
        <table:table-row table:style-name="ro1">
          <table:table-cell office:value-type="float" office:value="275001" table:style-name="ce1">
            <text:p>275001</text:p>
          </table:table-cell>
          <table:table-cell office:value-type="float" office:value="1.3780000000000001E-3" table:style-name="ce1">
            <text:p>0.001378</text:p>
          </table:table-cell>
          <table:table-cell office:value-type="float" office:value="4.3100000000000001E-4" table:style-name="ce1">
            <text:p>0.000431</text:p>
          </table:table-cell>
          <table:table-cell office:value-type="float" office:value="5.3399999999999997E-4" table:style-name="ce1">
            <text:p>0.000534</text:p>
          </table:table-cell>
          <table:table-cell office:value-type="float" office:value="1.2899999999999999E-3" table:style-name="ce1">
            <text:p>0.00129</text:p>
          </table:table-cell>
          <table:table-cell table:number-columns-repeated="16379"/>
        </table:table-row>
        <table:table-row table:style-name="ro1">
          <table:table-cell office:value-type="float" office:value="280001" table:style-name="ce1">
            <text:p>280001</text:p>
          </table:table-cell>
          <table:table-cell office:value-type="float" office:value="1.402E-3" table:style-name="ce1">
            <text:p>0.001402</text:p>
          </table:table-cell>
          <table:table-cell office:value-type="float" office:value="4.8000000000000001E-4" table:style-name="ce1">
            <text:p>0.00048</text:p>
          </table:table-cell>
          <table:table-cell office:value-type="float" office:value="4.7899999999999999E-4" table:style-name="ce1">
            <text:p>0.000479</text:p>
          </table:table-cell>
          <table:table-cell office:value-type="float" office:value="1.366E-3" table:style-name="ce1">
            <text:p>0.001366</text:p>
          </table:table-cell>
          <table:table-cell table:number-columns-repeated="16379"/>
        </table:table-row>
        <table:table-row table:style-name="ro1">
          <table:table-cell office:value-type="float" office:value="285001" table:style-name="ce1">
            <text:p>285001</text:p>
          </table:table-cell>
          <table:table-cell office:value-type="float" office:value="1.4250000000000001E-3" table:style-name="ce1">
            <text:p>0.001425</text:p>
          </table:table-cell>
          <table:table-cell office:value-type="float" office:value="4.6700000000000002E-4" table:style-name="ce1">
            <text:p>0.000467</text:p>
          </table:table-cell>
          <table:table-cell office:value-type="float" office:value="5.13E-4" table:style-name="ce1">
            <text:p>0.000513</text:p>
          </table:table-cell>
          <table:table-cell office:value-type="float" office:value="1.3760000000000001E-3" table:style-name="ce1">
            <text:p>0.001376</text:p>
          </table:table-cell>
          <table:table-cell table:number-columns-repeated="16379"/>
        </table:table-row>
        <table:table-row table:style-name="ro1">
          <table:table-cell office:value-type="float" office:value="290001" table:style-name="ce1">
            <text:p>290001</text:p>
          </table:table-cell>
          <table:table-cell office:value-type="float" office:value="1.457E-3" table:style-name="ce1">
            <text:p>0.001457</text:p>
          </table:table-cell>
          <table:table-cell office:value-type="float" office:value="4.6799999999999999E-4" table:style-name="ce1">
            <text:p>0.000468</text:p>
          </table:table-cell>
          <table:table-cell office:value-type="float" office:value="5.2400000000000005E-4" table:style-name="ce1">
            <text:p>0.000524</text:p>
          </table:table-cell>
          <table:table-cell office:value-type="float" office:value="1.42E-3" table:style-name="ce1">
            <text:p>0.00142</text:p>
          </table:table-cell>
          <table:table-cell table:number-columns-repeated="16379"/>
        </table:table-row>
        <table:table-row table:style-name="ro1">
          <table:table-cell office:value-type="float" office:value="295001" table:style-name="ce1">
            <text:p>295001</text:p>
          </table:table-cell>
          <table:table-cell office:value-type="float" office:value="1.475E-3" table:style-name="ce1">
            <text:p>0.001475</text:p>
          </table:table-cell>
          <table:table-cell office:value-type="float" office:value="4.5199999999999998E-4" table:style-name="ce1">
            <text:p>0.000452</text:p>
          </table:table-cell>
          <table:table-cell office:value-type="float" office:value="5.3300000000000005E-4" table:style-name="ce1">
            <text:p>0.000533</text:p>
          </table:table-cell>
          <table:table-cell office:value-type="float" office:value="1.436E-3" table:style-name="ce1">
            <text:p>0.001436</text:p>
          </table:table-cell>
          <table:table-cell table:number-columns-repeated="16379"/>
        </table:table-row>
        <table:table-row table:style-name="ro1">
          <table:table-cell office:value-type="float" office:value="300001" table:style-name="ce1">
            <text:p>300001</text:p>
          </table:table-cell>
          <table:table-cell office:value-type="float" office:value="1.4989999999999999E-3" table:style-name="ce1">
            <text:p>0.001499</text:p>
          </table:table-cell>
          <table:table-cell office:value-type="float" office:value="5.0900000000000001E-4" table:style-name="ce1">
            <text:p>0.000509</text:p>
          </table:table-cell>
          <table:table-cell office:value-type="float" office:value="5.9000000000000003E-4" table:style-name="ce1">
            <text:p>0.00059</text:p>
          </table:table-cell>
          <table:table-cell office:value-type="float" office:value="1.487E-3" table:style-name="ce1">
            <text:p>0.001487</text:p>
          </table:table-cell>
          <table:table-cell table:number-columns-repeated="16379"/>
        </table:table-row>
        <table:table-row table:style-name="ro1">
          <table:table-cell office:value-type="float" office:value="305001" table:style-name="ce1">
            <text:p>305001</text:p>
          </table:table-cell>
          <table:table-cell office:value-type="float" office:value="1.5269999999999999E-3" table:style-name="ce1">
            <text:p>0.001527</text:p>
          </table:table-cell>
          <table:table-cell office:value-type="float" office:value="3.59E-4" table:style-name="ce1">
            <text:p>0.000359</text:p>
          </table:table-cell>
          <table:table-cell office:value-type="float" office:value="5.3399999999999997E-4" table:style-name="ce1">
            <text:p>0.000534</text:p>
          </table:table-cell>
          <table:table-cell office:value-type="float" office:value="1.4610000000000001E-3" table:style-name="ce1">
            <text:p>0.001461</text:p>
          </table:table-cell>
          <table:table-cell table:number-columns-repeated="16379"/>
        </table:table-row>
        <table:table-row table:style-name="ro1">
          <table:table-cell office:value-type="float" office:value="310001" table:style-name="ce1">
            <text:p>310001</text:p>
          </table:table-cell>
          <table:table-cell office:value-type="float" office:value="1.554E-3" table:style-name="ce1">
            <text:p>0.001554</text:p>
          </table:table-cell>
          <table:table-cell office:value-type="float" office:value="4.7800000000000002E-4" table:style-name="ce1">
            <text:p>0.000478</text:p>
          </table:table-cell>
          <table:table-cell office:value-type="float" office:value="5.1599999999999997E-4" table:style-name="ce1">
            <text:p>0.000516</text:p>
          </table:table-cell>
          <table:table-cell office:value-type="float" office:value="1.4959999999999999E-3" table:style-name="ce1">
            <text:p>0.001496</text:p>
          </table:table-cell>
          <table:table-cell table:number-columns-repeated="16379"/>
        </table:table-row>
        <table:table-row table:style-name="ro1">
          <table:table-cell office:value-type="float" office:value="315001" table:style-name="ce1">
            <text:p>315001</text:p>
          </table:table-cell>
          <table:table-cell office:value-type="float" office:value="1.575E-3" table:style-name="ce1">
            <text:p>0.001575</text:p>
          </table:table-cell>
          <table:table-cell office:value-type="float" office:value="5.1800000000000001E-4" table:style-name="ce1">
            <text:p>0.000518</text:p>
          </table:table-cell>
          <table:table-cell office:value-type="float" office:value="5.4299999999999997E-4" table:style-name="ce1">
            <text:p>0.000543</text:p>
          </table:table-cell>
          <table:table-cell office:value-type="float" office:value="1.534E-3" table:style-name="ce1">
            <text:p>0.001534</text:p>
          </table:table-cell>
          <table:table-cell table:number-columns-repeated="16379"/>
        </table:table-row>
        <table:table-row table:style-name="ro1">
          <table:table-cell office:value-type="float" office:value="320001" table:style-name="ce1">
            <text:p>320001</text:p>
          </table:table-cell>
          <table:table-cell office:value-type="float" office:value="1.596E-3" table:style-name="ce1">
            <text:p>0.001596</text:p>
          </table:table-cell>
          <table:table-cell office:value-type="float" office:value="4.9399999999999997E-4" table:style-name="ce1">
            <text:p>0.000494</text:p>
          </table:table-cell>
          <table:table-cell office:value-type="float" office:value="5.5999999999999995E-4" table:style-name="ce1">
            <text:p>0.00056</text:p>
          </table:table-cell>
          <table:table-cell office:value-type="float" office:value="1.544E-3" table:style-name="ce1">
            <text:p>0.001544</text:p>
          </table:table-cell>
          <table:table-cell table:number-columns-repeated="16379"/>
        </table:table-row>
        <table:table-row table:style-name="ro1">
          <table:table-cell office:value-type="float" office:value="325001" table:style-name="ce1">
            <text:p>325001</text:p>
          </table:table-cell>
          <table:table-cell office:value-type="float" office:value="1.634E-3" table:style-name="ce1">
            <text:p>0.001634</text:p>
          </table:table-cell>
          <table:table-cell office:value-type="float" office:value="3.6699999999999998E-4" table:style-name="ce1">
            <text:p>0.000367</text:p>
          </table:table-cell>
          <table:table-cell office:value-type="float" office:value="4.9600000000000002E-4" table:style-name="ce1">
            <text:p>0.000496</text:p>
          </table:table-cell>
          <table:table-cell office:value-type="float" office:value="1.5460000000000001E-3" table:style-name="ce1">
            <text:p>0.001546</text:p>
          </table:table-cell>
          <table:table-cell table:number-columns-repeated="16379"/>
        </table:table-row>
        <table:table-row table:style-name="ro1">
          <table:table-cell office:value-type="float" office:value="330001" table:style-name="ce1">
            <text:p>330001</text:p>
          </table:table-cell>
          <table:table-cell office:value-type="float" office:value="1.65E-3" table:style-name="ce1">
            <text:p>0.00165</text:p>
          </table:table-cell>
          <table:table-cell office:value-type="float" office:value="4.2999999999999999E-4" table:style-name="ce1">
            <text:p>0.00043</text:p>
          </table:table-cell>
          <table:table-cell office:value-type="float" office:value="4.3899999999999999E-4" table:style-name="ce1">
            <text:p>0.000439</text:p>
          </table:table-cell>
          <table:table-cell office:value-type="float" office:value="1.5709999999999999E-3" table:style-name="ce1">
            <text:p>0.001571</text:p>
          </table:table-cell>
          <table:table-cell table:number-columns-repeated="16379"/>
        </table:table-row>
        <table:table-row table:style-name="ro1">
          <table:table-cell office:value-type="float" office:value="335001" table:style-name="ce1">
            <text:p>335001</text:p>
          </table:table-cell>
          <table:table-cell office:value-type="float" office:value="1.6750000000000001E-3" table:style-name="ce1">
            <text:p>0.001675</text:p>
          </table:table-cell>
          <table:table-cell office:value-type="float" office:value="4.6799999999999999E-4" table:style-name="ce1">
            <text:p>0.000468</text:p>
          </table:table-cell>
          <table:table-cell office:value-type="float" office:value="4.5199999999999998E-4" table:style-name="ce1">
            <text:p>0.000452</text:p>
          </table:table-cell>
          <table:table-cell office:value-type="float" office:value="1.5989999999999999E-3" table:style-name="ce1">
            <text:p>0.001599</text:p>
          </table:table-cell>
          <table:table-cell table:number-columns-repeated="16379"/>
        </table:table-row>
        <table:table-row table:style-name="ro1">
          <table:table-cell office:value-type="float" office:value="340001" table:style-name="ce1">
            <text:p>340001</text:p>
          </table:table-cell>
          <table:table-cell office:value-type="float" office:value="1.6980000000000001E-3" table:style-name="ce1">
            <text:p>0.001698</text:p>
          </table:table-cell>
          <table:table-cell office:value-type="float" office:value="4.3300000000000001E-4" table:style-name="ce1">
            <text:p>0.000433</text:p>
          </table:table-cell>
          <table:table-cell office:value-type="float" office:value="4.2299999999999998E-4" table:style-name="ce1">
            <text:p>0.000423</text:p>
          </table:table-cell>
          <table:table-cell office:value-type="float" office:value="1.6130000000000001E-3" table:style-name="ce1">
            <text:p>0.001613</text:p>
          </table:table-cell>
          <table:table-cell table:number-columns-repeated="16379"/>
        </table:table-row>
        <table:table-row table:style-name="ro1">
          <table:table-cell office:value-type="float" office:value="345001" table:style-name="ce1">
            <text:p>345001</text:p>
          </table:table-cell>
          <table:table-cell office:value-type="float" office:value="1.7229999999999999E-3" table:style-name="ce1">
            <text:p>0.001723</text:p>
          </table:table-cell>
          <table:table-cell office:value-type="float" office:value="4.1300000000000001E-4" table:style-name="ce1">
            <text:p>0.000413</text:p>
          </table:table-cell>
          <table:table-cell office:value-type="float" office:value="5.4900000000000001E-4" table:style-name="ce1">
            <text:p>0.000549</text:p>
          </table:table-cell>
          <table:table-cell office:value-type="float" office:value="1.6299999999999999E-3" table:style-name="ce1">
            <text:p>0.00163</text:p>
          </table:table-cell>
          <table:table-cell table:number-columns-repeated="16379"/>
        </table:table-row>
        <table:table-row table:style-name="ro1">
          <table:table-cell office:value-type="float" office:value="350001" table:style-name="ce1">
            <text:p>350001</text:p>
          </table:table-cell>
          <table:table-cell office:value-type="float" office:value="1.4170000000000001E-3" table:style-name="ce1">
            <text:p>0.001417</text:p>
          </table:table-cell>
          <table:table-cell office:value-type="float" office:value="4.3899999999999999E-4" table:style-name="ce1">
            <text:p>0.000439</text:p>
          </table:table-cell>
          <table:table-cell office:value-type="float" office:value="4.9600000000000002E-4" table:style-name="ce1">
            <text:p>0.000496</text:p>
          </table:table-cell>
          <table:table-cell office:value-type="float" office:value="1.3420000000000001E-3" table:style-name="ce1">
            <text:p>0.001342</text:p>
          </table:table-cell>
          <table:table-cell table:number-columns-repeated="16379"/>
        </table:table-row>
        <table:table-row table:style-name="ro1">
          <table:table-cell office:value-type="float" office:value="355001" table:style-name="ce1">
            <text:p>355001</text:p>
          </table:table-cell>
          <table:table-cell office:value-type="float" office:value="1.438E-3" table:style-name="ce1">
            <text:p>0.001438</text:p>
          </table:table-cell>
          <table:table-cell office:value-type="float" office:value="3.9500000000000001E-4" table:style-name="ce1">
            <text:p>0.000395</text:p>
          </table:table-cell>
          <table:table-cell office:value-type="float" office:value="4.4000000000000002E-4" table:style-name="ce1">
            <text:p>0.00044</text:p>
          </table:table-cell>
          <table:table-cell office:value-type="float" office:value="1.3730000000000001E-3" table:style-name="ce1">
            <text:p>0.001373</text:p>
          </table:table-cell>
          <table:table-cell table:number-columns-repeated="16379"/>
        </table:table-row>
        <table:table-row table:style-name="ro1">
          <table:table-cell office:value-type="float" office:value="360001" table:style-name="ce1">
            <text:p>360001</text:p>
          </table:table-cell>
          <table:table-cell office:value-type="float" office:value="1.457E-3" table:style-name="ce1">
            <text:p>0.001457</text:p>
          </table:table-cell>
          <table:table-cell office:value-type="float" office:value="4.4999999999999999E-4" table:style-name="ce1">
            <text:p>0.00045</text:p>
          </table:table-cell>
          <table:table-cell office:value-type="float" office:value="4.35E-4" table:style-name="ce1">
            <text:p>0.000435</text:p>
          </table:table-cell>
          <table:table-cell office:value-type="float" office:value="1.4109999999999999E-3" table:style-name="ce1">
            <text:p>0.001411</text:p>
          </table:table-cell>
          <table:table-cell table:number-columns-repeated="16379"/>
        </table:table-row>
        <table:table-row table:style-name="ro1">
          <table:table-cell office:value-type="float" office:value="365001" table:style-name="ce1">
            <text:p>365001</text:p>
          </table:table-cell>
          <table:table-cell office:value-type="float" office:value="1.4790000000000001E-3" table:style-name="ce1">
            <text:p>0.001479</text:p>
          </table:table-cell>
          <table:table-cell office:value-type="float" office:value="3.8400000000000001E-4" table:style-name="ce1">
            <text:p>0.000384</text:p>
          </table:table-cell>
          <table:table-cell office:value-type="float" office:value="4.57E-4" table:style-name="ce1">
            <text:p>0.000457</text:p>
          </table:table-cell>
          <table:table-cell office:value-type="float" office:value="1.4090000000000001E-3" table:style-name="ce1">
            <text:p>0.001409</text:p>
          </table:table-cell>
          <table:table-cell table:number-columns-repeated="16379"/>
        </table:table-row>
        <table:table-row table:style-name="ro1">
          <table:table-cell office:value-type="float" office:value="370001" table:style-name="ce1">
            <text:p>370001</text:p>
          </table:table-cell>
          <table:table-cell office:value-type="float" office:value="1.4959999999999999E-3" table:style-name="ce1">
            <text:p>0.001496</text:p>
          </table:table-cell>
          <table:table-cell office:value-type="float" office:value="4.1100000000000002E-4" table:style-name="ce1">
            <text:p>0.000411</text:p>
          </table:table-cell>
          <table:table-cell office:value-type="float" office:value="5.1900000000000004E-4" table:style-name="ce1">
            <text:p>0.000519</text:p>
          </table:table-cell>
          <table:table-cell office:value-type="float" office:value="1.457E-3" table:style-name="ce1">
            <text:p>0.001457</text:p>
          </table:table-cell>
          <table:table-cell table:number-columns-repeated="16379"/>
        </table:table-row>
        <table:table-row table:style-name="ro1">
          <table:table-cell office:value-type="float" office:value="375001" table:style-name="ce1">
            <text:p>375001</text:p>
          </table:table-cell>
          <table:table-cell office:value-type="float" office:value="1.516E-3" table:style-name="ce1">
            <text:p>0.001516</text:p>
          </table:table-cell>
          <table:table-cell office:value-type="float" office:value="3.8499999999999998E-4" table:style-name="ce1">
            <text:p>0.000385</text:p>
          </table:table-cell>
          <table:table-cell office:value-type="float" office:value="4.3800000000000002E-4" table:style-name="ce1">
            <text:p>0.000438</text:p>
          </table:table-cell>
          <table:table-cell office:value-type="float" office:value="1.4630000000000001E-3" table:style-name="ce1">
            <text:p>0.001463</text:p>
          </table:table-cell>
          <table:table-cell table:number-columns-repeated="16379"/>
        </table:table-row>
        <table:table-row table:style-name="ro1">
          <table:table-cell office:value-type="float" office:value="380001" table:style-name="ce1">
            <text:p>380001</text:p>
          </table:table-cell>
          <table:table-cell office:value-type="float" office:value="1.5380000000000001E-3" table:style-name="ce1">
            <text:p>0.001538</text:p>
          </table:table-cell>
          <table:table-cell office:value-type="float" office:value="4.2499999999999998E-4" table:style-name="ce1">
            <text:p>0.000425</text:p>
          </table:table-cell>
          <table:table-cell office:value-type="float" office:value="4.4700000000000002E-4" table:style-name="ce1">
            <text:p>0.000447</text:p>
          </table:table-cell>
          <table:table-cell office:value-type="float" office:value="1.4610000000000001E-3" table:style-name="ce1">
            <text:p>0.001461</text:p>
          </table:table-cell>
          <table:table-cell table:number-columns-repeated="16379"/>
        </table:table-row>
        <table:table-row table:style-name="ro1">
          <table:table-cell office:value-type="float" office:value="385001" table:style-name="ce1">
            <text:p>385001</text:p>
          </table:table-cell>
          <table:table-cell office:value-type="float" office:value="1.5590000000000001E-3" table:style-name="ce1">
            <text:p>0.001559</text:p>
          </table:table-cell>
          <table:table-cell office:value-type="float" office:value="3.9800000000000002E-4" table:style-name="ce1">
            <text:p>0.000398</text:p>
          </table:table-cell>
          <table:table-cell office:value-type="float" office:value="4.6900000000000002E-4" table:style-name="ce1">
            <text:p>0.000469</text:p>
          </table:table-cell>
          <table:table-cell office:value-type="float" office:value="1.4859999999999999E-3" table:style-name="ce1">
            <text:p>0.001486</text:p>
          </table:table-cell>
          <table:table-cell table:number-columns-repeated="16379"/>
        </table:table-row>
        <table:table-row table:style-name="ro1">
          <table:table-cell office:value-type="float" office:value="390001" table:style-name="ce1">
            <text:p>390001</text:p>
          </table:table-cell>
          <table:table-cell office:value-type="float" office:value="1.5790000000000001E-3" table:style-name="ce1">
            <text:p>0.001579</text:p>
          </table:table-cell>
          <table:table-cell office:value-type="float" office:value="4.28E-4" table:style-name="ce1">
            <text:p>0.000428</text:p>
          </table:table-cell>
          <table:table-cell office:value-type="float" office:value="4.2999999999999999E-4" table:style-name="ce1">
            <text:p>0.00043</text:p>
          </table:table-cell>
          <table:table-cell office:value-type="float" office:value="1.503E-3" table:style-name="ce1">
            <text:p>0.001503</text:p>
          </table:table-cell>
          <table:table-cell table:number-columns-repeated="16379"/>
        </table:table-row>
        <table:table-row table:style-name="ro1">
          <table:table-cell office:value-type="float" office:value="395001" table:style-name="ce1">
            <text:p>395001</text:p>
          </table:table-cell>
          <table:table-cell office:value-type="float" office:value="1.5969999999999999E-3" table:style-name="ce1">
            <text:p>0.001597</text:p>
          </table:table-cell>
          <table:table-cell office:value-type="float" office:value="4.08E-4" table:style-name="ce1">
            <text:p>0.000408</text:p>
          </table:table-cell>
          <table:table-cell office:value-type="float" office:value="4.2499999999999998E-4" table:style-name="ce1">
            <text:p>0.000425</text:p>
          </table:table-cell>
          <table:table-cell office:value-type="float" office:value="1.518E-3" table:style-name="ce1">
            <text:p>0.001518</text:p>
          </table:table-cell>
          <table:table-cell table:number-columns-repeated="16379"/>
        </table:table-row>
        <table:table-row table:style-name="ro1">
          <table:table-cell office:value-type="float" office:value="400001" table:style-name="ce1">
            <text:p>400001</text:p>
          </table:table-cell>
          <table:table-cell office:value-type="float" office:value="1.6180000000000001E-3" table:style-name="ce1">
            <text:p>0.001618</text:p>
          </table:table-cell>
          <table:table-cell office:value-type="float" office:value="4.2200000000000001E-4" table:style-name="ce1">
            <text:p>0.000422</text:p>
          </table:table-cell>
          <table:table-cell office:value-type="float" office:value="4.3600000000000003E-4" table:style-name="ce1">
            <text:p>0.000436</text:p>
          </table:table-cell>
          <table:table-cell office:value-type="float" office:value="1.534E-3" table:style-name="ce1">
            <text:p>0.001534</text:p>
          </table:table-cell>
          <table:table-cell table:number-columns-repeated="16379"/>
        </table:table-row>
        <table:table-row table:style-name="ro1">
          <table:table-cell office:value-type="float" office:value="405001" table:style-name="ce1">
            <text:p>405001</text:p>
          </table:table-cell>
          <table:table-cell office:value-type="float" office:value="1.639E-3" table:style-name="ce1">
            <text:p>0.001639</text:p>
          </table:table-cell>
          <table:table-cell office:value-type="float" office:value="3.8699999999999997E-4" table:style-name="ce1">
            <text:p>0.000387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1.5889999999999999E-3" table:style-name="ce1">
            <text:p>0.001589</text:p>
          </table:table-cell>
          <table:table-cell table:number-columns-repeated="16379"/>
        </table:table-row>
        <table:table-row table:style-name="ro1">
          <table:table-cell office:value-type="float" office:value="410001" table:style-name="ce1">
            <text:p>410001</text:p>
          </table:table-cell>
          <table:table-cell office:value-type="float" office:value="1.66E-3" table:style-name="ce1">
            <text:p>0.00166</text:p>
          </table:table-cell>
          <table:table-cell office:value-type="float" office:value="4.2099999999999999E-4" table:style-name="ce1">
            <text:p>0.000421</text:p>
          </table:table-cell>
          <table:table-cell office:value-type="float" office:value="4.95E-4" table:style-name="ce1">
            <text:p>0.000495</text:p>
          </table:table-cell>
          <table:table-cell office:value-type="float" office:value="1.593E-3" table:style-name="ce1">
            <text:p>0.001593</text:p>
          </table:table-cell>
          <table:table-cell table:number-columns-repeated="16379"/>
        </table:table-row>
        <table:table-row table:style-name="ro1">
          <table:table-cell office:value-type="float" office:value="415001" table:style-name="ce1">
            <text:p>415001</text:p>
          </table:table-cell>
          <table:table-cell office:value-type="float" office:value="1.6800000000000001E-3" table:style-name="ce1">
            <text:p>0.00168</text:p>
          </table:table-cell>
          <table:table-cell office:value-type="float" office:value="4.4000000000000002E-4" table:style-name="ce1">
            <text:p>0.00044</text:p>
          </table:table-cell>
          <table:table-cell office:value-type="float" office:value="4.2700000000000002E-4" table:style-name="ce1">
            <text:p>0.000427</text:p>
          </table:table-cell>
          <table:table-cell office:value-type="float" office:value="1.5770000000000001E-3" table:style-name="ce1">
            <text:p>0.001577</text:p>
          </table:table-cell>
          <table:table-cell table:number-columns-repeated="16379"/>
        </table:table-row>
        <table:table-row table:style-name="ro1">
          <table:table-cell office:value-type="float" office:value="420001" table:style-name="ce1">
            <text:p>420001</text:p>
          </table:table-cell>
          <table:table-cell office:value-type="float" office:value="1.699E-3" table:style-name="ce1">
            <text:p>0.001699</text:p>
          </table:table-cell>
          <table:table-cell office:value-type="float" office:value="3.9399999999999998E-4" table:style-name="ce1">
            <text:p>0.000394</text:p>
          </table:table-cell>
          <table:table-cell office:value-type="float" office:value="4.4200000000000001E-4" table:style-name="ce1">
            <text:p>0.000442</text:p>
          </table:table-cell>
          <table:table-cell office:value-type="float" office:value="1.5889999999999999E-3" table:style-name="ce1">
            <text:p>0.001589</text:p>
          </table:table-cell>
          <table:table-cell table:number-columns-repeated="16379"/>
        </table:table-row>
        <table:table-row table:style-name="ro1">
          <table:table-cell office:value-type="float" office:value="425001" table:style-name="ce1">
            <text:p>425001</text:p>
          </table:table-cell>
          <table:table-cell office:value-type="float" office:value="1.7240000000000001E-3" table:style-name="ce1">
            <text:p>0.001724</text:p>
          </table:table-cell>
          <table:table-cell office:value-type="float" office:value="3.7300000000000001E-4" table:style-name="ce1">
            <text:p>0.000373</text:p>
          </table:table-cell>
          <table:table-cell office:value-type="float" office:value="4.2900000000000002E-4" table:style-name="ce1">
            <text:p>0.000429</text:p>
          </table:table-cell>
          <table:table-cell office:value-type="float" office:value="1.627E-3" table:style-name="ce1">
            <text:p>0.001627</text:p>
          </table:table-cell>
          <table:table-cell table:number-columns-repeated="16379"/>
        </table:table-row>
        <table:table-row table:style-name="ro1">
          <table:table-cell office:value-type="float" office:value="430001" table:style-name="ce1">
            <text:p>430001</text:p>
          </table:table-cell>
          <table:table-cell office:value-type="float" office:value="1.7420000000000001E-3" table:style-name="ce1">
            <text:p>0.001742</text:p>
          </table:table-cell>
          <table:table-cell office:value-type="float" office:value="4.3899999999999999E-4" table:style-name="ce1">
            <text:p>0.000439</text:p>
          </table:table-cell>
          <table:table-cell office:value-type="float" office:value="4.7899999999999999E-4" table:style-name="ce1">
            <text:p>0.000479</text:p>
          </table:table-cell>
          <table:table-cell office:value-type="float" office:value="1.6260000000000001E-3" table:style-name="ce1">
            <text:p>0.001626</text:p>
          </table:table-cell>
          <table:table-cell table:number-columns-repeated="16379"/>
        </table:table-row>
        <table:table-row table:style-name="ro1">
          <table:table-cell office:value-type="float" office:value="435001" table:style-name="ce1">
            <text:p>435001</text:p>
          </table:table-cell>
          <table:table-cell office:value-type="float" office:value="1.7650000000000001E-3" table:style-name="ce1">
            <text:p>0.001765</text:p>
          </table:table-cell>
          <table:table-cell office:value-type="float" office:value="4.3300000000000001E-4" table:style-name="ce1">
            <text:p>0.000433</text:p>
          </table:table-cell>
          <table:table-cell office:value-type="float" office:value="5.1500000000000005E-4" table:style-name="ce1">
            <text:p>0.000515</text:p>
          </table:table-cell>
          <table:table-cell office:value-type="float" office:value="1.6459999999999999E-3" table:style-name="ce1">
            <text:p>0.001646</text:p>
          </table:table-cell>
          <table:table-cell table:number-columns-repeated="16379"/>
        </table:table-row>
        <table:table-row table:style-name="ro1">
          <table:table-cell office:value-type="float" office:value="440001" table:style-name="ce1">
            <text:p>440001</text:p>
          </table:table-cell>
          <table:table-cell office:value-type="float" office:value="1.784E-3" table:style-name="ce1">
            <text:p>0.001784</text:p>
          </table:table-cell>
          <table:table-cell office:value-type="float" office:value="3.7100000000000002E-4" table:style-name="ce1">
            <text:p>0.000371</text:p>
          </table:table-cell>
          <table:table-cell office:value-type="float" office:value="4.6099999999999998E-4" table:style-name="ce1">
            <text:p>0.000461</text:p>
          </table:table-cell>
          <table:table-cell office:value-type="float" office:value="1.6789999999999999E-3" table:style-name="ce1">
            <text:p>0.001679</text:p>
          </table:table-cell>
          <table:table-cell table:number-columns-repeated="16379"/>
        </table:table-row>
        <table:table-row table:style-name="ro1">
          <table:table-cell office:value-type="float" office:value="445001" table:style-name="ce1">
            <text:p>445001</text:p>
          </table:table-cell>
          <table:table-cell office:value-type="float" office:value="1.8E-3" table:style-name="ce1">
            <text:p>0.0018</text:p>
          </table:table-cell>
          <table:table-cell office:value-type="float" office:value="3.5599999999999998E-4" table:style-name="ce1">
            <text:p>0.000356</text:p>
          </table:table-cell>
          <table:table-cell office:value-type="float" office:value="4.6799999999999999E-4" table:style-name="ce1">
            <text:p>0.000468</text:p>
          </table:table-cell>
          <table:table-cell office:value-type="float" office:value="1.689E-3" table:style-name="ce1">
            <text:p>0.001689</text:p>
          </table:table-cell>
          <table:table-cell table:number-columns-repeated="16379"/>
        </table:table-row>
        <table:table-row table:style-name="ro1">
          <table:table-cell office:value-type="float" office:value="450001" table:style-name="ce1">
            <text:p>450001</text:p>
          </table:table-cell>
          <table:table-cell office:value-type="float" office:value="1.82E-3" table:style-name="ce1">
            <text:p>0.00182</text:p>
          </table:table-cell>
          <table:table-cell office:value-type="float" office:value="3.6400000000000001E-4" table:style-name="ce1">
            <text:p>0.000364</text:p>
          </table:table-cell>
          <table:table-cell office:value-type="float" office:value="4.3100000000000001E-4" table:style-name="ce1">
            <text:p>0.000431</text:p>
          </table:table-cell>
          <table:table-cell office:value-type="float" office:value="1.709E-3" table:style-name="ce1">
            <text:p>0.001709</text:p>
          </table:table-cell>
          <table:table-cell table:number-columns-repeated="16379"/>
        </table:table-row>
        <table:table-row table:style-name="ro1">
          <table:table-cell office:value-type="float" office:value="455001" table:style-name="ce1">
            <text:p>455001</text:p>
          </table:table-cell>
          <table:table-cell office:value-type="float" office:value="1.8420000000000001E-3" table:style-name="ce1">
            <text:p>0.001842</text:p>
          </table:table-cell>
          <table:table-cell office:value-type="float" office:value="3.9100000000000002E-4" table:style-name="ce1">
            <text:p>0.000391</text:p>
          </table:table-cell>
          <table:table-cell office:value-type="float" office:value="5.0500000000000002E-4" table:style-name="ce1">
            <text:p>0.000505</text:p>
          </table:table-cell>
          <table:table-cell office:value-type="float" office:value="1.714E-3" table:style-name="ce1">
            <text:p>0.001714</text:p>
          </table:table-cell>
          <table:table-cell table:number-columns-repeated="16379"/>
        </table:table-row>
        <table:table-row table:style-name="ro1">
          <table:table-cell office:value-type="float" office:value="460001" table:style-name="ce1">
            <text:p>460001</text:p>
          </table:table-cell>
          <table:table-cell office:value-type="float" office:value="1.861E-3" table:style-name="ce1">
            <text:p>0.001861</text:p>
          </table:table-cell>
          <table:table-cell office:value-type="float" office:value="3.8099999999999999E-4" table:style-name="ce1">
            <text:p>0.000381</text:p>
          </table:table-cell>
          <table:table-cell office:value-type="float" office:value="4.2900000000000002E-4" table:style-name="ce1">
            <text:p>0.000429</text:p>
          </table:table-cell>
          <table:table-cell office:value-type="float" office:value="1.737E-3" table:style-name="ce1">
            <text:p>0.001737</text:p>
          </table:table-cell>
          <table:table-cell table:number-columns-repeated="16379"/>
        </table:table-row>
        <table:table-row table:style-name="ro1">
          <table:table-cell office:value-type="float" office:value="465001" table:style-name="ce1">
            <text:p>465001</text:p>
          </table:table-cell>
          <table:table-cell office:value-type="float" office:value="1.8799999999999999E-3" table:style-name="ce1">
            <text:p>0.00188</text:p>
          </table:table-cell>
          <table:table-cell office:value-type="float" office:value="3.77E-4" table:style-name="ce1">
            <text:p>0.000377</text:p>
          </table:table-cell>
          <table:table-cell office:value-type="float" office:value="4.3300000000000001E-4" table:style-name="ce1">
            <text:p>0.000433</text:p>
          </table:table-cell>
          <table:table-cell office:value-type="float" office:value="1.7329999999999999E-3" table:style-name="ce1">
            <text:p>0.001733</text:p>
          </table:table-cell>
          <table:table-cell table:number-columns-repeated="16379"/>
        </table:table-row>
        <table:table-row table:style-name="ro1">
          <table:table-cell office:value-type="float" office:value="470001" table:style-name="ce1">
            <text:p>470001</text:p>
          </table:table-cell>
          <table:table-cell office:value-type="float" office:value="1.9E-3" table:style-name="ce1">
            <text:p>0.0019</text:p>
          </table:table-cell>
          <table:table-cell office:value-type="float" office:value="3.6600000000000001E-4" table:style-name="ce1">
            <text:p>0.000366</text:p>
          </table:table-cell>
          <table:table-cell office:value-type="float" office:value="4.95E-4" table:style-name="ce1">
            <text:p>0.000495</text:p>
          </table:table-cell>
          <table:table-cell office:value-type="float" office:value="1.758E-3" table:style-name="ce1">
            <text:p>0.001758</text:p>
          </table:table-cell>
          <table:table-cell table:number-columns-repeated="16379"/>
        </table:table-row>
        <table:table-row table:style-name="ro1">
          <table:table-cell office:value-type="float" office:value="475001" table:style-name="ce1">
            <text:p>475001</text:p>
          </table:table-cell>
          <table:table-cell office:value-type="float" office:value="1.9269999999999999E-3" table:style-name="ce1">
            <text:p>0.001927</text:p>
          </table:table-cell>
          <table:table-cell office:value-type="float" office:value="3.7199999999999999E-4" table:style-name="ce1">
            <text:p>0.000372</text:p>
          </table:table-cell>
          <table:table-cell office:value-type="float" office:value="4.9100000000000001E-4" table:style-name="ce1">
            <text:p>0.000491</text:p>
          </table:table-cell>
          <table:table-cell office:value-type="float" office:value="1.787E-3" table:style-name="ce1">
            <text:p>0.001787</text:p>
          </table:table-cell>
          <table:table-cell table:number-columns-repeated="16379"/>
        </table:table-row>
        <table:table-row table:style-name="ro1">
          <table:table-cell office:value-type="float" office:value="480001" table:style-name="ce1">
            <text:p>480001</text:p>
          </table:table-cell>
          <table:table-cell office:value-type="float" office:value="1.629E-3" table:style-name="ce1">
            <text:p>0.001629</text:p>
          </table:table-cell>
          <table:table-cell office:value-type="float" office:value="3.79E-4" table:style-name="ce1">
            <text:p>0.000379</text:p>
          </table:table-cell>
          <table:table-cell office:value-type="float" office:value="3.9399999999999998E-4" table:style-name="ce1">
            <text:p>0.000394</text:p>
          </table:table-cell>
          <table:table-cell office:value-type="float" office:value="1.529E-3" table:style-name="ce1">
            <text:p>0.001529</text:p>
          </table:table-cell>
          <table:table-cell table:number-columns-repeated="16379"/>
        </table:table-row>
        <table:table-row table:style-name="ro1">
          <table:table-cell office:value-type="float" office:value="485001" table:style-name="ce1">
            <text:p>485001</text:p>
          </table:table-cell>
          <table:table-cell office:value-type="float" office:value="1.647E-3" table:style-name="ce1">
            <text:p>0.001647</text:p>
          </table:table-cell>
          <table:table-cell office:value-type="float" office:value="3.86E-4" table:style-name="ce1">
            <text:p>0.000386</text:p>
          </table:table-cell>
          <table:table-cell office:value-type="float" office:value="3.77E-4" table:style-name="ce1">
            <text:p>0.000377</text:p>
          </table:table-cell>
          <table:table-cell office:value-type="float" office:value="1.539E-3" table:style-name="ce1">
            <text:p>0.001539</text:p>
          </table:table-cell>
          <table:table-cell table:number-columns-repeated="16379"/>
        </table:table-row>
        <table:table-row table:style-name="ro1">
          <table:table-cell office:value-type="float" office:value="490001" table:style-name="ce1">
            <text:p>490001</text:p>
          </table:table-cell>
          <table:table-cell office:value-type="float" office:value="1.6639999999999999E-3" table:style-name="ce1">
            <text:p>0.001664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3.8000000000000002E-4" table:style-name="ce1">
            <text:p>0.00038</text:p>
          </table:table-cell>
          <table:table-cell office:value-type="float" office:value="1.562E-3" table:style-name="ce1">
            <text:p>0.001562</text:p>
          </table:table-cell>
          <table:table-cell table:number-columns-repeated="16379"/>
        </table:table-row>
        <table:table-row table:style-name="ro1">
          <table:table-cell office:value-type="float" office:value="495001" table:style-name="ce1">
            <text:p>495001</text:p>
          </table:table-cell>
          <table:table-cell office:value-type="float" office:value="1.681E-3" table:style-name="ce1">
            <text:p>0.001681</text:p>
          </table:table-cell>
          <table:table-cell office:value-type="float" office:value="3.7100000000000002E-4" table:style-name="ce1">
            <text:p>0.000371</text:p>
          </table:table-cell>
          <table:table-cell office:value-type="float" office:value="3.8099999999999999E-4" table:style-name="ce1">
            <text:p>0.000381</text:p>
          </table:table-cell>
          <table:table-cell office:value-type="float" office:value="1.49E-3" table:style-name="ce1">
            <text:p>0.00149</text:p>
          </table:table-cell>
          <table:table-cell table:number-columns-repeated="16379"/>
        </table:table-row>
        <table:table-row table:style-name="ro1">
          <table:table-cell office:value-type="float" office:value="500001" table:style-name="ce1">
            <text:p>500001</text:p>
          </table:table-cell>
          <table:table-cell office:value-type="float" office:value="1.6969999999999999E-3" table:style-name="ce1">
            <text:p>0.001697</text:p>
          </table:table-cell>
          <table:table-cell office:value-type="float" office:value="3.4699999999999998E-4" table:style-name="ce1">
            <text:p>0.000347</text:p>
          </table:table-cell>
          <table:table-cell office:value-type="float" office:value="3.7800000000000003E-4" table:style-name="ce1">
            <text:p>0.000378</text:p>
          </table:table-cell>
          <table:table-cell office:value-type="float" office:value="1.58E-3" table:style-name="ce1">
            <text:p>0.00158</text:p>
          </table:table-cell>
          <table:table-cell table:number-columns-repeated="16379"/>
        </table:table-row>
        <table:table-row table:style-name="ro1">
          <table:table-cell office:value-type="float" office:value="505001" table:style-name="ce1">
            <text:p>505001</text:p>
          </table:table-cell>
          <table:table-cell office:value-type="float" office:value="1.722E-3" table:style-name="ce1">
            <text:p>0.001722</text:p>
          </table:table-cell>
          <table:table-cell office:value-type="float" office:value="3.4000000000000002E-4" table:style-name="ce1">
            <text:p>0.00034</text:p>
          </table:table-cell>
          <table:table-cell office:value-type="float" office:value="4.0000000000000002E-4" table:style-name="ce1">
            <text:p>0.0004</text:p>
          </table:table-cell>
          <table:table-cell office:value-type="float" office:value="1.565E-3" table:style-name="ce1">
            <text:p>0.001565</text:p>
          </table:table-cell>
          <table:table-cell table:number-columns-repeated="16379"/>
        </table:table-row>
        <table:table-row table:style-name="ro1">
          <table:table-cell office:value-type="float" office:value="510001" table:style-name="ce1">
            <text:p>510001</text:p>
          </table:table-cell>
          <table:table-cell office:value-type="float" office:value="1.735E-3" table:style-name="ce1">
            <text:p>0.001735</text:p>
          </table:table-cell>
          <table:table-cell office:value-type="float" office:value="3.6600000000000001E-4" table:style-name="ce1">
            <text:p>0.000366</text:p>
          </table:table-cell>
          <table:table-cell office:value-type="float" office:value="3.7399999999999998E-4" table:style-name="ce1">
            <text:p>0.000374</text:p>
          </table:table-cell>
          <table:table-cell office:value-type="float" office:value="1.5900000000000001E-3" table:style-name="ce1">
            <text:p>0.00159</text:p>
          </table:table-cell>
          <table:table-cell table:number-columns-repeated="16379"/>
        </table:table-row>
        <table:table-row table:style-name="ro1">
          <table:table-cell office:value-type="float" office:value="515001" table:style-name="ce1">
            <text:p>515001</text:p>
          </table:table-cell>
          <table:table-cell office:value-type="float" office:value="1.753E-3" table:style-name="ce1">
            <text:p>0.001753</text:p>
          </table:table-cell>
          <table:table-cell office:value-type="float" office:value="3.8999999999999999E-4" table:style-name="ce1">
            <text:p>0.00039</text:p>
          </table:table-cell>
          <table:table-cell office:value-type="float" office:value="4.3300000000000001E-4" table:style-name="ce1">
            <text:p>0.000433</text:p>
          </table:table-cell>
          <table:table-cell office:value-type="float" office:value="1.621E-3" table:style-name="ce1">
            <text:p>0.001621</text:p>
          </table:table-cell>
          <table:table-cell table:number-columns-repeated="16379"/>
        </table:table-row>
        <table:table-row table:style-name="ro1">
          <table:table-cell office:value-type="float" office:value="520001" table:style-name="ce1">
            <text:p>520001</text:p>
          </table:table-cell>
          <table:table-cell office:value-type="float" office:value="1.7669999999999999E-3" table:style-name="ce1">
            <text:p>0.001767</text:p>
          </table:table-cell>
          <table:table-cell office:value-type="float" office:value="3.9199999999999999E-4" table:style-name="ce1">
            <text:p>0.000392</text:p>
          </table:table-cell>
          <table:table-cell office:value-type="float" office:value="4.08E-4" table:style-name="ce1">
            <text:p>0.000408</text:p>
          </table:table-cell>
          <table:table-cell office:value-type="float" office:value="1.624E-3" table:style-name="ce1">
            <text:p>0.001624</text:p>
          </table:table-cell>
          <table:table-cell table:number-columns-repeated="16379"/>
        </table:table-row>
        <table:table-row table:style-name="ro1">
          <table:table-cell office:value-type="float" office:value="525001" table:style-name="ce1">
            <text:p>525001</text:p>
          </table:table-cell>
          <table:table-cell office:value-type="float" office:value="1.7899999999999999E-3" table:style-name="ce1">
            <text:p>0.00179</text:p>
          </table:table-cell>
          <table:table-cell office:value-type="float" office:value="3.8900000000000002E-4" table:style-name="ce1">
            <text:p>0.000389</text:p>
          </table:table-cell>
          <table:table-cell office:value-type="float" office:value="4.3800000000000002E-4" table:style-name="ce1">
            <text:p>0.000438</text:p>
          </table:table-cell>
          <table:table-cell office:value-type="float" office:value="1.642E-3" table:style-name="ce1">
            <text:p>0.001642</text:p>
          </table:table-cell>
          <table:table-cell table:number-columns-repeated="16379"/>
        </table:table-row>
        <table:table-row table:style-name="ro1">
          <table:table-cell office:value-type="float" office:value="530001" table:style-name="ce1">
            <text:p>530001</text:p>
          </table:table-cell>
          <table:table-cell office:value-type="float" office:value="1.807E-3" table:style-name="ce1">
            <text:p>0.001807</text:p>
          </table:table-cell>
          <table:table-cell office:value-type="float" office:value="3.3399999999999999E-4" table:style-name="ce1">
            <text:p>0.000334</text:p>
          </table:table-cell>
          <table:table-cell office:value-type="float" office:value="3.8900000000000002E-4" table:style-name="ce1">
            <text:p>0.000389</text:p>
          </table:table-cell>
          <table:table-cell office:value-type="float" office:value="1.629E-3" table:style-name="ce1">
            <text:p>0.001629</text:p>
          </table:table-cell>
          <table:table-cell table:number-columns-repeated="16379"/>
        </table:table-row>
        <table:table-row table:style-name="ro1">
          <table:table-cell office:value-type="float" office:value="535001" table:style-name="ce1">
            <text:p>535001</text:p>
          </table:table-cell>
          <table:table-cell office:value-type="float" office:value="1.8270000000000001E-3" table:style-name="ce1">
            <text:p>0.001827</text:p>
          </table:table-cell>
          <table:table-cell office:value-type="float" office:value="2.9300000000000002E-4" table:style-name="ce1">
            <text:p>0.000293</text:p>
          </table:table-cell>
          <table:table-cell office:value-type="float" office:value="3.77E-4" table:style-name="ce1">
            <text:p>0.000377</text:p>
          </table:table-cell>
          <table:table-cell office:value-type="float" office:value="1.6789999999999999E-3" table:style-name="ce1">
            <text:p>0.001679</text:p>
          </table:table-cell>
          <table:table-cell table:number-columns-repeated="16379"/>
        </table:table-row>
        <table:table-row table:style-name="ro1">
          <table:table-cell office:value-type="float" office:value="540001" table:style-name="ce1">
            <text:p>540001</text:p>
          </table:table-cell>
          <table:table-cell office:value-type="float" office:value="1.8339999999999999E-3" table:style-name="ce1">
            <text:p>0.001834</text:p>
          </table:table-cell>
          <table:table-cell office:value-type="float" office:value="3.2299999999999999E-4" table:style-name="ce1">
            <text:p>0.000323</text:p>
          </table:table-cell>
          <table:table-cell office:value-type="float" office:value="4.5800000000000002E-4" table:style-name="ce1">
            <text:p>0.000458</text:p>
          </table:table-cell>
          <table:table-cell office:value-type="float" office:value="1.738E-3" table:style-name="ce1">
            <text:p>0.001738</text:p>
          </table:table-cell>
          <table:table-cell table:number-columns-repeated="16379"/>
        </table:table-row>
        <table:table-row table:style-name="ro1">
          <table:table-cell office:value-type="float" office:value="545001" table:style-name="ce1">
            <text:p>545001</text:p>
          </table:table-cell>
          <table:table-cell office:value-type="float" office:value="1.8519999999999999E-3" table:style-name="ce1">
            <text:p>0.001852</text:p>
          </table:table-cell>
          <table:table-cell office:value-type="float" office:value="3.39E-4" table:style-name="ce1">
            <text:p>0.000339</text:p>
          </table:table-cell>
          <table:table-cell office:value-type="float" office:value="3.7199999999999999E-4" table:style-name="ce1">
            <text:p>0.000372</text:p>
          </table:table-cell>
          <table:table-cell office:value-type="float" office:value="1.58E-3" table:style-name="ce1">
            <text:p>0.00158</text:p>
          </table:table-cell>
          <table:table-cell table:number-columns-repeated="16379"/>
        </table:table-row>
        <table:table-row table:style-name="ro1">
          <table:table-cell office:value-type="float" office:value="550001" table:style-name="ce1">
            <text:p>550001</text:p>
          </table:table-cell>
          <table:table-cell office:value-type="float" office:value="1.6100000000000001E-3" table:style-name="ce1">
            <text:p>0.00161</text:p>
          </table:table-cell>
          <table:table-cell office:value-type="float" office:value="2.92E-4" table:style-name="ce1">
            <text:p>0.000292</text:p>
          </table:table-cell>
          <table:table-cell office:value-type="float" office:value="3.3399999999999999E-4" table:style-name="ce1">
            <text:p>0.000334</text:p>
          </table:table-cell>
          <table:table-cell office:value-type="float" office:value="1.5039999999999999E-3" table:style-name="ce1">
            <text:p>0.001504</text:p>
          </table:table-cell>
          <table:table-cell table:number-columns-repeated="16379"/>
        </table:table-row>
        <table:table-row table:style-name="ro1">
          <table:table-cell office:value-type="float" office:value="555001" table:style-name="ce1">
            <text:p>555001</text:p>
          </table:table-cell>
          <table:table-cell office:value-type="float" office:value="1.627E-3" table:style-name="ce1">
            <text:p>0.001627</text:p>
          </table:table-cell>
          <table:table-cell office:value-type="float" office:value="2.8400000000000002E-4" table:style-name="ce1">
            <text:p>0.000284</text:p>
          </table:table-cell>
          <table:table-cell office:value-type="float" office:value="3.4699999999999998E-4" table:style-name="ce1">
            <text:p>0.000347</text:p>
          </table:table-cell>
          <table:table-cell office:value-type="float" office:value="1.5100000000000001E-3" table:style-name="ce1">
            <text:p>0.00151</text:p>
          </table:table-cell>
          <table:table-cell table:number-columns-repeated="16379"/>
        </table:table-row>
        <table:table-row table:style-name="ro1">
          <table:table-cell office:value-type="float" office:value="560001" table:style-name="ce1">
            <text:p>560001</text:p>
          </table:table-cell>
          <table:table-cell office:value-type="float" office:value="1.639E-3" table:style-name="ce1">
            <text:p>0.001639</text:p>
          </table:table-cell>
          <table:table-cell office:value-type="float" office:value="3.2400000000000001E-4" table:style-name="ce1">
            <text:p>0.000324</text:p>
          </table:table-cell>
          <table:table-cell office:value-type="float" office:value="3.3799999999999998E-4" table:style-name="ce1">
            <text:p>0.000338</text:p>
          </table:table-cell>
          <table:table-cell office:value-type="float" office:value="1.5139999999999999E-3" table:style-name="ce1">
            <text:p>0.001514</text:p>
          </table:table-cell>
          <table:table-cell table:number-columns-repeated="16379"/>
        </table:table-row>
        <table:table-row table:style-name="ro1">
          <table:table-cell office:value-type="float" office:value="565001" table:style-name="ce1">
            <text:p>565001</text:p>
          </table:table-cell>
          <table:table-cell office:value-type="float" office:value="1.658E-3" table:style-name="ce1">
            <text:p>0.001658</text:p>
          </table:table-cell>
          <table:table-cell office:value-type="float" office:value="3.1799999999999998E-4" table:style-name="ce1">
            <text:p>0.000318</text:p>
          </table:table-cell>
          <table:table-cell office:value-type="float" office:value="3.4099999999999999E-4" table:style-name="ce1">
            <text:p>0.000341</text:p>
          </table:table-cell>
          <table:table-cell office:value-type="float" office:value="1.526E-3" table:style-name="ce1">
            <text:p>0.001526</text:p>
          </table:table-cell>
          <table:table-cell table:number-columns-repeated="16379"/>
        </table:table-row>
        <table:table-row table:style-name="ro1">
          <table:table-cell office:value-type="float" office:value="570001" table:style-name="ce1">
            <text:p>570001</text:p>
          </table:table-cell>
          <table:table-cell office:value-type="float" office:value="1.671E-3" table:style-name="ce1">
            <text:p>0.001671</text:p>
          </table:table-cell>
          <table:table-cell office:value-type="float" office:value="3.3399999999999999E-4" table:style-name="ce1">
            <text:p>0.000334</text:p>
          </table:table-cell>
          <table:table-cell office:value-type="float" office:value="3.59E-4" table:style-name="ce1">
            <text:p>0.000359</text:p>
          </table:table-cell>
          <table:table-cell office:value-type="float" office:value="1.5499999999999999E-3" table:style-name="ce1">
            <text:p>0.00155</text:p>
          </table:table-cell>
          <table:table-cell table:number-columns-repeated="16379"/>
        </table:table-row>
        <table:table-row table:style-name="ro1">
          <table:table-cell office:value-type="float" office:value="575001" table:style-name="ce1">
            <text:p>575001</text:p>
          </table:table-cell>
          <table:table-cell office:value-type="float" office:value="1.6850000000000001E-3" table:style-name="ce1">
            <text:p>0.001685</text:p>
          </table:table-cell>
          <table:table-cell office:value-type="float" office:value="3.28E-4" table:style-name="ce1">
            <text:p>0.000328</text:p>
          </table:table-cell>
          <table:table-cell office:value-type="float" office:value="3.4099999999999999E-4" table:style-name="ce1">
            <text:p>0.000341</text:p>
          </table:table-cell>
          <table:table-cell office:value-type="float" office:value="1.5579999999999999E-3" table:style-name="ce1">
            <text:p>0.001558</text:p>
          </table:table-cell>
          <table:table-cell table:number-columns-repeated="16379"/>
        </table:table-row>
        <table:table-row table:style-name="ro1">
          <table:table-cell office:value-type="float" office:value="580001" table:style-name="ce1">
            <text:p>580001</text:p>
          </table:table-cell>
          <table:table-cell office:value-type="float" office:value="1.6980000000000001E-3" table:style-name="ce1">
            <text:p>0.001698</text:p>
          </table:table-cell>
          <table:table-cell office:value-type="float" office:value="3.5799999999999997E-4" table:style-name="ce1">
            <text:p>0.000358</text:p>
          </table:table-cell>
          <table:table-cell office:value-type="float" office:value="3.3199999999999999E-4" table:style-name="ce1">
            <text:p>0.000332</text:p>
          </table:table-cell>
          <table:table-cell office:value-type="float" office:value="1.5629999999999999E-3" table:style-name="ce1">
            <text:p>0.001563</text:p>
          </table:table-cell>
          <table:table-cell table:number-columns-repeated="16379"/>
        </table:table-row>
        <table:table-row table:style-name="ro1">
          <table:table-cell office:value-type="float" office:value="585001" table:style-name="ce1">
            <text:p>585001</text:p>
          </table:table-cell>
          <table:table-cell office:value-type="float" office:value="1.7129999999999999E-3" table:style-name="ce1">
            <text:p>0.001713</text:p>
          </table:table-cell>
          <table:table-cell office:value-type="float" office:value="2.6499999999999999E-4" table:style-name="ce1">
            <text:p>0.000265</text:p>
          </table:table-cell>
          <table:table-cell office:value-type="float" office:value="3.3500000000000001E-4" table:style-name="ce1">
            <text:p>0.000335</text:p>
          </table:table-cell>
          <table:table-cell office:value-type="float" office:value="1.585E-3" table:style-name="ce1">
            <text:p>0.001585</text:p>
          </table:table-cell>
          <table:table-cell table:number-columns-repeated="16379"/>
        </table:table-row>
        <table:table-row table:style-name="ro1">
          <table:table-cell office:value-type="float" office:value="590001" table:style-name="ce1">
            <text:p>590001</text:p>
          </table:table-cell>
          <table:table-cell office:value-type="float" office:value="1.7279999999999999E-3" table:style-name="ce1">
            <text:p>0.001728</text:p>
          </table:table-cell>
          <table:table-cell office:value-type="float" office:value="2.7500000000000002E-4" table:style-name="ce1">
            <text:p>0.000275</text:p>
          </table:table-cell>
          <table:table-cell office:value-type="float" office:value="3.48E-4" table:style-name="ce1">
            <text:p>0.000348</text:p>
          </table:table-cell>
          <table:table-cell office:value-type="float" office:value="1.5950000000000001E-3" table:style-name="ce1">
            <text:p>0.001595</text:p>
          </table:table-cell>
          <table:table-cell table:number-columns-repeated="16379"/>
        </table:table-row>
        <table:table-row table:style-name="ro1">
          <table:table-cell office:value-type="float" office:value="595001" table:style-name="ce1">
            <text:p>595001</text:p>
          </table:table-cell>
          <table:table-cell office:value-type="float" office:value="1.7470000000000001E-3" table:style-name="ce1">
            <text:p>0.001747</text:p>
          </table:table-cell>
          <table:table-cell office:value-type="float" office:value="2.92E-4" table:style-name="ce1">
            <text:p>0.000292</text:p>
          </table:table-cell>
          <table:table-cell office:value-type="float" office:value="3.3E-4" table:style-name="ce1">
            <text:p>0.00033</text:p>
          </table:table-cell>
          <table:table-cell office:value-type="float" office:value="1.596E-3" table:style-name="ce1">
            <text:p>0.001596</text:p>
          </table:table-cell>
          <table:table-cell table:number-columns-repeated="16379"/>
        </table:table-row>
        <table:table-row table:style-name="ro1">
          <table:table-cell office:value-type="float" office:value="600001" table:style-name="ce1">
            <text:p>600001</text:p>
          </table:table-cell>
          <table:table-cell office:value-type="float" office:value="1.7589999999999999E-3" table:style-name="ce1">
            <text:p>0.001759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3.3500000000000001E-4" table:style-name="ce1">
            <text:p>0.000335</text:p>
          </table:table-cell>
          <table:table-cell office:value-type="float" office:value="1.601E-3" table:style-name="ce1">
            <text:p>0.001601</text:p>
          </table:table-cell>
          <table:table-cell table:number-columns-repeated="16379"/>
        </table:table-row>
        <table:table-row table:style-name="ro1">
          <table:table-cell office:value-type="float" office:value="605001" table:style-name="ce1">
            <text:p>605001</text:p>
          </table:table-cell>
          <table:table-cell office:value-type="float" office:value="1.7719999999999999E-3" table:style-name="ce1">
            <text:p>0.001772</text:p>
          </table:table-cell>
          <table:table-cell office:value-type="float" office:value="3.4299999999999999E-4" table:style-name="ce1">
            <text:p>0.000343</text:p>
          </table:table-cell>
          <table:table-cell office:value-type="float" office:value="3.3799999999999998E-4" table:style-name="ce1">
            <text:p>0.000338</text:p>
          </table:table-cell>
          <table:table-cell office:value-type="float" office:value="1.601E-3" table:style-name="ce1">
            <text:p>0.001601</text:p>
          </table:table-cell>
          <table:table-cell table:number-columns-repeated="16379"/>
        </table:table-row>
        <table:table-row table:style-name="ro1">
          <table:table-cell office:value-type="float" office:value="610001" table:style-name="ce1">
            <text:p>610001</text:p>
          </table:table-cell>
          <table:table-cell office:value-type="float" office:value="1.7910000000000001E-3" table:style-name="ce1">
            <text:p>0.001791</text:p>
          </table:table-cell>
          <table:table-cell office:value-type="float" office:value="2.42E-4" table:style-name="ce1">
            <text:p>0.000242</text:p>
          </table:table-cell>
          <table:table-cell office:value-type="float" office:value="3.48E-4" table:style-name="ce1">
            <text:p>0.000348</text:p>
          </table:table-cell>
          <table:table-cell office:value-type="float" office:value="1.665E-3" table:style-name="ce1">
            <text:p>0.001665</text:p>
          </table:table-cell>
          <table:table-cell table:number-columns-repeated="16379"/>
        </table:table-row>
        <table:table-row table:style-name="ro1">
          <table:table-cell office:value-type="float" office:value="615001" table:style-name="ce1">
            <text:p>615001</text:p>
          </table:table-cell>
          <table:table-cell office:value-type="float" office:value="1.8060000000000001E-3" table:style-name="ce1">
            <text:p>0.001806</text:p>
          </table:table-cell>
          <table:table-cell office:value-type="float" office:value="3.5E-4" table:style-name="ce1">
            <text:p>0.00035</text:p>
          </table:table-cell>
          <table:table-cell office:value-type="float" office:value="3.4600000000000001E-4" table:style-name="ce1">
            <text:p>0.000346</text:p>
          </table:table-cell>
          <table:table-cell office:value-type="float" office:value="1.629E-3" table:style-name="ce1">
            <text:p>0.001629</text:p>
          </table:table-cell>
          <table:table-cell table:number-columns-repeated="16379"/>
        </table:table-row>
        <table:table-row table:style-name="ro1">
          <table:table-cell office:value-type="float" office:value="620001" table:style-name="ce1">
            <text:p>620001</text:p>
          </table:table-cell>
          <table:table-cell office:value-type="float" office:value="1.8159999999999999E-3" table:style-name="ce1">
            <text:p>0.001816</text:p>
          </table:table-cell>
          <table:table-cell office:value-type="float" office:value="3.5599999999999998E-4" table:style-name="ce1">
            <text:p>0.000356</text:p>
          </table:table-cell>
          <table:table-cell office:value-type="float" office:value="3.2899999999999997E-4" table:style-name="ce1">
            <text:p>0.000329</text:p>
          </table:table-cell>
          <table:table-cell office:value-type="float" office:value="1.653E-3" table:style-name="ce1">
            <text:p>0.001653</text:p>
          </table:table-cell>
          <table:table-cell table:number-columns-repeated="16379"/>
        </table:table-row>
        <table:table-row table:style-name="ro1">
          <table:table-cell office:value-type="float" office:value="625001" table:style-name="ce1">
            <text:p>625001</text:p>
          </table:table-cell>
          <table:table-cell office:value-type="float" office:value="1.833E-3" table:style-name="ce1">
            <text:p>0.001833</text:p>
          </table:table-cell>
          <table:table-cell office:value-type="float" office:value="3.2699999999999998E-4" table:style-name="ce1">
            <text:p>0.000327</text:p>
          </table:table-cell>
          <table:table-cell office:value-type="float" office:value="3.3500000000000001E-4" table:style-name="ce1">
            <text:p>0.000335</text:p>
          </table:table-cell>
          <table:table-cell office:value-type="float" office:value="1.6819999999999999E-3" table:style-name="ce1">
            <text:p>0.001682</text:p>
          </table:table-cell>
          <table:table-cell table:number-columns-repeated="16379"/>
        </table:table-row>
        <table:table-row table:style-name="ro1">
          <table:table-cell office:value-type="float" office:value="630001" table:style-name="ce1">
            <text:p>630001</text:p>
          </table:table-cell>
          <table:table-cell office:value-type="float" office:value="1.848E-3" table:style-name="ce1">
            <text:p>0.001848</text:p>
          </table:table-cell>
          <table:table-cell office:value-type="float" office:value="3.1199999999999999E-4" table:style-name="ce1">
            <text:p>0.000312</text:p>
          </table:table-cell>
          <table:table-cell office:value-type="float" office:value="3.5500000000000001E-4" table:style-name="ce1">
            <text:p>0.000355</text:p>
          </table:table-cell>
          <table:table-cell office:value-type="float" office:value="1.696E-3" table:style-name="ce1">
            <text:p>0.001696</text:p>
          </table:table-cell>
          <table:table-cell table:number-columns-repeated="16379"/>
        </table:table-row>
        <table:table-row table:style-name="ro1">
          <table:table-cell office:value-type="float" office:value="635001" table:style-name="ce1">
            <text:p>635001</text:p>
          </table:table-cell>
          <table:table-cell office:value-type="float" office:value="1.859E-3" table:style-name="ce1">
            <text:p>0.001859</text:p>
          </table:table-cell>
          <table:table-cell office:value-type="float" office:value="3.28E-4" table:style-name="ce1">
            <text:p>0.000328</text:p>
          </table:table-cell>
          <table:table-cell office:value-type="float" office:value="3.39E-4" table:style-name="ce1">
            <text:p>0.000339</text:p>
          </table:table-cell>
          <table:table-cell office:value-type="float" office:value="1.6969999999999999E-3" table:style-name="ce1">
            <text:p>0.001697</text:p>
          </table:table-cell>
          <table:table-cell table:number-columns-repeated="16379"/>
        </table:table-row>
        <table:table-row table:style-name="ro1">
          <table:table-cell office:value-type="float" office:value="640001" table:style-name="ce1">
            <text:p>640001</text:p>
          </table:table-cell>
          <table:table-cell office:value-type="float" office:value="1.885E-3" table:style-name="ce1">
            <text:p>0.001885</text:p>
          </table:table-cell>
          <table:table-cell office:value-type="float" office:value="2.9100000000000003E-4" table:style-name="ce1">
            <text:p>0.000291</text:p>
          </table:table-cell>
          <table:table-cell office:value-type="float" office:value="3.3300000000000002E-4" table:style-name="ce1">
            <text:p>0.000333</text:p>
          </table:table-cell>
          <table:table-cell office:value-type="float" office:value="1.7160000000000001E-3" table:style-name="ce1">
            <text:p>0.001716</text:p>
          </table:table-cell>
          <table:table-cell table:number-columns-repeated="16379"/>
        </table:table-row>
        <table:table-row table:style-name="ro1">
          <table:table-cell office:value-type="float" office:value="645001" table:style-name="ce1">
            <text:p>645001</text:p>
          </table:table-cell>
          <table:table-cell office:value-type="float" office:value="1.892E-3" table:style-name="ce1">
            <text:p>0.001892</text:p>
          </table:table-cell>
          <table:table-cell office:value-type="float" office:value="2.6699999999999998E-4" table:style-name="ce1">
            <text:p>0.000267</text:p>
          </table:table-cell>
          <table:table-cell office:value-type="float" office:value="3.8900000000000002E-4" table:style-name="ce1">
            <text:p>0.000389</text:p>
          </table:table-cell>
          <table:table-cell office:value-type="float" office:value="1.73E-3" table:style-name="ce1">
            <text:p>0.00173</text:p>
          </table:table-cell>
          <table:table-cell table:number-columns-repeated="16379"/>
        </table:table-row>
        <table:table-row table:style-name="ro1">
          <table:table-cell office:value-type="float" office:value="650001" table:style-name="ce1">
            <text:p>650001</text:p>
          </table:table-cell>
          <table:table-cell office:value-type="float" office:value="1.9040000000000001E-3" table:style-name="ce1">
            <text:p>0.001904</text:p>
          </table:table-cell>
          <table:table-cell office:value-type="float" office:value="3.19E-4" table:style-name="ce1">
            <text:p>0.000319</text:p>
          </table:table-cell>
          <table:table-cell office:value-type="float" office:value="3.3799999999999998E-4" table:style-name="ce1">
            <text:p>0.000338</text:p>
          </table:table-cell>
          <table:table-cell office:value-type="float" office:value="1.737E-3" table:style-name="ce1">
            <text:p>0.001737</text:p>
          </table:table-cell>
          <table:table-cell table:number-columns-repeated="16379"/>
        </table:table-row>
        <table:table-row table:style-name="ro1">
          <table:table-cell office:value-type="float" office:value="655001" table:style-name="ce1">
            <text:p>655001</text:p>
          </table:table-cell>
          <table:table-cell office:value-type="float" office:value="1.921E-3" table:style-name="ce1">
            <text:p>0.001921</text:p>
          </table:table-cell>
          <table:table-cell office:value-type="float" office:value="2.8899999999999998E-4" table:style-name="ce1">
            <text:p>0.000289</text:p>
          </table:table-cell>
          <table:table-cell office:value-type="float" office:value="3.6200000000000002E-4" table:style-name="ce1">
            <text:p>0.000362</text:p>
          </table:table-cell>
          <table:table-cell office:value-type="float" office:value="1.769E-3" table:style-name="ce1">
            <text:p>0.001769</text:p>
          </table:table-cell>
          <table:table-cell table:number-columns-repeated="16379"/>
        </table:table-row>
        <table:table-row table:style-name="ro1">
          <table:table-cell office:value-type="float" office:value="660001" table:style-name="ce1">
            <text:p>660001</text:p>
          </table:table-cell>
          <table:table-cell office:value-type="float" office:value="1.933E-3" table:style-name="ce1">
            <text:p>0.001933</text:p>
          </table:table-cell>
          <table:table-cell office:value-type="float" office:value="3.28E-4" table:style-name="ce1">
            <text:p>0.000328</text:p>
          </table:table-cell>
          <table:table-cell office:value-type="float" office:value="3.4000000000000002E-4" table:style-name="ce1">
            <text:p>0.00034</text:p>
          </table:table-cell>
          <table:table-cell office:value-type="float" office:value="1.7639999999999999E-3" table:style-name="ce1">
            <text:p>0.001764</text:p>
          </table:table-cell>
          <table:table-cell table:number-columns-repeated="16379"/>
        </table:table-row>
        <table:table-row table:style-name="ro1">
          <table:table-cell office:value-type="float" office:value="665001" table:style-name="ce1">
            <text:p>665001</text:p>
          </table:table-cell>
          <table:table-cell office:value-type="float" office:value="1.9559999999999998E-3" table:style-name="ce1">
            <text:p>0.001956</text:p>
          </table:table-cell>
          <table:table-cell office:value-type="float" office:value="3.2299999999999999E-4" table:style-name="ce1">
            <text:p>0.000323</text:p>
          </table:table-cell>
          <table:table-cell office:value-type="float" office:value="3.4200000000000002E-4" table:style-name="ce1">
            <text:p>0.000342</text:p>
          </table:table-cell>
          <table:table-cell office:value-type="float" office:value="1.766E-3" table:style-name="ce1">
            <text:p>0.001766</text:p>
          </table:table-cell>
          <table:table-cell table:number-columns-repeated="16379"/>
        </table:table-row>
        <table:table-row table:style-name="ro1">
          <table:table-cell office:value-type="float" office:value="670001" table:style-name="ce1">
            <text:p>670001</text:p>
          </table:table-cell>
          <table:table-cell office:value-type="float" office:value="1.9620000000000002E-3" table:style-name="ce1">
            <text:p>0.001962</text:p>
          </table:table-cell>
          <table:table-cell office:value-type="float" office:value="2.8499999999999999E-4" table:style-name="ce1">
            <text:p>0.000285</text:p>
          </table:table-cell>
          <table:table-cell office:value-type="float" office:value="3.4600000000000001E-4" table:style-name="ce1">
            <text:p>0.000346</text:p>
          </table:table-cell>
          <table:table-cell office:value-type="float" office:value="1.585E-3" table:style-name="ce1">
            <text:p>0.001585</text:p>
          </table:table-cell>
          <table:table-cell table:number-columns-repeated="16379"/>
        </table:table-row>
        <table:table-row table:style-name="ro1">
          <table:table-cell office:value-type="float" office:value="675001" table:style-name="ce1">
            <text:p>675001</text:p>
          </table:table-cell>
          <table:table-cell office:value-type="float" office:value="1.7409999999999999E-3" table:style-name="ce1">
            <text:p>0.001741</text:p>
          </table:table-cell>
          <table:table-cell office:value-type="float" office:value="3.3300000000000002E-4" table:style-name="ce1">
            <text:p>0.000333</text:p>
          </table:table-cell>
          <table:table-cell office:value-type="float" office:value="3.0499999999999999E-4" table:style-name="ce1">
            <text:p>0.000305</text:p>
          </table:table-cell>
          <table:table-cell office:value-type="float" office:value="1.575E-3" table:style-name="ce1">
            <text:p>0.001575</text:p>
          </table:table-cell>
          <table:table-cell table:number-columns-repeated="16379"/>
        </table:table-row>
        <table:table-row table:style-name="ro1">
          <table:table-cell office:value-type="float" office:value="680001" table:style-name="ce1">
            <text:p>680001</text:p>
          </table:table-cell>
          <table:table-cell office:value-type="float" office:value="1.5640000000000001E-3" table:style-name="ce1">
            <text:p>0.001564</text:p>
          </table:table-cell>
          <table:table-cell office:value-type="float" office:value="2.3000000000000001E-4" table:style-name="ce1">
            <text:p>0.00023</text:p>
          </table:table-cell>
          <table:table-cell office:value-type="float" office:value="2.7999999999999998E-4" table:style-name="ce1">
            <text:p>0.00028</text:p>
          </table:table-cell>
          <table:table-cell office:value-type="float" office:value="1.4400000000000001E-3" table:style-name="ce1">
            <text:p>0.00144</text:p>
          </table:table-cell>
          <table:table-cell table:number-columns-repeated="16379"/>
        </table:table-row>
        <table:table-row table:style-name="ro1">
          <table:table-cell office:value-type="float" office:value="685001" table:style-name="ce1">
            <text:p>685001</text:p>
          </table:table-cell>
          <table:table-cell office:value-type="float" office:value="1.5709999999999999E-3" table:style-name="ce1">
            <text:p>0.001571</text:p>
          </table:table-cell>
          <table:table-cell office:value-type="float" office:value="2.3800000000000001E-4" table:style-name="ce1">
            <text:p>0.000238</text:p>
          </table:table-cell>
          <table:table-cell office:value-type="float" office:value="2.92E-4" table:style-name="ce1">
            <text:p>0.000292</text:p>
          </table:table-cell>
          <table:table-cell office:value-type="float" office:value="1.4220000000000001E-3" table:style-name="ce1">
            <text:p>0.001422</text:p>
          </table:table-cell>
          <table:table-cell table:number-columns-repeated="16379"/>
        </table:table-row>
        <table:table-row table:style-name="ro1">
          <table:table-cell office:value-type="float" office:value="690001" table:style-name="ce1">
            <text:p>690001</text:p>
          </table:table-cell>
          <table:table-cell office:value-type="float" office:value="1.585E-3" table:style-name="ce1">
            <text:p>0.001585</text:p>
          </table:table-cell>
          <table:table-cell office:value-type="float" office:value="2.43E-4" table:style-name="ce1">
            <text:p>0.000243</text:p>
          </table:table-cell>
          <table:table-cell office:value-type="float" office:value="2.2699999999999999E-4" table:style-name="ce1">
            <text:p>0.000227</text:p>
          </table:table-cell>
          <table:table-cell office:value-type="float" office:value="1.4059999999999999E-3" table:style-name="ce1">
            <text:p>0.001406</text:p>
          </table:table-cell>
          <table:table-cell table:number-columns-repeated="16379"/>
        </table:table-row>
        <table:table-row table:style-name="ro1">
          <table:table-cell office:value-type="float" office:value="695001" table:style-name="ce1">
            <text:p>695001</text:p>
          </table:table-cell>
          <table:table-cell office:value-type="float" office:value="1.5950000000000001E-3" table:style-name="ce1">
            <text:p>0.001595</text:p>
          </table:table-cell>
          <table:table-cell office:value-type="float" office:value="1.7799999999999999E-4" table:style-name="ce1">
            <text:p>0.000178</text:p>
          </table:table-cell>
          <table:table-cell office:value-type="float" office:value="1.7200000000000001E-4" table:style-name="ce1">
            <text:p>0.000172</text:p>
          </table:table-cell>
          <table:table-cell office:value-type="float" office:value="1.438E-3" table:style-name="ce1">
            <text:p>0.001438</text:p>
          </table:table-cell>
          <table:table-cell table:number-columns-repeated="16379"/>
        </table:table-row>
        <table:table-row table:style-name="ro1">
          <table:table-cell office:value-type="float" office:value="700001" table:style-name="ce1">
            <text:p>700001</text:p>
          </table:table-cell>
          <table:table-cell office:value-type="float" office:value="1.611E-3" table:style-name="ce1">
            <text:p>0.001611</text:p>
          </table:table-cell>
          <table:table-cell office:value-type="float" office:value="1.95E-4" table:style-name="ce1">
            <text:p>0.000195</text:p>
          </table:table-cell>
          <table:table-cell office:value-type="float" office:value="3.4299999999999999E-4" table:style-name="ce1">
            <text:p>0.000343</text:p>
          </table:table-cell>
          <table:table-cell office:value-type="float" office:value="1.4450000000000001E-3" table:style-name="ce1">
            <text:p>0.001445</text:p>
          </table:table-cell>
          <table:table-cell table:number-columns-repeated="16379"/>
        </table:table-row>
        <table:table-row table:style-name="ro1">
          <table:table-cell office:value-type="float" office:value="705001" table:style-name="ce1">
            <text:p>705001</text:p>
          </table:table-cell>
          <table:table-cell office:value-type="float" office:value="1.621E-3" table:style-name="ce1">
            <text:p>0.001621</text:p>
          </table:table-cell>
          <table:table-cell office:value-type="float" office:value="2.3599999999999999E-4" table:style-name="ce1">
            <text:p>0.000236</text:p>
          </table:table-cell>
          <table:table-cell office:value-type="float" office:value="1.6699999999999999E-4" table:style-name="ce1">
            <text:p>0.000167</text:p>
          </table:table-cell>
          <table:table-cell office:value-type="float" office:value="1.3829999999999999E-3" table:style-name="ce1">
            <text:p>0.001383</text:p>
          </table:table-cell>
          <table:table-cell table:number-columns-repeated="16379"/>
        </table:table-row>
        <table:table-row table:style-name="ro1">
          <table:table-cell office:value-type="float" office:value="710001" table:style-name="ce1">
            <text:p>710001</text:p>
          </table:table-cell>
          <table:table-cell office:value-type="float" office:value="1.634E-3" table:style-name="ce1">
            <text:p>0.001634</text:p>
          </table:table-cell>
          <table:table-cell office:value-type="float" office:value="2.4699999999999999E-4" table:style-name="ce1">
            <text:p>0.000247</text:p>
          </table:table-cell>
          <table:table-cell office:value-type="float" office:value="2.9399999999999999E-4" table:style-name="ce1">
            <text:p>0.000294</text:p>
          </table:table-cell>
          <table:table-cell office:value-type="float" office:value="1.456E-3" table:style-name="ce1">
            <text:p>0.001456</text:p>
          </table:table-cell>
          <table:table-cell table:number-columns-repeated="16379"/>
        </table:table-row>
        <table:table-row table:style-name="ro1">
          <table:table-cell office:value-type="float" office:value="715001" table:style-name="ce1">
            <text:p>715001</text:p>
          </table:table-cell>
          <table:table-cell office:value-type="float" office:value="1.64E-3" table:style-name="ce1">
            <text:p>0.00164</text:p>
          </table:table-cell>
          <table:table-cell office:value-type="float" office:value="1.8799999999999999E-4" table:style-name="ce1">
            <text:p>0.000188</text:p>
          </table:table-cell>
          <table:table-cell office:value-type="float" office:value="2.9500000000000001E-4" table:style-name="ce1">
            <text:p>0.000295</text:p>
          </table:table-cell>
          <table:table-cell office:value-type="float" office:value="1.4369999999999999E-3" table:style-name="ce1">
            <text:p>0.001437</text:p>
          </table:table-cell>
          <table:table-cell table:number-columns-repeated="16379"/>
        </table:table-row>
        <table:table-row table:style-name="ro1">
          <table:table-cell office:value-type="float" office:value="720001" table:style-name="ce1">
            <text:p>720001</text:p>
          </table:table-cell>
          <table:table-cell office:value-type="float" office:value="1.652E-3" table:style-name="ce1">
            <text:p>0.001652</text:p>
          </table:table-cell>
          <table:table-cell office:value-type="float" office:value="2.7099999999999997E-4" table:style-name="ce1">
            <text:p>0.000271</text:p>
          </table:table-cell>
          <table:table-cell office:value-type="float" office:value="2.7999999999999998E-4" table:style-name="ce1">
            <text:p>0.00028</text:p>
          </table:table-cell>
          <table:table-cell office:value-type="float" office:value="1.5009999999999999E-3" table:style-name="ce1">
            <text:p>0.001501</text:p>
          </table:table-cell>
          <table:table-cell table:number-columns-repeated="16379"/>
        </table:table-row>
        <table:table-row table:style-name="ro1">
          <table:table-cell office:value-type="float" office:value="725001" table:style-name="ce1">
            <text:p>725001</text:p>
          </table:table-cell>
          <table:table-cell office:value-type="float" office:value="1.663E-3" table:style-name="ce1">
            <text:p>0.001663</text:p>
          </table:table-cell>
          <table:table-cell office:value-type="float" office:value="2.6699999999999998E-4" table:style-name="ce1">
            <text:p>0.000267</text:p>
          </table:table-cell>
          <table:table-cell office:value-type="float" office:value="2.99E-4" table:style-name="ce1">
            <text:p>0.000299</text:p>
          </table:table-cell>
          <table:table-cell office:value-type="float" office:value="1.5100000000000001E-3" table:style-name="ce1">
            <text:p>0.00151</text:p>
          </table:table-cell>
          <table:table-cell table:number-columns-repeated="16379"/>
        </table:table-row>
        <table:table-row table:style-name="ro1">
          <table:table-cell office:value-type="float" office:value="730001" table:style-name="ce1">
            <text:p>730001</text:p>
          </table:table-cell>
          <table:table-cell office:value-type="float" office:value="1.676E-3" table:style-name="ce1">
            <text:p>0.001676</text:p>
          </table:table-cell>
          <table:table-cell office:value-type="float" office:value="2.7099999999999997E-4" table:style-name="ce1">
            <text:p>0.000271</text:p>
          </table:table-cell>
          <table:table-cell office:value-type="float" office:value="2.92E-4" table:style-name="ce1">
            <text:p>0.000292</text:p>
          </table:table-cell>
          <table:table-cell office:value-type="float" office:value="1.5219999999999999E-3" table:style-name="ce1">
            <text:p>0.001522</text:p>
          </table:table-cell>
          <table:table-cell table:number-columns-repeated="16379"/>
        </table:table-row>
        <table:table-row table:style-name="ro1">
          <table:table-cell office:value-type="float" office:value="735001" table:style-name="ce1">
            <text:p>735001</text:p>
          </table:table-cell>
          <table:table-cell office:value-type="float" office:value="1.689E-3" table:style-name="ce1">
            <text:p>0.001689</text:p>
          </table:table-cell>
          <table:table-cell office:value-type="float" office:value="1.8799999999999999E-4" table:style-name="ce1">
            <text:p>0.000188</text:p>
          </table:table-cell>
          <table:table-cell office:value-type="float" office:value="2.7399999999999999E-4" table:style-name="ce1">
            <text:p>0.000274</text:p>
          </table:table-cell>
          <table:table-cell office:value-type="float" office:value="1.5100000000000001E-3" table:style-name="ce1">
            <text:p>0.00151</text:p>
          </table:table-cell>
          <table:table-cell table:number-columns-repeated="16379"/>
        </table:table-row>
        <table:table-row table:style-name="ro1">
          <table:table-cell office:value-type="float" office:value="740001" table:style-name="ce1">
            <text:p>740001</text:p>
          </table:table-cell>
          <table:table-cell office:value-type="float" office:value="1.6980000000000001E-3" table:style-name="ce1">
            <text:p>0.001698</text:p>
          </table:table-cell>
          <table:table-cell office:value-type="float" office:value="2.4600000000000002E-4" table:style-name="ce1">
            <text:p>0.000246</text:p>
          </table:table-cell>
          <table:table-cell office:value-type="float" office:value="2.7799999999999998E-4" table:style-name="ce1">
            <text:p>0.000278</text:p>
          </table:table-cell>
          <table:table-cell office:value-type="float" office:value="1.537E-3" table:style-name="ce1">
            <text:p>0.001537</text:p>
          </table:table-cell>
          <table:table-cell table:number-columns-repeated="16379"/>
        </table:table-row>
        <table:table-row table:style-name="ro1">
          <table:table-cell office:value-type="float" office:value="745001" table:style-name="ce1">
            <text:p>745001</text:p>
          </table:table-cell>
          <table:table-cell office:value-type="float" office:value="1.7099999999999999E-3" table:style-name="ce1">
            <text:p>0.00171</text:p>
          </table:table-cell>
          <table:table-cell office:value-type="float" office:value="2.92E-4" table:style-name="ce1">
            <text:p>0.000292</text:p>
          </table:table-cell>
          <table:table-cell office:value-type="float" office:value="2.81E-4" table:style-name="ce1">
            <text:p>0.000281</text:p>
          </table:table-cell>
          <table:table-cell office:value-type="float" office:value="1.5629999999999999E-3" table:style-name="ce1">
            <text:p>0.001563</text:p>
          </table:table-cell>
          <table:table-cell table:number-columns-repeated="16379"/>
        </table:table-row>
        <table:table-row table:style-name="ro1">
          <table:table-cell office:value-type="float" office:value="750001" table:style-name="ce1">
            <text:p>750001</text:p>
          </table:table-cell>
          <table:table-cell office:value-type="float" office:value="1.7229999999999999E-3" table:style-name="ce1">
            <text:p>0.001723</text:p>
          </table:table-cell>
          <table:table-cell office:value-type="float" office:value="2.4899999999999998E-4" table:style-name="ce1">
            <text:p>0.000249</text:p>
          </table:table-cell>
          <table:table-cell office:value-type="float" office:value="3.3500000000000001E-4" table:style-name="ce1">
            <text:p>0.000335</text:p>
          </table:table-cell>
          <table:table-cell office:value-type="float" office:value="1.5809999999999999E-3" table:style-name="ce1">
            <text:p>0.001581</text:p>
          </table:table-cell>
          <table:table-cell table:number-columns-repeated="16379"/>
        </table:table-row>
        <table:table-row table:style-name="ro1">
          <table:table-cell office:value-type="float" office:value="755001" table:style-name="ce1">
            <text:p>755001</text:p>
          </table:table-cell>
          <table:table-cell office:value-type="float" office:value="1.735E-3" table:style-name="ce1">
            <text:p>0.001735</text:p>
          </table:table-cell>
          <table:table-cell office:value-type="float" office:value="2.5500000000000002E-4" table:style-name="ce1">
            <text:p>0.000255</text:p>
          </table:table-cell>
          <table:table-cell office:value-type="float" office:value="3.0200000000000002E-4" table:style-name="ce1">
            <text:p>0.000302</text:p>
          </table:table-cell>
          <table:table-cell office:value-type="float" office:value="1.5740000000000001E-3" table:style-name="ce1">
            <text:p>0.001574</text:p>
          </table:table-cell>
          <table:table-cell table:number-columns-repeated="16379"/>
        </table:table-row>
        <table:table-row table:style-name="ro1">
          <table:table-cell office:value-type="float" office:value="760001" table:style-name="ce1">
            <text:p>760001</text:p>
          </table:table-cell>
          <table:table-cell office:value-type="float" office:value="1.7520000000000001E-3" table:style-name="ce1">
            <text:p>0.001752</text:p>
          </table:table-cell>
          <table:table-cell office:value-type="float" office:value="2.6800000000000001E-4" table:style-name="ce1">
            <text:p>0.000268</text:p>
          </table:table-cell>
          <table:table-cell office:value-type="float" office:value="3.4499999999999998E-4" table:style-name="ce1">
            <text:p>0.000345</text:p>
          </table:table-cell>
          <table:table-cell office:value-type="float" office:value="1.601E-3" table:style-name="ce1">
            <text:p>0.001601</text:p>
          </table:table-cell>
          <table:table-cell table:number-columns-repeated="16379"/>
        </table:table-row>
        <table:table-row table:style-name="ro1">
          <table:table-cell office:value-type="float" office:value="765001" table:style-name="ce1">
            <text:p>765001</text:p>
          </table:table-cell>
          <table:table-cell office:value-type="float" office:value="1.7570000000000001E-3" table:style-name="ce1">
            <text:p>0.001757</text:p>
          </table:table-cell>
          <table:table-cell office:value-type="float" office:value="2.3699999999999999E-4" table:style-name="ce1">
            <text:p>0.000237</text:p>
          </table:table-cell>
          <table:table-cell office:value-type="float" office:value="2.8699999999999998E-4" table:style-name="ce1">
            <text:p>0.000287</text:p>
          </table:table-cell>
          <table:table-cell office:value-type="float" office:value="1.5740000000000001E-3" table:style-name="ce1">
            <text:p>0.001574</text:p>
          </table:table-cell>
          <table:table-cell table:number-columns-repeated="16379"/>
        </table:table-row>
        <table:table-row table:style-name="ro1">
          <table:table-cell office:value-type="float" office:value="770001" table:style-name="ce1">
            <text:p>770001</text:p>
          </table:table-cell>
          <table:table-cell office:value-type="float" office:value="1.768E-3" table:style-name="ce1">
            <text:p>0.001768</text:p>
          </table:table-cell>
          <table:table-cell office:value-type="float" office:value="2.0100000000000001E-4" table:style-name="ce1">
            <text:p>0.000201</text:p>
          </table:table-cell>
          <table:table-cell office:value-type="float" office:value="2.7599999999999999E-4" table:style-name="ce1">
            <text:p>0.000276</text:p>
          </table:table-cell>
          <table:table-cell office:value-type="float" office:value="1.604E-3" table:style-name="ce1">
            <text:p>0.001604</text:p>
          </table:table-cell>
          <table:table-cell table:number-columns-repeated="16379"/>
        </table:table-row>
        <table:table-row table:style-name="ro1">
          <table:table-cell office:value-type="float" office:value="775001" table:style-name="ce1">
            <text:p>775001</text:p>
          </table:table-cell>
          <table:table-cell office:value-type="float" office:value="1.7799999999999999E-3" table:style-name="ce1">
            <text:p>0.00178</text:p>
          </table:table-cell>
          <table:table-cell office:value-type="float" office:value="2.04E-4" table:style-name="ce1">
            <text:p>0.000204</text:p>
          </table:table-cell>
          <table:table-cell office:value-type="float" office:value="2.6699999999999998E-4" table:style-name="ce1">
            <text:p>0.000267</text:p>
          </table:table-cell>
          <table:table-cell office:value-type="float" office:value="1.5939999999999999E-3" table:style-name="ce1">
            <text:p>0.001594</text:p>
          </table:table-cell>
          <table:table-cell table:number-columns-repeated="16379"/>
        </table:table-row>
        <table:table-row table:style-name="ro1">
          <table:table-cell office:value-type="float" office:value="780001" table:style-name="ce1">
            <text:p>780001</text:p>
          </table:table-cell>
          <table:table-cell office:value-type="float" office:value="1.7930000000000001E-3" table:style-name="ce1">
            <text:p>0.001793</text:p>
          </table:table-cell>
          <table:table-cell office:value-type="float" office:value="2.4699999999999999E-4" table:style-name="ce1">
            <text:p>0.000247</text:p>
          </table:table-cell>
          <table:table-cell office:value-type="float" office:value="2.8800000000000001E-4" table:style-name="ce1">
            <text:p>0.000288</text:p>
          </table:table-cell>
          <table:table-cell office:value-type="float" office:value="1.567E-3" table:style-name="ce1">
            <text:p>0.001567</text:p>
          </table:table-cell>
          <table:table-cell table:number-columns-repeated="16379"/>
        </table:table-row>
        <table:table-row table:style-name="ro1">
          <table:table-cell office:value-type="float" office:value="785001" table:style-name="ce1">
            <text:p>785001</text:p>
          </table:table-cell>
          <table:table-cell office:value-type="float" office:value="1.805E-3" table:style-name="ce1">
            <text:p>0.001805</text:p>
          </table:table-cell>
          <table:table-cell office:value-type="float" office:value="2.4800000000000001E-4" table:style-name="ce1">
            <text:p>0.000248</text:p>
          </table:table-cell>
          <table:table-cell office:value-type="float" office:value="2.81E-4" table:style-name="ce1">
            <text:p>0.000281</text:p>
          </table:table-cell>
          <table:table-cell office:value-type="float" office:value="1.6260000000000001E-3" table:style-name="ce1">
            <text:p>0.001626</text:p>
          </table:table-cell>
          <table:table-cell table:number-columns-repeated="16379"/>
        </table:table-row>
        <table:table-row table:style-name="ro1">
          <table:table-cell office:value-type="float" office:value="790001" table:style-name="ce1">
            <text:p>790001</text:p>
          </table:table-cell>
          <table:table-cell office:value-type="float" office:value="1.815E-3" table:style-name="ce1">
            <text:p>0.001815</text:p>
          </table:table-cell>
          <table:table-cell office:value-type="float" office:value="2.42E-4" table:style-name="ce1">
            <text:p>0.000242</text:p>
          </table:table-cell>
          <table:table-cell office:value-type="float" office:value="3.0899999999999998E-4" table:style-name="ce1">
            <text:p>0.000309</text:p>
          </table:table-cell>
          <table:table-cell office:value-type="float" office:value="1.604E-3" table:style-name="ce1">
            <text:p>0.001604</text:p>
          </table:table-cell>
          <table:table-cell table:number-columns-repeated="16379"/>
        </table:table-row>
        <table:table-row table:style-name="ro1">
          <table:table-cell office:value-type="float" office:value="795001" table:style-name="ce1">
            <text:p>795001</text:p>
          </table:table-cell>
          <table:table-cell office:value-type="float" office:value="1.83E-3" table:style-name="ce1">
            <text:p>0.00183</text:p>
          </table:table-cell>
          <table:table-cell office:value-type="float" office:value="2.2599999999999999E-4" table:style-name="ce1">
            <text:p>0.000226</text:p>
          </table:table-cell>
          <table:table-cell office:value-type="float" office:value="2.7599999999999999E-4" table:style-name="ce1">
            <text:p>0.000276</text:p>
          </table:table-cell>
          <table:table-cell office:value-type="float" office:value="1.6999999999999999E-3" table:style-name="ce1">
            <text:p>0.0017</text:p>
          </table:table-cell>
          <table:table-cell table:number-columns-repeated="16379"/>
        </table:table-row>
        <table:table-row table:style-name="ro1">
          <table:table-cell office:value-type="float" office:value="800001" table:style-name="ce1">
            <text:p>800001</text:p>
          </table:table-cell>
          <table:table-cell office:value-type="float" office:value="1.8129999999999999E-3" table:style-name="ce1">
            <text:p>0.001813</text:p>
          </table:table-cell>
          <table:table-cell office:value-type="float" office:value="2.7700000000000001E-4" table:style-name="ce1">
            <text:p>0.000277</text:p>
          </table:table-cell>
          <table:table-cell office:value-type="float" office:value="2.8200000000000002E-4" table:style-name="ce1">
            <text:p>0.000282</text:p>
          </table:table-cell>
          <table:table-cell office:value-type="float" office:value="1.696E-3" table:style-name="ce1">
            <text:p>0.001696</text:p>
          </table:table-cell>
          <table:table-cell table:number-columns-repeated="16379"/>
        </table:table-row>
        <table:table-row table:style-name="ro1">
          <table:table-cell office:value-type="float" office:value="805001" table:style-name="ce1">
            <text:p>805001</text:p>
          </table:table-cell>
          <table:table-cell office:value-type="float" office:value="1.851E-3" table:style-name="ce1">
            <text:p>0.001851</text:p>
          </table:table-cell>
          <table:table-cell office:value-type="float" office:value="2.5500000000000002E-4" table:style-name="ce1">
            <text:p>0.000255</text:p>
          </table:table-cell>
          <table:table-cell office:value-type="float" office:value="2.7500000000000002E-4" table:style-name="ce1">
            <text:p>0.000275</text:p>
          </table:table-cell>
          <table:table-cell office:value-type="float" office:value="1.645E-3" table:style-name="ce1">
            <text:p>0.001645</text:p>
          </table:table-cell>
          <table:table-cell table:number-columns-repeated="16379"/>
        </table:table-row>
        <table:table-row table:style-name="ro1">
          <table:table-cell office:value-type="float" office:value="810001" table:style-name="ce1">
            <text:p>810001</text:p>
          </table:table-cell>
          <table:table-cell office:value-type="float" office:value="1.8680000000000001E-3" table:style-name="ce1">
            <text:p>0.001868</text:p>
          </table:table-cell>
          <table:table-cell office:value-type="float" office:value="1.7100000000000001E-4" table:style-name="ce1">
            <text:p>0.000171</text:p>
          </table:table-cell>
          <table:table-cell office:value-type="float" office:value="2.7599999999999999E-4" table:style-name="ce1">
            <text:p>0.000276</text:p>
          </table:table-cell>
          <table:table-cell office:value-type="float" office:value="1.616E-3" table:style-name="ce1">
            <text:p>0.001616</text:p>
          </table:table-cell>
          <table:table-cell table:number-columns-repeated="16379"/>
        </table:table-row>
        <table:table-row table:style-name="ro1">
          <table:table-cell office:value-type="float" office:value="815001" table:style-name="ce1">
            <text:p>815001</text:p>
          </table:table-cell>
          <table:table-cell office:value-type="float" office:value="1.8190000000000001E-3" table:style-name="ce1">
            <text:p>0.001819</text:p>
          </table:table-cell>
          <table:table-cell office:value-type="float" office:value="2.6600000000000001E-4" table:style-name="ce1">
            <text:p>0.000266</text:p>
          </table:table-cell>
          <table:table-cell office:value-type="float" office:value="1.6100000000000001E-4" table:style-name="ce1">
            <text:p>0.000161</text:p>
          </table:table-cell>
          <table:table-cell office:value-type="float" office:value="1.769E-3" table:style-name="ce1">
            <text:p>0.001769</text:p>
          </table:table-cell>
          <table:table-cell table:number-columns-repeated="16379"/>
        </table:table-row>
        <table:table-row table:style-name="ro1">
          <table:table-cell office:value-type="float" office:value="820001" table:style-name="ce1">
            <text:p>820001</text:p>
          </table:table-cell>
          <table:table-cell office:value-type="float" office:value="1.879E-3" table:style-name="ce1">
            <text:p>0.001879</text:p>
          </table:table-cell>
          <table:table-cell office:value-type="float" office:value="2.24E-4" table:style-name="ce1">
            <text:p>0.000224</text:p>
          </table:table-cell>
          <table:table-cell office:value-type="float" office:value="3.0699999999999998E-4" table:style-name="ce1">
            <text:p>0.000307</text:p>
          </table:table-cell>
          <table:table-cell office:value-type="float" office:value="1.683E-3" table:style-name="ce1">
            <text:p>0.001683</text:p>
          </table:table-cell>
          <table:table-cell table:number-columns-repeated="16379"/>
        </table:table-row>
        <table:table-row table:style-name="ro1">
          <table:table-cell office:value-type="float" office:value="825001" table:style-name="ce1">
            <text:p>825001</text:p>
          </table:table-cell>
          <table:table-cell office:value-type="float" office:value="1.8749999999999999E-3" table:style-name="ce1">
            <text:p>0.001875</text:p>
          </table:table-cell>
          <table:table-cell office:value-type="float" office:value="2.04E-4" table:style-name="ce1">
            <text:p>0.000204</text:p>
          </table:table-cell>
          <table:table-cell office:value-type="float" office:value="2.8400000000000002E-4" table:style-name="ce1">
            <text:p>0.000284</text:p>
          </table:table-cell>
          <table:table-cell office:value-type="float" office:value="1.699E-3" table:style-name="ce1">
            <text:p>0.001699</text:p>
          </table:table-cell>
          <table:table-cell table:number-columns-repeated="16379"/>
        </table:table-row>
        <table:table-row table:style-name="ro1">
          <table:table-cell office:value-type="float" office:value="830001" table:style-name="ce1">
            <text:p>830001</text:p>
          </table:table-cell>
          <table:table-cell office:value-type="float" office:value="1.9040000000000001E-3" table:style-name="ce1">
            <text:p>0.001904</text:p>
          </table:table-cell>
          <table:table-cell office:value-type="float" office:value="2.52E-4" table:style-name="ce1">
            <text:p>0.000252</text:p>
          </table:table-cell>
          <table:table-cell office:value-type="float" office:value="2.7799999999999998E-4" table:style-name="ce1">
            <text:p>0.000278</text:p>
          </table:table-cell>
          <table:table-cell office:value-type="float" office:value="1.7179999999999999E-3" table:style-name="ce1">
            <text:p>0.001718</text:p>
          </table:table-cell>
          <table:table-cell table:number-columns-repeated="16379"/>
        </table:table-row>
        <table:table-row table:style-name="ro1">
          <table:table-cell office:value-type="float" office:value="835001" table:style-name="ce1">
            <text:p>835001</text:p>
          </table:table-cell>
          <table:table-cell office:value-type="float" office:value="1.9170000000000001E-3" table:style-name="ce1">
            <text:p>0.001917</text:p>
          </table:table-cell>
          <table:table-cell office:value-type="float" office:value="2.1699999999999999E-4" table:style-name="ce1">
            <text:p>0.000217</text:p>
          </table:table-cell>
          <table:table-cell office:value-type="float" office:value="2.7E-4" table:style-name="ce1">
            <text:p>0.00027</text:p>
          </table:table-cell>
          <table:table-cell office:value-type="float" office:value="1.704E-3" table:style-name="ce1">
            <text:p>0.001704</text:p>
          </table:table-cell>
          <table:table-cell table:number-columns-repeated="16379"/>
        </table:table-row>
        <table:table-row table:style-name="ro1">
          <table:table-cell office:value-type="float" office:value="840001" table:style-name="ce1">
            <text:p>840001</text:p>
          </table:table-cell>
          <table:table-cell office:value-type="float" office:value="1.9289999999999999E-3" table:style-name="ce1">
            <text:p>0.001929</text:p>
          </table:table-cell>
          <table:table-cell office:value-type="float" office:value="2.4699999999999999E-4" table:style-name="ce1">
            <text:p>0.000247</text:p>
          </table:table-cell>
          <table:table-cell office:value-type="float" office:value="2.7599999999999999E-4" table:style-name="ce1">
            <text:p>0.000276</text:p>
          </table:table-cell>
          <table:table-cell office:value-type="float" office:value="1.7229999999999999E-3" table:style-name="ce1">
            <text:p>0.001723</text:p>
          </table:table-cell>
          <table:table-cell table:number-columns-repeated="16379"/>
        </table:table-row>
        <table:table-row table:style-name="ro1">
          <table:table-cell office:value-type="float" office:value="845001" table:style-name="ce1">
            <text:p>845001</text:p>
          </table:table-cell>
          <table:table-cell office:value-type="float" office:value="1.9400000000000001E-3" table:style-name="ce1">
            <text:p>0.00194</text:p>
          </table:table-cell>
          <table:table-cell office:value-type="float" office:value="2.4399999999999999E-4" table:style-name="ce1">
            <text:p>0.000244</text:p>
          </table:table-cell>
          <table:table-cell office:value-type="float" office:value="2.8200000000000002E-4" table:style-name="ce1">
            <text:p>0.000282</text:p>
          </table:table-cell>
          <table:table-cell office:value-type="float" office:value="1.7459999999999999E-3" table:style-name="ce1">
            <text:p>0.001746</text:p>
          </table:table-cell>
          <table:table-cell table:number-columns-repeated="16379"/>
        </table:table-row>
        <table:table-row table:style-name="ro1">
          <table:table-cell office:value-type="float" office:value="850001" table:style-name="ce1">
            <text:p>850001</text:p>
          </table:table-cell>
          <table:table-cell office:value-type="float" office:value="1.949E-3" table:style-name="ce1">
            <text:p>0.001949</text:p>
          </table:table-cell>
          <table:table-cell office:value-type="float" office:value="2.4499999999999999E-4" table:style-name="ce1">
            <text:p>0.000245</text:p>
          </table:table-cell>
          <table:table-cell office:value-type="float" office:value="3.1599999999999998E-4" table:style-name="ce1">
            <text:p>0.000316</text:p>
          </table:table-cell>
          <table:table-cell office:value-type="float" office:value="1.7799999999999999E-3" table:style-name="ce1">
            <text:p>0.00178</text:p>
          </table:table-cell>
          <table:table-cell table:number-columns-repeated="16379"/>
        </table:table-row>
        <table:table-row table:style-name="ro1">
          <table:table-cell office:value-type="float" office:value="855001" table:style-name="ce1">
            <text:p>855001</text:p>
          </table:table-cell>
          <table:table-cell office:value-type="float" office:value="1.9629999999999999E-3" table:style-name="ce1">
            <text:p>0.001963</text:p>
          </table:table-cell>
          <table:table-cell office:value-type="float" office:value="2.4399999999999999E-4" table:style-name="ce1">
            <text:p>0.000244</text:p>
          </table:table-cell>
          <table:table-cell office:value-type="float" office:value="2.9E-4" table:style-name="ce1">
            <text:p>0.00029</text:p>
          </table:table-cell>
          <table:table-cell office:value-type="float" office:value="1.763E-3" table:style-name="ce1">
            <text:p>0.001763</text:p>
          </table:table-cell>
          <table:table-cell table:number-columns-repeated="16379"/>
        </table:table-row>
        <table:table-row table:style-name="ro1">
          <table:table-cell office:value-type="float" office:value="860001" table:style-name="ce1">
            <text:p>860001</text:p>
          </table:table-cell>
          <table:table-cell office:value-type="float" office:value="1.9750000000000002E-3" table:style-name="ce1">
            <text:p>0.001975</text:p>
          </table:table-cell>
          <table:table-cell office:value-type="float" office:value="2.4699999999999999E-4" table:style-name="ce1">
            <text:p>0.000247</text:p>
          </table:table-cell>
          <table:table-cell office:value-type="float" office:value="2.7900000000000001E-4" table:style-name="ce1">
            <text:p>0.000279</text:p>
          </table:table-cell>
          <table:table-cell office:value-type="float" office:value="1.7520000000000001E-3" table:style-name="ce1">
            <text:p>0.001752</text:p>
          </table:table-cell>
          <table:table-cell table:number-columns-repeated="16379"/>
        </table:table-row>
        <table:table-row table:style-name="ro1">
          <table:table-cell office:value-type="float" office:value="865001" table:style-name="ce1">
            <text:p>865001</text:p>
          </table:table-cell>
          <table:table-cell office:value-type="float" office:value="1.9880000000000002E-3" table:style-name="ce1">
            <text:p>0.001988</text:p>
          </table:table-cell>
          <table:table-cell office:value-type="float" office:value="2.4800000000000001E-4" table:style-name="ce1">
            <text:p>0.000248</text:p>
          </table:table-cell>
          <table:table-cell office:value-type="float" office:value="2.81E-4" table:style-name="ce1">
            <text:p>0.000281</text:p>
          </table:table-cell>
          <table:table-cell office:value-type="float" office:value="1.7979999999999999E-3" table:style-name="ce1">
            <text:p>0.001798</text:p>
          </table:table-cell>
          <table:table-cell table:number-columns-repeated="16379"/>
        </table:table-row>
        <table:table-row table:style-name="ro1">
          <table:table-cell office:value-type="float" office:value="870001" table:style-name="ce1">
            <text:p>870001</text:p>
          </table:table-cell>
          <table:table-cell office:value-type="float" office:value="1.9970000000000001E-3" table:style-name="ce1">
            <text:p>0.001997</text:p>
          </table:table-cell>
          <table:table-cell office:value-type="float" office:value="2.5300000000000002E-4" table:style-name="ce1">
            <text:p>0.000253</text:p>
          </table:table-cell>
          <table:table-cell office:value-type="float" office:value="2.81E-4" table:style-name="ce1">
            <text:p>0.000281</text:p>
          </table:table-cell>
          <table:table-cell office:value-type="float" office:value="1.799E-3" table:style-name="ce1">
            <text:p>0.001799</text:p>
          </table:table-cell>
          <table:table-cell table:number-columns-repeated="16379"/>
        </table:table-row>
        <table:table-row table:style-name="ro1">
          <table:table-cell office:value-type="float" office:value="875001" table:style-name="ce1">
            <text:p>875001</text:p>
          </table:table-cell>
          <table:table-cell office:value-type="float" office:value="2.006E-3" table:style-name="ce1">
            <text:p>0.002006</text:p>
          </table:table-cell>
          <table:table-cell office:value-type="float" office:value="2.0100000000000001E-4" table:style-name="ce1">
            <text:p>0.000201</text:p>
          </table:table-cell>
          <table:table-cell office:value-type="float" office:value="2.7900000000000001E-4" table:style-name="ce1">
            <text:p>0.000279</text:p>
          </table:table-cell>
          <table:table-cell office:value-type="float" office:value="1.7799999999999999E-3" table:style-name="ce1">
            <text:p>0.00178</text:p>
          </table:table-cell>
          <table:table-cell table:number-columns-repeated="16379"/>
        </table:table-row>
        <table:table-row table:style-name="ro1">
          <table:table-cell office:value-type="float" office:value="880001" table:style-name="ce1">
            <text:p>880001</text:p>
          </table:table-cell>
          <table:table-cell office:value-type="float" office:value="2.0200000000000001E-3" table:style-name="ce1">
            <text:p>0.00202</text:p>
          </table:table-cell>
          <table:table-cell office:value-type="float" office:value="2.41E-4" table:style-name="ce1">
            <text:p>0.000241</text:p>
          </table:table-cell>
          <table:table-cell office:value-type="float" office:value="2.8899999999999998E-4" table:style-name="ce1">
            <text:p>0.000289</text:p>
          </table:table-cell>
          <table:table-cell office:value-type="float" office:value="1.8270000000000001E-3" table:style-name="ce1">
            <text:p>0.001827</text:p>
          </table:table-cell>
          <table:table-cell table:number-columns-repeated="16379"/>
        </table:table-row>
        <table:table-row table:style-name="ro1">
          <table:table-cell office:value-type="float" office:value="885001" table:style-name="ce1">
            <text:p>885001</text:p>
          </table:table-cell>
          <table:table-cell office:value-type="float" office:value="2.032E-3" table:style-name="ce1">
            <text:p>0.002032</text:p>
          </table:table-cell>
          <table:table-cell office:value-type="float" office:value="2.2599999999999999E-4" table:style-name="ce1">
            <text:p>0.000226</text:p>
          </table:table-cell>
          <table:table-cell office:value-type="float" office:value="2.81E-4" table:style-name="ce1">
            <text:p>0.000281</text:p>
          </table:table-cell>
          <table:table-cell office:value-type="float" office:value="1.761E-3" table:style-name="ce1">
            <text:p>0.001761</text:p>
          </table:table-cell>
          <table:table-cell table:number-columns-repeated="16379"/>
        </table:table-row>
        <table:table-row table:style-name="ro1">
          <table:table-cell office:value-type="float" office:value="890001" table:style-name="ce1">
            <text:p>890001</text:p>
          </table:table-cell>
          <table:table-cell office:value-type="float" office:value="2.0430000000000001E-3" table:style-name="ce1">
            <text:p>0.002043</text:p>
          </table:table-cell>
          <table:table-cell office:value-type="float" office:value="2.43E-4" table:style-name="ce1">
            <text:p>0.000243</text:p>
          </table:table-cell>
          <table:table-cell office:value-type="float" office:value="2.7900000000000001E-4" table:style-name="ce1">
            <text:p>0.000279</text:p>
          </table:table-cell>
          <table:table-cell office:value-type="float" office:value="1.774E-3" table:style-name="ce1">
            <text:p>0.001774</text:p>
          </table:table-cell>
          <table:table-cell table:number-columns-repeated="16379"/>
        </table:table-row>
        <table:table-row table:style-name="ro1">
          <table:table-cell office:value-type="float" office:value="895001" table:style-name="ce1">
            <text:p>895001</text:p>
          </table:table-cell>
          <table:table-cell office:value-type="float" office:value="2.0569999999999998E-3" table:style-name="ce1">
            <text:p>0.002057</text:p>
          </table:table-cell>
          <table:table-cell office:value-type="float" office:value="2.3699999999999999E-4" table:style-name="ce1">
            <text:p>0.000237</text:p>
          </table:table-cell>
          <table:table-cell office:value-type="float" office:value="2.7599999999999999E-4" table:style-name="ce1">
            <text:p>0.000276</text:p>
          </table:table-cell>
          <table:table-cell office:value-type="float" office:value="1.8259999999999999E-3" table:style-name="ce1">
            <text:p>0.001826</text:p>
          </table:table-cell>
          <table:table-cell table:number-columns-repeated="16379"/>
        </table:table-row>
        <table:table-row table:style-name="ro1">
          <table:table-cell office:value-type="float" office:value="900001" table:style-name="ce1">
            <text:p>900001</text:p>
          </table:table-cell>
          <table:table-cell office:value-type="float" office:value="2.0660000000000001E-3" table:style-name="ce1">
            <text:p>0.002066</text:p>
          </table:table-cell>
          <table:table-cell office:value-type="float" office:value="2.81E-4" table:style-name="ce1">
            <text:p>0.000281</text:p>
          </table:table-cell>
          <table:table-cell office:value-type="float" office:value="2.8699999999999998E-4" table:style-name="ce1">
            <text:p>0.000287</text:p>
          </table:table-cell>
          <table:table-cell office:value-type="float" office:value="1.835E-3" table:style-name="ce1">
            <text:p>0.001835</text:p>
          </table:table-cell>
          <table:table-cell table:number-columns-repeated="16379"/>
        </table:table-row>
        <table:table-row table:style-name="ro1">
          <table:table-cell office:value-type="float" office:value="905001" table:style-name="ce1">
            <text:p>905001</text:p>
          </table:table-cell>
          <table:table-cell office:value-type="float" office:value="2.0769999999999999E-3" table:style-name="ce1">
            <text:p>0.002077</text:p>
          </table:table-cell>
          <table:table-cell office:value-type="float" office:value="2.7399999999999999E-4" table:style-name="ce1">
            <text:p>0.000274</text:p>
          </table:table-cell>
          <table:table-cell office:value-type="float" office:value="2.8600000000000001E-4" table:style-name="ce1">
            <text:p>0.000286</text:p>
          </table:table-cell>
          <table:table-cell office:value-type="float" office:value="1.8829999999999999E-3" table:style-name="ce1">
            <text:p>0.001883</text:p>
          </table:table-cell>
          <table:table-cell table:number-columns-repeated="16379"/>
        </table:table-row>
        <table:table-row table:style-name="ro1">
          <table:table-cell office:value-type="float" office:value="910001" table:style-name="ce1">
            <text:p>910001</text:p>
          </table:table-cell>
          <table:table-cell office:value-type="float" office:value="2.0929999999999998E-3" table:style-name="ce1">
            <text:p>0.002093</text:p>
          </table:table-cell>
          <table:table-cell office:value-type="float" office:value="2.6600000000000001E-4" table:style-name="ce1">
            <text:p>0.000266</text:p>
          </table:table-cell>
          <table:table-cell office:value-type="float" office:value="2.92E-4" table:style-name="ce1">
            <text:p>0.000292</text:p>
          </table:table-cell>
          <table:table-cell office:value-type="float" office:value="1.887E-3" table:style-name="ce1">
            <text:p>0.001887</text:p>
          </table:table-cell>
          <table:table-cell table:number-columns-repeated="16379"/>
        </table:table-row>
        <table:table-row table:style-name="ro1">
          <table:table-cell office:value-type="float" office:value="915001" table:style-name="ce1">
            <text:p>915001</text:p>
          </table:table-cell>
          <table:table-cell office:value-type="float" office:value="2.0990000000000002E-3" table:style-name="ce1">
            <text:p>0.002099</text:p>
          </table:table-cell>
          <table:table-cell office:value-type="float" office:value="2.4800000000000001E-4" table:style-name="ce1">
            <text:p>0.000248</text:p>
          </table:table-cell>
          <table:table-cell office:value-type="float" office:value="2.8400000000000002E-4" table:style-name="ce1">
            <text:p>0.000284</text:p>
          </table:table-cell>
          <table:table-cell office:value-type="float" office:value="1.8519999999999999E-3" table:style-name="ce1">
            <text:p>0.001852</text:p>
          </table:table-cell>
          <table:table-cell table:number-columns-repeated="16379"/>
        </table:table-row>
        <table:table-row table:style-name="ro1">
          <table:table-cell office:value-type="float" office:value="920001" table:style-name="ce1">
            <text:p>920001</text:p>
          </table:table-cell>
          <table:table-cell office:value-type="float" office:value="2.114E-3" table:style-name="ce1">
            <text:p>0.002114</text:p>
          </table:table-cell>
          <table:table-cell office:value-type="float" office:value="2.5099999999999998E-4" table:style-name="ce1">
            <text:p>0.000251</text:p>
          </table:table-cell>
          <table:table-cell office:value-type="float" office:value="2.8899999999999998E-4" table:style-name="ce1">
            <text:p>0.000289</text:p>
          </table:table-cell>
          <table:table-cell office:value-type="float" office:value="1.8259999999999999E-3" table:style-name="ce1">
            <text:p>0.001826</text:p>
          </table:table-cell>
          <table:table-cell table:number-columns-repeated="16379"/>
        </table:table-row>
        <table:table-row table:style-name="ro1">
          <table:table-cell office:value-type="float" office:value="925001" table:style-name="ce1">
            <text:p>925001</text:p>
          </table:table-cell>
          <table:table-cell office:value-type="float" office:value="2.1250000000000002E-3" table:style-name="ce1">
            <text:p>0.002125</text:p>
          </table:table-cell>
          <table:table-cell office:value-type="float" office:value="2.8200000000000002E-4" table:style-name="ce1">
            <text:p>0.000282</text:p>
          </table:table-cell>
          <table:table-cell office:value-type="float" office:value="2.8299999999999999E-4" table:style-name="ce1">
            <text:p>0.000283</text:p>
          </table:table-cell>
          <table:table-cell office:value-type="float" office:value="1.848E-3" table:style-name="ce1">
            <text:p>0.001848</text:p>
          </table:table-cell>
          <table:table-cell table:number-columns-repeated="16379"/>
        </table:table-row>
        <table:table-row table:style-name="ro1">
          <table:table-cell office:value-type="float" office:value="930001" table:style-name="ce1">
            <text:p>930001</text:p>
          </table:table-cell>
          <table:table-cell office:value-type="float" office:value="2.0990000000000002E-3" table:style-name="ce1">
            <text:p>0.002099</text:p>
          </table:table-cell>
          <table:table-cell office:value-type="float" office:value="2.5099999999999998E-4" table:style-name="ce1">
            <text:p>0.000251</text:p>
          </table:table-cell>
          <table:table-cell office:value-type="float" office:value="3.0800000000000001E-4" table:style-name="ce1">
            <text:p>0.000308</text:p>
          </table:table-cell>
          <table:table-cell office:value-type="float" office:value="2.016E-3" table:style-name="ce1">
            <text:p>0.002016</text:p>
          </table:table-cell>
          <table:table-cell table:number-columns-repeated="16379"/>
        </table:table-row>
        <table:table-row table:style-name="ro1">
          <table:table-cell office:value-type="float" office:value="935001" table:style-name="ce1">
            <text:p>935001</text:p>
          </table:table-cell>
          <table:table-cell office:value-type="float" office:value="2.1510000000000001E-3" table:style-name="ce1">
            <text:p>0.002151</text:p>
          </table:table-cell>
          <table:table-cell office:value-type="float" office:value="2.8299999999999999E-4" table:style-name="ce1">
            <text:p>0.000283</text:p>
          </table:table-cell>
          <table:table-cell office:value-type="float" office:value="2.8499999999999999E-4" table:style-name="ce1">
            <text:p>0.000285</text:p>
          </table:table-cell>
          <table:table-cell office:value-type="float" office:value="1.8940000000000001E-3" table:style-name="ce1">
            <text:p>0.001894</text:p>
          </table:table-cell>
          <table:table-cell table:number-columns-repeated="16379"/>
        </table:table-row>
        <table:table-row table:style-name="ro1">
          <table:table-cell office:value-type="float" office:value="940001" table:style-name="ce1">
            <text:p>940001</text:p>
          </table:table-cell>
          <table:table-cell office:value-type="float" office:value="2.1589999999999999E-3" table:style-name="ce1">
            <text:p>0.002159</text:p>
          </table:table-cell>
          <table:table-cell office:value-type="float" office:value="2.43E-4" table:style-name="ce1">
            <text:p>0.000243</text:p>
          </table:table-cell>
          <table:table-cell office:value-type="float" office:value="2.9500000000000001E-4" table:style-name="ce1">
            <text:p>0.000295</text:p>
          </table:table-cell>
          <table:table-cell office:value-type="float" office:value="1.9090000000000001E-3" table:style-name="ce1">
            <text:p>0.001909</text:p>
          </table:table-cell>
          <table:table-cell table:number-columns-repeated="16379"/>
        </table:table-row>
        <table:table-row table:style-name="ro1">
          <table:table-cell office:value-type="float" office:value="945001" table:style-name="ce1">
            <text:p>945001</text:p>
          </table:table-cell>
          <table:table-cell office:value-type="float" office:value="2.1679999999999998E-3" table:style-name="ce1">
            <text:p>0.002168</text:p>
          </table:table-cell>
          <table:table-cell office:value-type="float" office:value="1.92E-4" table:style-name="ce1">
            <text:p>0.000192</text:p>
          </table:table-cell>
          <table:table-cell office:value-type="float" office:value="2.7399999999999999E-4" table:style-name="ce1">
            <text:p>0.000274</text:p>
          </table:table-cell>
          <table:table-cell office:value-type="float" office:value="1.916E-3" table:style-name="ce1">
            <text:p>0.001916</text:p>
          </table:table-cell>
          <table:table-cell table:number-columns-repeated="16379"/>
        </table:table-row>
        <table:table-row table:style-name="ro1">
          <table:table-cell office:value-type="float" office:value="950001" table:style-name="ce1">
            <text:p>950001</text:p>
          </table:table-cell>
          <table:table-cell office:value-type="float" office:value="2.1770000000000001E-3" table:style-name="ce1">
            <text:p>0.002177</text:p>
          </table:table-cell>
          <table:table-cell office:value-type="float" office:value="2.6600000000000001E-4" table:style-name="ce1">
            <text:p>0.000266</text:p>
          </table:table-cell>
          <table:table-cell office:value-type="float" office:value="2.7700000000000001E-4" table:style-name="ce1">
            <text:p>0.000277</text:p>
          </table:table-cell>
          <table:table-cell office:value-type="float" office:value="1.928E-3" table:style-name="ce1">
            <text:p>0.001928</text:p>
          </table:table-cell>
          <table:table-cell table:number-columns-repeated="16379"/>
        </table:table-row>
        <table:table-row table:style-name="ro1">
          <table:table-cell office:value-type="float" office:value="955001" table:style-name="ce1">
            <text:p>955001</text:p>
          </table:table-cell>
          <table:table-cell office:value-type="float" office:value="2.1800000000000001E-3" table:style-name="ce1">
            <text:p>0.00218</text:p>
          </table:table-cell>
          <table:table-cell office:value-type="float" office:value="2.6200000000000003E-4" table:style-name="ce1">
            <text:p>0.000262</text:p>
          </table:table-cell>
          <table:table-cell office:value-type="float" office:value="2.81E-4" table:style-name="ce1">
            <text:p>0.000281</text:p>
          </table:table-cell>
          <table:table-cell office:value-type="float" office:value="1.944E-3" table:style-name="ce1">
            <text:p>0.001944</text:p>
          </table:table-cell>
          <table:table-cell table:number-columns-repeated="16379"/>
        </table:table-row>
        <table:table-row table:style-name="ro1">
          <table:table-cell office:value-type="float" office:value="960001" table:style-name="ce1">
            <text:p>960001</text:p>
          </table:table-cell>
          <table:table-cell office:value-type="float" office:value="2.2039999999999998E-3" table:style-name="ce1">
            <text:p>0.002204</text:p>
          </table:table-cell>
          <table:table-cell office:value-type="float" office:value="2.3699999999999999E-4" table:style-name="ce1">
            <text:p>0.000237</text:p>
          </table:table-cell>
          <table:table-cell office:value-type="float" office:value="2.81E-4" table:style-name="ce1">
            <text:p>0.000281</text:p>
          </table:table-cell>
          <table:table-cell office:value-type="float" office:value="1.944E-3" table:style-name="ce1">
            <text:p>0.001944</text:p>
          </table:table-cell>
          <table:table-cell table:number-columns-repeated="16379"/>
        </table:table-row>
        <table:table-row table:style-name="ro1">
          <table:table-cell office:value-type="float" office:value="965001" table:style-name="ce1">
            <text:p>965001</text:p>
          </table:table-cell>
          <table:table-cell office:value-type="float" office:value="2.2190000000000001E-3" table:style-name="ce1">
            <text:p>0.002219</text:p>
          </table:table-cell>
          <table:table-cell office:value-type="float" office:value="2.3599999999999999E-4" table:style-name="ce1">
            <text:p>0.000236</text:p>
          </table:table-cell>
          <table:table-cell office:value-type="float" office:value="2.8800000000000001E-4" table:style-name="ce1">
            <text:p>0.000288</text:p>
          </table:table-cell>
          <table:table-cell office:value-type="float" office:value="1.9530000000000001E-3" table:style-name="ce1">
            <text:p>0.001953</text:p>
          </table:table-cell>
          <table:table-cell table:number-columns-repeated="16379"/>
        </table:table-row>
        <table:table-row table:style-name="ro1">
          <table:table-cell office:value-type="float" office:value="970001" table:style-name="ce1">
            <text:p>970001</text:p>
          </table:table-cell>
          <table:table-cell office:value-type="float" office:value="2.2269999999999998E-3" table:style-name="ce1">
            <text:p>0.002227</text:p>
          </table:table-cell>
          <table:table-cell office:value-type="float" office:value="2.5300000000000002E-4" table:style-name="ce1">
            <text:p>0.000253</text:p>
          </table:table-cell>
          <table:table-cell office:value-type="float" office:value="2.8200000000000002E-4" table:style-name="ce1">
            <text:p>0.000282</text:p>
          </table:table-cell>
          <table:table-cell office:value-type="float" office:value="1.9659999999999999E-3" table:style-name="ce1">
            <text:p>0.001966</text:p>
          </table:table-cell>
          <table:table-cell table:number-columns-repeated="16379"/>
        </table:table-row>
        <table:table-row table:style-name="ro1">
          <table:table-cell office:value-type="float" office:value="975001" table:style-name="ce1">
            <text:p>975001</text:p>
          </table:table-cell>
          <table:table-cell office:value-type="float" office:value="2.212E-3" table:style-name="ce1">
            <text:p>0.002212</text:p>
          </table:table-cell>
          <table:table-cell office:value-type="float" office:value="1.83E-4" table:style-name="ce1">
            <text:p>0.000183</text:p>
          </table:table-cell>
          <table:table-cell office:value-type="float" office:value="2.8899999999999998E-4" table:style-name="ce1">
            <text:p>0.000289</text:p>
          </table:table-cell>
          <table:table-cell office:value-type="float" office:value="1.9689999999999998E-3" table:style-name="ce1">
            <text:p>0.001969</text:p>
          </table:table-cell>
          <table:table-cell table:number-columns-repeated="16379"/>
        </table:table-row>
        <table:table-row table:style-name="ro1">
          <table:table-cell office:value-type="float" office:value="980001" table:style-name="ce1">
            <text:p>980001</text:p>
          </table:table-cell>
          <table:table-cell office:value-type="float" office:value="2.2529999999999998E-3" table:style-name="ce1">
            <text:p>0.002253</text:p>
          </table:table-cell>
          <table:table-cell office:value-type="float" office:value="2.3900000000000001E-4" table:style-name="ce1">
            <text:p>0.000239</text:p>
          </table:table-cell>
          <table:table-cell office:value-type="float" office:value="2.8499999999999999E-4" table:style-name="ce1">
            <text:p>0.000285</text:p>
          </table:table-cell>
          <table:table-cell office:value-type="float" office:value="1.9819999999999998E-3" table:style-name="ce1">
            <text:p>0.001982</text:p>
          </table:table-cell>
          <table:table-cell table:number-columns-repeated="16379"/>
        </table:table-row>
        <table:table-row table:style-name="ro1">
          <table:table-cell office:value-type="float" office:value="985001" table:style-name="ce1">
            <text:p>985001</text:p>
          </table:table-cell>
          <table:table-cell office:value-type="float" office:value="2.261E-3" table:style-name="ce1">
            <text:p>0.002261</text:p>
          </table:table-cell>
          <table:table-cell office:value-type="float" office:value="1.92E-4" table:style-name="ce1">
            <text:p>0.000192</text:p>
          </table:table-cell>
          <table:table-cell office:value-type="float" office:value="2.8899999999999998E-4" table:style-name="ce1">
            <text:p>0.000289</text:p>
          </table:table-cell>
          <table:table-cell office:value-type="float" office:value="2.003E-3" table:style-name="ce1">
            <text:p>0.002003</text:p>
          </table:table-cell>
          <table:table-cell table:number-columns-repeated="16379"/>
        </table:table-row>
        <table:table-row table:style-name="ro1">
          <table:table-cell office:value-type="float" office:value="990001" table:style-name="ce1">
            <text:p>990001</text:p>
          </table:table-cell>
          <table:table-cell office:value-type="float" office:value="2.2720000000000001E-3" table:style-name="ce1">
            <text:p>0.002272</text:p>
          </table:table-cell>
          <table:table-cell office:value-type="float" office:value="2.4399999999999999E-4" table:style-name="ce1">
            <text:p>0.000244</text:p>
          </table:table-cell>
          <table:table-cell office:value-type="float" office:value="3.01E-4" table:style-name="ce1">
            <text:p>0.000301</text:p>
          </table:table-cell>
          <table:table-cell office:value-type="float" office:value="2.0040000000000001E-3" table:style-name="ce1">
            <text:p>0.002004</text:p>
          </table:table-cell>
          <table:table-cell table:number-columns-repeated="16379"/>
        </table:table-row>
        <table:table-row table:style-name="ro1">
          <table:table-cell office:value-type="float" office:value="995001" table:style-name="ce1">
            <text:p>995001</text:p>
          </table:table-cell>
          <table:table-cell office:value-type="float" office:value="2.2980000000000001E-3" table:style-name="ce1">
            <text:p>0.002298</text:p>
          </table:table-cell>
          <table:table-cell office:value-type="float" office:value="2.5700000000000001E-4" table:style-name="ce1">
            <text:p>0.000257</text:p>
          </table:table-cell>
          <table:table-cell office:value-type="float" office:value="2.8499999999999999E-4" table:style-name="ce1">
            <text:p>0.000285</text:p>
          </table:table-cell>
          <table:table-cell office:value-type="float" office:value="1.9729999999999999E-3" table:style-name="ce1">
            <text:p>0.001973</text:p>
          </table:table-cell>
          <table:table-cell table:number-columns-repeated="16379"/>
        </table:table-row>
        <table:table-row table:number-rows-repeated="1048375" table:style-name="ro1">
          <table:table-cell table:number-columns-repeated="16384"/>
        </table:table-row>
      </table:table>
      <table:table table:name="Fix_N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n_proc/n_thread</text:p>
          </table:table-cell>
          <table:table-cell office:value-type="string" table:style-name="ce1">
            <text:p>sum</text:p>
          </table:table-cell>
          <table:table-cell office:value-type="string" table:style-name="ce1">
            <text:p>pipes</text:p>
          </table:table-cell>
          <table:table-cell office:value-type="string" table:style-name="ce1">
            <text:p>mmap</text:p>
          </table:table-cell>
          <table:table-cell office:value-type="string" table:style-name="ce1">
            <text:p>thread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3449999999999999E-3" table:style-name="ce1">
            <text:p>0.003345</text:p>
          </table:table-cell>
          <table:table-cell office:value-type="float" office:value="1.47E-4" table:style-name="ce1">
            <text:p>0.000147</text:p>
          </table:table-cell>
          <table:table-cell office:value-type="float" office:value="1.15E-4" table:style-name="ce1">
            <text:p>0.000115</text:p>
          </table:table-cell>
          <table:table-cell office:value-type="float" office:value="2.3830000000000001E-3" table:style-name="ce1">
            <text:p>0.002383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2989999999999998E-3" table:style-name="ce1">
            <text:p>0.002299</text:p>
          </table:table-cell>
          <table:table-cell office:value-type="float" office:value="2.22E-4" table:style-name="ce1">
            <text:p>0.000222</text:p>
          </table:table-cell>
          <table:table-cell office:value-type="float" office:value="1.9799999999999999E-4" table:style-name="ce1">
            <text:p>0.000198</text:p>
          </table:table-cell>
          <table:table-cell office:value-type="float" office:value="6.3720000000000001E-3" table:style-name="ce1">
            <text:p>0.006372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2929999999999999E-3" table:style-name="ce1">
            <text:p>0.002293</text:p>
          </table:table-cell>
          <table:table-cell office:value-type="float" office:value="2.52E-4" table:style-name="ce1">
            <text:p>0.000252</text:p>
          </table:table-cell>
          <table:table-cell office:value-type="float" office:value="2.81E-4" table:style-name="ce1">
            <text:p>0.000281</text:p>
          </table:table-cell>
          <table:table-cell office:value-type="float" office:value="1.3453E-2" table:style-name="ce1">
            <text:p>0.013453</text:p>
          </table:table-cell>
          <table:table-cell table:style-name="ce1">
            <draw:frame draw:z-index="1" draw:id="id1" draw:style-name="a1" draw:name="Chart 3" svg:x="0.59028in" svg:y="0.0625in" svg:width="10.20139in" svg:height="4.812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2729999999999998E-3" table:style-name="ce1">
            <text:p>0.002273</text:p>
          </table:table-cell>
          <table:table-cell office:value-type="float" office:value="2.7099999999999997E-4" table:style-name="ce1">
            <text:p>0.000271</text:p>
          </table:table-cell>
          <table:table-cell office:value-type="float" office:value="3.9100000000000002E-4" table:style-name="ce1">
            <text:p>0.000391</text:p>
          </table:table-cell>
          <table:table-cell office:value-type="float" office:value="1.1417999999999999E-2" table:style-name="ce1">
            <text:p>0.011418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.2910000000000001E-3" table:style-name="ce1">
            <text:p>0.002291</text:p>
          </table:table-cell>
          <table:table-cell office:value-type="float" office:value="3.3799999999999998E-4" table:style-name="ce1">
            <text:p>0.000338</text:p>
          </table:table-cell>
          <table:table-cell office:value-type="float" office:value="5.8799999999999998E-4" table:style-name="ce1">
            <text:p>0.000588</text:p>
          </table:table-cell>
          <table:table-cell office:value-type="float" office:value="1.3675E-2" table:style-name="ce1">
            <text:p>0.013675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.2699999999999999E-3" table:style-name="ce1">
            <text:p>0.00227</text:p>
          </table:table-cell>
          <table:table-cell office:value-type="float" office:value="4.6700000000000002E-4" table:style-name="ce1">
            <text:p>0.000467</text:p>
          </table:table-cell>
          <table:table-cell office:value-type="float" office:value="5.6400000000000005E-4" table:style-name="ce1">
            <text:p>0.000564</text:p>
          </table:table-cell>
          <table:table-cell office:value-type="float" office:value="1.5049999999999999E-2" table:style-name="ce1">
            <text:p>0.01505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.2690000000000002E-3" table:style-name="ce1">
            <text:p>0.002269</text:p>
          </table:table-cell>
          <table:table-cell office:value-type="float" office:value="5.44E-4" table:style-name="ce1">
            <text:p>0.000544</text:p>
          </table:table-cell>
          <table:table-cell office:value-type="float" office:value="6.6799999999999997E-4" table:style-name="ce1">
            <text:p>0.000668</text:p>
          </table:table-cell>
          <table:table-cell office:value-type="float" office:value="1.6936E-2" table:style-name="ce1">
            <text:p>0.016936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.281E-3" table:style-name="ce1">
            <text:p>0.002281</text:p>
          </table:table-cell>
          <table:table-cell office:value-type="float" office:value="6.0999999999999997E-4" table:style-name="ce1">
            <text:p>0.00061</text:p>
          </table:table-cell>
          <table:table-cell office:value-type="float" office:value="7.3899999999999997E-4" table:style-name="ce1">
            <text:p>0.000739</text:p>
          </table:table-cell>
          <table:table-cell office:value-type="float" office:value="1.9709999999999998E-2" table:style-name="ce1">
            <text:p>0.01971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.294E-3" table:style-name="ce1">
            <text:p>0.002294</text:p>
          </table:table-cell>
          <table:table-cell office:value-type="float" office:value="6.7000000000000002E-4" table:style-name="ce1">
            <text:p>0.00067</text:p>
          </table:table-cell>
          <table:table-cell office:value-type="float" office:value="8.7399999999999999E-4" table:style-name="ce1">
            <text:p>0.000874</text:p>
          </table:table-cell>
          <table:table-cell office:value-type="float" office:value="1.8425E-2" table:style-name="ce1">
            <text:p>0.018425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.2690000000000002E-3" table:style-name="ce1">
            <text:p>0.002269</text:p>
          </table:table-cell>
          <table:table-cell office:value-type="float" office:value="7.5299999999999998E-4" table:style-name="ce1">
            <text:p>0.000753</text:p>
          </table:table-cell>
          <table:table-cell office:value-type="float" office:value="8.4800000000000001E-4" table:style-name="ce1">
            <text:p>0.000848</text:p>
          </table:table-cell>
          <table:table-cell office:value-type="float" office:value="1.4638E-2" table:style-name="ce1">
            <text:p>0.014638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.2790000000000002E-3" table:style-name="ce1">
            <text:p>0.002279</text:p>
          </table:table-cell>
          <table:table-cell office:value-type="float" office:value="8.0000000000000004E-4" table:style-name="ce1">
            <text:p>0.0008</text:p>
          </table:table-cell>
          <table:table-cell office:value-type="float" office:value="9.4700000000000003E-4" table:style-name="ce1">
            <text:p>0.000947</text:p>
          </table:table-cell>
          <table:table-cell office:value-type="float" office:value="1.358E-2" table:style-name="ce1">
            <text:p>0.01358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.2950000000000002E-3" table:style-name="ce1">
            <text:p>0.002295</text:p>
          </table:table-cell>
          <table:table-cell office:value-type="float" office:value="8.2700000000000004E-4" table:style-name="ce1">
            <text:p>0.000827</text:p>
          </table:table-cell>
          <table:table-cell office:value-type="float" office:value="9.4399999999999996E-4" table:style-name="ce1">
            <text:p>0.000944</text:p>
          </table:table-cell>
          <table:table-cell office:value-type="float" office:value="1.485E-2" table:style-name="ce1">
            <text:p>0.01485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.2980000000000001E-3" table:style-name="ce1">
            <text:p>0.002298</text:p>
          </table:table-cell>
          <table:table-cell office:value-type="float" office:value="9.2199999999999997E-4" table:style-name="ce1">
            <text:p>0.000922</text:p>
          </table:table-cell>
          <table:table-cell office:value-type="float" office:value="1.0460000000000001E-3" table:style-name="ce1">
            <text:p>0.001046</text:p>
          </table:table-cell>
          <table:table-cell office:value-type="float" office:value="1.5585E-2" table:style-name="ce1">
            <text:p>0.015585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2950000000000002E-3" table:style-name="ce1">
            <text:p>0.002295</text:p>
          </table:table-cell>
          <table:table-cell office:value-type="float" office:value="1.0039999999999999E-3" table:style-name="ce1">
            <text:p>0.001004</text:p>
          </table:table-cell>
          <table:table-cell office:value-type="float" office:value="1.129E-3" table:style-name="ce1">
            <text:p>0.001129</text:p>
          </table:table-cell>
          <table:table-cell office:value-type="float" office:value="1.3687E-2" table:style-name="ce1">
            <text:p>0.013687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.2859999999999998E-3" table:style-name="ce1">
            <text:p>0.002286</text:p>
          </table:table-cell>
          <table:table-cell office:value-type="float" office:value="1.072E-3" table:style-name="ce1">
            <text:p>0.001072</text:p>
          </table:table-cell>
          <table:table-cell office:value-type="float" office:value="1.1590000000000001E-3" table:style-name="ce1">
            <text:p>0.001159</text:p>
          </table:table-cell>
          <table:table-cell office:value-type="float" office:value="1.1887999999999999E-2" table:style-name="ce1">
            <text:p>0.011888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2920000000000002E-3" table:style-name="ce1">
            <text:p>0.002292</text:p>
          </table:table-cell>
          <table:table-cell office:value-type="float" office:value="1.134E-3" table:style-name="ce1">
            <text:p>0.001134</text:p>
          </table:table-cell>
          <table:table-cell office:value-type="float" office:value="1.1839999999999999E-3" table:style-name="ce1">
            <text:p>0.001184</text:p>
          </table:table-cell>
          <table:table-cell office:value-type="float" office:value="1.3814999999999999E-2" table:style-name="ce1">
            <text:p>0.013815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.2980000000000001E-3" table:style-name="ce1">
            <text:p>0.002298</text:p>
          </table:table-cell>
          <table:table-cell office:value-type="float" office:value="1.23E-3" table:style-name="ce1">
            <text:p>0.00123</text:p>
          </table:table-cell>
          <table:table-cell office:value-type="float" office:value="1.325E-3" table:style-name="ce1">
            <text:p>0.001325</text:p>
          </table:table-cell>
          <table:table-cell office:value-type="float" office:value="1.1664000000000001E-2" table:style-name="ce1">
            <text:p>0.011664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.2929999999999999E-3" table:style-name="ce1">
            <text:p>0.002293</text:p>
          </table:table-cell>
          <table:table-cell office:value-type="float" office:value="1.2639999999999999E-3" table:style-name="ce1">
            <text:p>0.001264</text:p>
          </table:table-cell>
          <table:table-cell office:value-type="float" office:value="1.3879999999999999E-3" table:style-name="ce1">
            <text:p>0.001388</text:p>
          </table:table-cell>
          <table:table-cell office:value-type="float" office:value="1.2197E-2" table:style-name="ce1">
            <text:p>0.012197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.2959999999999999E-3" table:style-name="ce1">
            <text:p>0.002296</text:p>
          </table:table-cell>
          <table:table-cell office:value-type="float" office:value="1.3519999999999999E-3" table:style-name="ce1">
            <text:p>0.001352</text:p>
          </table:table-cell>
          <table:table-cell office:value-type="float" office:value="1.433E-3" table:style-name="ce1">
            <text:p>0.001433</text:p>
          </table:table-cell>
          <table:table-cell office:value-type="float" office:value="1.3192000000000001E-2" table:style-name="ce1">
            <text:p>0.013192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.294E-3" table:style-name="ce1">
            <text:p>0.002294</text:p>
          </table:table-cell>
          <table:table-cell office:value-type="float" office:value="1.441E-3" table:style-name="ce1">
            <text:p>0.001441</text:p>
          </table:table-cell>
          <table:table-cell office:value-type="float" office:value="1.4959999999999999E-3" table:style-name="ce1">
            <text:p>0.001496</text:p>
          </table:table-cell>
          <table:table-cell office:value-type="float" office:value="1.5183E-2" table:style-name="ce1">
            <text:p>0.015183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.297E-3" table:style-name="ce1">
            <text:p>0.002297</text:p>
          </table:table-cell>
          <table:table-cell office:value-type="float" office:value="1.523E-3" table:style-name="ce1">
            <text:p>0.001523</text:p>
          </table:table-cell>
          <table:table-cell office:value-type="float" office:value="1.524E-3" table:style-name="ce1">
            <text:p>0.001524</text:p>
          </table:table-cell>
          <table:table-cell office:value-type="float" office:value="1.0005E-2" table:style-name="ce1">
            <text:p>0.010005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.2929999999999999E-3" table:style-name="ce1">
            <text:p>0.002293</text:p>
          </table:table-cell>
          <table:table-cell office:value-type="float" office:value="1.6130000000000001E-3" table:style-name="ce1">
            <text:p>0.001613</text:p>
          </table:table-cell>
          <table:table-cell office:value-type="float" office:value="1.5460000000000001E-3" table:style-name="ce1">
            <text:p>0.001546</text:p>
          </table:table-cell>
          <table:table-cell office:value-type="float" office:value="1.2897E-2" table:style-name="ce1">
            <text:p>0.012897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.2950000000000002E-3" table:style-name="ce1">
            <text:p>0.002295</text:p>
          </table:table-cell>
          <table:table-cell office:value-type="float" office:value="1.6739999999999999E-3" table:style-name="ce1">
            <text:p>0.001674</text:p>
          </table:table-cell>
          <table:table-cell office:value-type="float" office:value="1.635E-3" table:style-name="ce1">
            <text:p>0.001635</text:p>
          </table:table-cell>
          <table:table-cell office:value-type="float" office:value="1.0383999999999999E-2" table:style-name="ce1">
            <text:p>0.010384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.2980000000000001E-3" table:style-name="ce1">
            <text:p>0.002298</text:p>
          </table:table-cell>
          <table:table-cell office:value-type="float" office:value="1.7489999999999999E-3" table:style-name="ce1">
            <text:p>0.001749</text:p>
          </table:table-cell>
          <table:table-cell office:value-type="float" office:value="1.771E-3" table:style-name="ce1">
            <text:p>0.001771</text:p>
          </table:table-cell>
          <table:table-cell office:value-type="float" office:value="1.3032999999999999E-2" table:style-name="ce1">
            <text:p>0.013033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.297E-3" table:style-name="ce1">
            <text:p>0.002297</text:p>
          </table:table-cell>
          <table:table-cell office:value-type="float" office:value="1.835E-3" table:style-name="ce1">
            <text:p>0.001835</text:p>
          </table:table-cell>
          <table:table-cell office:value-type="float" office:value="1.7260000000000001E-3" table:style-name="ce1">
            <text:p>0.001726</text:p>
          </table:table-cell>
          <table:table-cell office:value-type="float" office:value="1.1480000000000001E-2" table:style-name="ce1">
            <text:p>0.01148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.2950000000000002E-3" table:style-name="ce1">
            <text:p>0.002295</text:p>
          </table:table-cell>
          <table:table-cell office:value-type="float" office:value="1.934E-3" table:style-name="ce1">
            <text:p>0.001934</text:p>
          </table:table-cell>
          <table:table-cell office:value-type="float" office:value="1.745E-3" table:style-name="ce1">
            <text:p>0.001745</text:p>
          </table:table-cell>
          <table:table-cell office:value-type="float" office:value="1.1466E-2" table:style-name="ce1">
            <text:p>0.011466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.2989999999999998E-3" table:style-name="ce1">
            <text:p>0.002299</text:p>
          </table:table-cell>
          <table:table-cell office:value-type="float" office:value="1.9480000000000001E-3" table:style-name="ce1">
            <text:p>0.001948</text:p>
          </table:table-cell>
          <table:table-cell office:value-type="float" office:value="1.8339999999999999E-3" table:style-name="ce1">
            <text:p>0.001834</text:p>
          </table:table-cell>
          <table:table-cell office:value-type="float" office:value="1.0774000000000001E-2" table:style-name="ce1">
            <text:p>0.010774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.294E-3" table:style-name="ce1">
            <text:p>0.002294</text:p>
          </table:table-cell>
          <table:table-cell office:value-type="float" office:value="2.0049999999999998E-3" table:style-name="ce1">
            <text:p>0.002005</text:p>
          </table:table-cell>
          <table:table-cell office:value-type="float" office:value="2.0049999999999998E-3" table:style-name="ce1">
            <text:p>0.002005</text:p>
          </table:table-cell>
          <table:table-cell office:value-type="float" office:value="9.3179999999999999E-3" table:style-name="ce1">
            <text:p>0.009318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.2929999999999999E-3" table:style-name="ce1">
            <text:p>0.002293</text:p>
          </table:table-cell>
          <table:table-cell office:value-type="float" office:value="2.1180000000000001E-3" table:style-name="ce1">
            <text:p>0.002118</text:p>
          </table:table-cell>
          <table:table-cell office:value-type="float" office:value="1.9090000000000001E-3" table:style-name="ce1">
            <text:p>0.001909</text:p>
          </table:table-cell>
          <table:table-cell office:value-type="float" office:value="1.068E-2" table:style-name="ce1">
            <text:p>0.01068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.2989999999999998E-3" table:style-name="ce1">
            <text:p>0.002299</text:p>
          </table:table-cell>
          <table:table-cell office:value-type="float" office:value="2.1789999999999999E-3" table:style-name="ce1">
            <text:p>0.002179</text:p>
          </table:table-cell>
          <table:table-cell office:value-type="float" office:value="2E-3" table:style-name="ce1">
            <text:p>0.002</text:p>
          </table:table-cell>
          <table:table-cell office:value-type="float" office:value="1.0344000000000001E-2" table:style-name="ce1">
            <text:p>0.010344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.2759999999999998E-3" table:style-name="ce1">
            <text:p>0.002276</text:p>
          </table:table-cell>
          <table:table-cell office:value-type="float" office:value="2.2469999999999999E-3" table:style-name="ce1">
            <text:p>0.002247</text:p>
          </table:table-cell>
          <table:table-cell office:value-type="float" office:value="2.0860000000000002E-3" table:style-name="ce1">
            <text:p>0.002086</text:p>
          </table:table-cell>
          <table:table-cell office:value-type="float" office:value="9.7199999999999995E-3" table:style-name="ce1">
            <text:p>0.00972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.2989999999999998E-3" table:style-name="ce1">
            <text:p>0.002299</text:p>
          </table:table-cell>
          <table:table-cell office:value-type="float" office:value="2.31E-3" table:style-name="ce1">
            <text:p>0.00231</text:p>
          </table:table-cell>
          <table:table-cell office:value-type="float" office:value="2.0279999999999999E-3" table:style-name="ce1">
            <text:p>0.002028</text:p>
          </table:table-cell>
          <table:table-cell office:value-type="float" office:value="9.9279999999999993E-3" table:style-name="ce1">
            <text:p>0.009928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.2950000000000002E-3" table:style-name="ce1">
            <text:p>0.002295</text:p>
          </table:table-cell>
          <table:table-cell office:value-type="float" office:value="2.4120000000000001E-3" table:style-name="ce1">
            <text:p>0.002412</text:p>
          </table:table-cell>
          <table:table-cell office:value-type="float" office:value="2.2060000000000001E-3" table:style-name="ce1">
            <text:p>0.002206</text:p>
          </table:table-cell>
          <table:table-cell office:value-type="float" office:value="1.0167000000000001E-2" table:style-name="ce1">
            <text:p>0.010167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.2959999999999999E-3" table:style-name="ce1">
            <text:p>0.002296</text:p>
          </table:table-cell>
          <table:table-cell office:value-type="float" office:value="2.4220000000000001E-3" table:style-name="ce1">
            <text:p>0.002422</text:p>
          </table:table-cell>
          <table:table-cell office:value-type="float" office:value="2.1229999999999999E-3" table:style-name="ce1">
            <text:p>0.002123</text:p>
          </table:table-cell>
          <table:table-cell office:value-type="float" office:value="1.1188E-2" table:style-name="ce1">
            <text:p>0.011188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.2980000000000001E-3" table:style-name="ce1">
            <text:p>0.002298</text:p>
          </table:table-cell>
          <table:table-cell office:value-type="float" office:value="2.5209999999999998E-3" table:style-name="ce1">
            <text:p>0.002521</text:p>
          </table:table-cell>
          <table:table-cell office:value-type="float" office:value="2.2539999999999999E-3" table:style-name="ce1">
            <text:p>0.002254</text:p>
          </table:table-cell>
          <table:table-cell office:value-type="float" office:value="1.1204E-2" table:style-name="ce1">
            <text:p>0.011204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.3019999999999998E-3" table:style-name="ce1">
            <text:p>0.002302</text:p>
          </table:table-cell>
          <table:table-cell office:value-type="float" office:value="2.614E-3" table:style-name="ce1">
            <text:p>0.002614</text:p>
          </table:table-cell>
          <table:table-cell office:value-type="float" office:value="2.2820000000000002E-3" table:style-name="ce1">
            <text:p>0.002282</text:p>
          </table:table-cell>
          <table:table-cell office:value-type="float" office:value="1.0612E-2" table:style-name="ce1">
            <text:p>0.010612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.2929999999999999E-3" table:style-name="ce1">
            <text:p>0.002293</text:p>
          </table:table-cell>
          <table:table-cell office:value-type="float" office:value="2.6800000000000001E-3" table:style-name="ce1">
            <text:p>0.00268</text:p>
          </table:table-cell>
          <table:table-cell office:value-type="float" office:value="2.2820000000000002E-3" table:style-name="ce1">
            <text:p>0.002282</text:p>
          </table:table-cell>
          <table:table-cell office:value-type="float" office:value="1.0363000000000001E-2" table:style-name="ce1">
            <text:p>0.010363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.297E-3" table:style-name="ce1">
            <text:p>0.002297</text:p>
          </table:table-cell>
          <table:table-cell office:value-type="float" office:value="2.7620000000000001E-3" table:style-name="ce1">
            <text:p>0.002762</text:p>
          </table:table-cell>
          <table:table-cell office:value-type="float" office:value="2.3340000000000001E-3" table:style-name="ce1">
            <text:p>0.002334</text:p>
          </table:table-cell>
          <table:table-cell office:value-type="float" office:value="1.0616E-2" table:style-name="ce1">
            <text:p>0.010616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.297E-3" table:style-name="ce1">
            <text:p>0.002297</text:p>
          </table:table-cell>
          <table:table-cell office:value-type="float" office:value="2.7929999999999999E-3" table:style-name="ce1">
            <text:p>0.002793</text:p>
          </table:table-cell>
          <table:table-cell office:value-type="float" office:value="2.4780000000000002E-3" table:style-name="ce1">
            <text:p>0.002478</text:p>
          </table:table-cell>
          <table:table-cell office:value-type="float" office:value="1.0624E-2" table:style-name="ce1">
            <text:p>0.010624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.2769999999999999E-3" table:style-name="ce1">
            <text:p>0.002277</text:p>
          </table:table-cell>
          <table:table-cell office:value-type="float" office:value="2.9169999999999999E-3" table:style-name="ce1">
            <text:p>0.002917</text:p>
          </table:table-cell>
          <table:table-cell office:value-type="float" office:value="2.6180000000000001E-3" table:style-name="ce1">
            <text:p>0.002618</text:p>
          </table:table-cell>
          <table:table-cell office:value-type="float" office:value="9.8910000000000005E-3" table:style-name="ce1">
            <text:p>0.009891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.2989999999999998E-3" table:style-name="ce1">
            <text:p>0.002299</text:p>
          </table:table-cell>
          <table:table-cell office:value-type="float" office:value="2.9940000000000001E-3" table:style-name="ce1">
            <text:p>0.002994</text:p>
          </table:table-cell>
          <table:table-cell office:value-type="float" office:value="2.4459999999999998E-3" table:style-name="ce1">
            <text:p>0.002446</text:p>
          </table:table-cell>
          <table:table-cell office:value-type="float" office:value="1.1253000000000001E-2" table:style-name="ce1">
            <text:p>0.011253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.2980000000000001E-3" table:style-name="ce1">
            <text:p>0.002298</text:p>
          </table:table-cell>
          <table:table-cell office:value-type="float" office:value="3.13E-3" table:style-name="ce1">
            <text:p>0.00313</text:p>
          </table:table-cell>
          <table:table-cell office:value-type="float" office:value="2.5969999999999999E-3" table:style-name="ce1">
            <text:p>0.002597</text:p>
          </table:table-cell>
          <table:table-cell office:value-type="float" office:value="9.8189999999999996E-3" table:style-name="ce1">
            <text:p>0.009819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.2720000000000001E-3" table:style-name="ce1">
            <text:p>0.002272</text:p>
          </table:table-cell>
          <table:table-cell office:value-type="float" office:value="3.1570000000000001E-3" table:style-name="ce1">
            <text:p>0.003157</text:p>
          </table:table-cell>
          <table:table-cell office:value-type="float" office:value="2.6649999999999998E-3" table:style-name="ce1">
            <text:p>0.002665</text:p>
          </table:table-cell>
          <table:table-cell office:value-type="float" office:value="1.0253999999999999E-2" table:style-name="ce1">
            <text:p>0.010254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.2980000000000001E-3" table:style-name="ce1">
            <text:p>0.002298</text:p>
          </table:table-cell>
          <table:table-cell office:value-type="float" office:value="3.1900000000000001E-3" table:style-name="ce1">
            <text:p>0.00319</text:p>
          </table:table-cell>
          <table:table-cell office:value-type="float" office:value="2.6150000000000001E-3" table:style-name="ce1">
            <text:p>0.002615</text:p>
          </table:table-cell>
          <table:table-cell office:value-type="float" office:value="1.0758999999999999E-2" table:style-name="ce1">
            <text:p>0.010759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.2659999999999998E-3" table:style-name="ce1">
            <text:p>0.002266</text:p>
          </table:table-cell>
          <table:table-cell office:value-type="float" office:value="3.2680000000000001E-3" table:style-name="ce1">
            <text:p>0.003268</text:p>
          </table:table-cell>
          <table:table-cell office:value-type="float" office:value="2.7399999999999998E-3" table:style-name="ce1">
            <text:p>0.00274</text:p>
          </table:table-cell>
          <table:table-cell office:value-type="float" office:value="1.0688E-2" table:style-name="ce1">
            <text:p>0.010688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.2929999999999999E-3" table:style-name="ce1">
            <text:p>0.002293</text:p>
          </table:table-cell>
          <table:table-cell office:value-type="float" office:value="3.2820000000000002E-3" table:style-name="ce1">
            <text:p>0.003282</text:p>
          </table:table-cell>
          <table:table-cell office:value-type="float" office:value="2.7569999999999999E-3" table:style-name="ce1">
            <text:p>0.002757</text:p>
          </table:table-cell>
          <table:table-cell office:value-type="float" office:value="1.0356000000000001E-2" table:style-name="ce1">
            <text:p>0.010356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.3E-3" table:style-name="ce1">
            <text:p>0.0023</text:p>
          </table:table-cell>
          <table:table-cell office:value-type="float" office:value="3.421E-3" table:style-name="ce1">
            <text:p>0.003421</text:p>
          </table:table-cell>
          <table:table-cell office:value-type="float" office:value="2.774E-3" table:style-name="ce1">
            <text:p>0.002774</text:p>
          </table:table-cell>
          <table:table-cell office:value-type="float" office:value="1.1063E-2" table:style-name="ce1">
            <text:p>0.011063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.2929999999999999E-3" table:style-name="ce1">
            <text:p>0.002293</text:p>
          </table:table-cell>
          <table:table-cell office:value-type="float" office:value="3.5200000000000001E-3" table:style-name="ce1">
            <text:p>0.00352</text:p>
          </table:table-cell>
          <table:table-cell office:value-type="float" office:value="2.7810000000000001E-3" table:style-name="ce1">
            <text:p>0.002781</text:p>
          </table:table-cell>
          <table:table-cell office:value-type="float" office:value="1.1174999999999999E-2" table:style-name="ce1">
            <text:p>0.011175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.2959999999999999E-3" table:style-name="ce1">
            <text:p>0.002296</text:p>
          </table:table-cell>
          <table:table-cell office:value-type="float" office:value="3.539E-3" table:style-name="ce1">
            <text:p>0.003539</text:p>
          </table:table-cell>
          <table:table-cell office:value-type="float" office:value="2.967E-3" table:style-name="ce1">
            <text:p>0.002967</text:p>
          </table:table-cell>
          <table:table-cell office:value-type="float" office:value="1.1464E-2" table:style-name="ce1">
            <text:p>0.011464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.264E-3" table:style-name="ce1">
            <text:p>0.002264</text:p>
          </table:table-cell>
          <table:table-cell office:value-type="float" office:value="3.6250000000000002E-3" table:style-name="ce1">
            <text:p>0.003625</text:p>
          </table:table-cell>
          <table:table-cell office:value-type="float" office:value="2.9480000000000001E-3" table:style-name="ce1">
            <text:p>0.002948</text:p>
          </table:table-cell>
          <table:table-cell office:value-type="float" office:value="1.1769E-2" table:style-name="ce1">
            <text:p>0.011769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.2989999999999998E-3" table:style-name="ce1">
            <text:p>0.002299</text:p>
          </table:table-cell>
          <table:table-cell office:value-type="float" office:value="3.7669999999999999E-3" table:style-name="ce1">
            <text:p>0.003767</text:p>
          </table:table-cell>
          <table:table-cell office:value-type="float" office:value="2.8630000000000001E-3" table:style-name="ce1">
            <text:p>0.002863</text:p>
          </table:table-cell>
          <table:table-cell office:value-type="float" office:value="1.1514999999999999E-2" table:style-name="ce1">
            <text:p>0.011515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.2690000000000002E-3" table:style-name="ce1">
            <text:p>0.002269</text:p>
          </table:table-cell>
          <table:table-cell office:value-type="float" office:value="3.8869999999999998E-3" table:style-name="ce1">
            <text:p>0.003887</text:p>
          </table:table-cell>
          <table:table-cell office:value-type="float" office:value="3.0799999999999998E-3" table:style-name="ce1">
            <text:p>0.00308</text:p>
          </table:table-cell>
          <table:table-cell office:value-type="float" office:value="1.119E-2" table:style-name="ce1">
            <text:p>0.01119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.261E-3" table:style-name="ce1">
            <text:p>0.002261</text:p>
          </table:table-cell>
          <table:table-cell office:value-type="float" office:value="3.888E-3" table:style-name="ce1">
            <text:p>0.003888</text:p>
          </table:table-cell>
          <table:table-cell office:value-type="float" office:value="3.0950000000000001E-3" table:style-name="ce1">
            <text:p>0.003095</text:p>
          </table:table-cell>
          <table:table-cell office:value-type="float" office:value="1.142E-2" table:style-name="ce1">
            <text:p>0.01142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.2950000000000002E-3" table:style-name="ce1">
            <text:p>0.002295</text:p>
          </table:table-cell>
          <table:table-cell office:value-type="float" office:value="3.973E-3" table:style-name="ce1">
            <text:p>0.003973</text:p>
          </table:table-cell>
          <table:table-cell office:value-type="float" office:value="3.2130000000000001E-3" table:style-name="ce1">
            <text:p>0.003213</text:p>
          </table:table-cell>
          <table:table-cell office:value-type="float" office:value="1.2024999999999999E-2" table:style-name="ce1">
            <text:p>0.012025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.2920000000000002E-3" table:style-name="ce1">
            <text:p>0.002292</text:p>
          </table:table-cell>
          <table:table-cell office:value-type="float" office:value="4.0969999999999999E-3" table:style-name="ce1">
            <text:p>0.004097</text:p>
          </table:table-cell>
          <table:table-cell office:value-type="float" office:value="3.0790000000000001E-3" table:style-name="ce1">
            <text:p>0.003079</text:p>
          </table:table-cell>
          <table:table-cell office:value-type="float" office:value="1.0791E-2" table:style-name="ce1">
            <text:p>0.010791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.2680000000000001E-3" table:style-name="ce1">
            <text:p>0.002268</text:p>
          </table:table-cell>
          <table:table-cell office:value-type="float" office:value="4.0699999999999998E-3" table:style-name="ce1">
            <text:p>0.00407</text:p>
          </table:table-cell>
          <table:table-cell office:value-type="float" office:value="3.222E-3" table:style-name="ce1">
            <text:p>0.003222</text:p>
          </table:table-cell>
          <table:table-cell office:value-type="float" office:value="1.1989E-2" table:style-name="ce1">
            <text:p>0.011989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.2650000000000001E-3" table:style-name="ce1">
            <text:p>0.002265</text:p>
          </table:table-cell>
          <table:table-cell office:value-type="float" office:value="4.1650000000000003E-3" table:style-name="ce1">
            <text:p>0.004165</text:p>
          </table:table-cell>
          <table:table-cell office:value-type="float" office:value="3.1840000000000002E-3" table:style-name="ce1">
            <text:p>0.003184</text:p>
          </table:table-cell>
          <table:table-cell office:value-type="float" office:value="1.1434E-2" table:style-name="ce1">
            <text:p>0.011434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.2650000000000001E-3" table:style-name="ce1">
            <text:p>0.002265</text:p>
          </table:table-cell>
          <table:table-cell office:value-type="float" office:value="4.2839999999999996E-3" table:style-name="ce1">
            <text:p>0.004284</text:p>
          </table:table-cell>
          <table:table-cell office:value-type="float" office:value="3.3639999999999998E-3" table:style-name="ce1">
            <text:p>0.003364</text:p>
          </table:table-cell>
          <table:table-cell office:value-type="float" office:value="1.2003E-2" table:style-name="ce1">
            <text:p>0.012003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.2989999999999998E-3" table:style-name="ce1">
            <text:p>0.002299</text:p>
          </table:table-cell>
          <table:table-cell office:value-type="float" office:value="4.3249999999999999E-3" table:style-name="ce1">
            <text:p>0.004325</text:p>
          </table:table-cell>
          <table:table-cell office:value-type="float" office:value="3.2940000000000001E-3" table:style-name="ce1">
            <text:p>0.003294</text:p>
          </table:table-cell>
          <table:table-cell office:value-type="float" office:value="1.1405E-2" table:style-name="ce1">
            <text:p>0.011405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.2980000000000001E-3" table:style-name="ce1">
            <text:p>0.002298</text:p>
          </table:table-cell>
          <table:table-cell office:value-type="float" office:value="4.3819999999999996E-3" table:style-name="ce1">
            <text:p>0.004382</text:p>
          </table:table-cell>
          <table:table-cell office:value-type="float" office:value="3.2799999999999999E-3" table:style-name="ce1">
            <text:p>0.00328</text:p>
          </table:table-cell>
          <table:table-cell office:value-type="float" office:value="1.2019999999999999E-2" table:style-name="ce1">
            <text:p>0.01202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.2680000000000001E-3" table:style-name="ce1">
            <text:p>0.002268</text:p>
          </table:table-cell>
          <table:table-cell office:value-type="float" office:value="4.6169999999999996E-3" table:style-name="ce1">
            <text:p>0.004617</text:p>
          </table:table-cell>
          <table:table-cell office:value-type="float" office:value="3.4870000000000001E-3" table:style-name="ce1">
            <text:p>0.003487</text:p>
          </table:table-cell>
          <table:table-cell office:value-type="float" office:value="1.111E-2" table:style-name="ce1">
            <text:p>0.01111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.294E-3" table:style-name="ce1">
            <text:p>0.002294</text:p>
          </table:table-cell>
          <table:table-cell office:value-type="float" office:value="4.5450000000000004E-3" table:style-name="ce1">
            <text:p>0.004545</text:p>
          </table:table-cell>
          <table:table-cell office:value-type="float" office:value="3.5479999999999999E-3" table:style-name="ce1">
            <text:p>0.003548</text:p>
          </table:table-cell>
          <table:table-cell office:value-type="float" office:value="1.1676000000000001E-2" table:style-name="ce1">
            <text:p>0.011676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.2780000000000001E-3" table:style-name="ce1">
            <text:p>0.002278</text:p>
          </table:table-cell>
          <table:table-cell office:value-type="float" office:value="4.5760000000000002E-3" table:style-name="ce1">
            <text:p>0.004576</text:p>
          </table:table-cell>
          <table:table-cell office:value-type="float" office:value="3.6099999999999999E-3" table:style-name="ce1">
            <text:p>0.00361</text:p>
          </table:table-cell>
          <table:table-cell office:value-type="float" office:value="1.2107E-2" table:style-name="ce1">
            <text:p>0.012107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.3080000000000002E-3" table:style-name="ce1">
            <text:p>0.002308</text:p>
          </table:table-cell>
          <table:table-cell office:value-type="float" office:value="4.7410000000000004E-3" table:style-name="ce1">
            <text:p>0.004741</text:p>
          </table:table-cell>
          <table:table-cell office:value-type="float" office:value="3.7580000000000001E-3" table:style-name="ce1">
            <text:p>0.003758</text:p>
          </table:table-cell>
          <table:table-cell office:value-type="float" office:value="1.1918E-2" table:style-name="ce1">
            <text:p>0.011918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.2650000000000001E-3" table:style-name="ce1">
            <text:p>0.002265</text:p>
          </table:table-cell>
          <table:table-cell office:value-type="float" office:value="4.7460000000000002E-3" table:style-name="ce1">
            <text:p>0.004746</text:p>
          </table:table-cell>
          <table:table-cell office:value-type="float" office:value="3.8570000000000002E-3" table:style-name="ce1">
            <text:p>0.003857</text:p>
          </table:table-cell>
          <table:table-cell office:value-type="float" office:value="1.1943E-2" table:style-name="ce1">
            <text:p>0.011943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.2959999999999999E-3" table:style-name="ce1">
            <text:p>0.002296</text:p>
          </table:table-cell>
          <table:table-cell office:value-type="float" office:value="4.8799999999999998E-3" table:style-name="ce1">
            <text:p>0.00488</text:p>
          </table:table-cell>
          <table:table-cell office:value-type="float" office:value="3.715E-3" table:style-name="ce1">
            <text:p>0.003715</text:p>
          </table:table-cell>
          <table:table-cell office:value-type="float" office:value="1.2506E-2" table:style-name="ce1">
            <text:p>0.012506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.264E-3" table:style-name="ce1">
            <text:p>0.002264</text:p>
          </table:table-cell>
          <table:table-cell office:value-type="float" office:value="4.9090000000000002E-3" table:style-name="ce1">
            <text:p>0.004909</text:p>
          </table:table-cell>
          <table:table-cell office:value-type="float" office:value="3.797E-3" table:style-name="ce1">
            <text:p>0.003797</text:p>
          </table:table-cell>
          <table:table-cell office:value-type="float" office:value="1.2692E-2" table:style-name="ce1">
            <text:p>0.012692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.297E-3" table:style-name="ce1">
            <text:p>0.002297</text:p>
          </table:table-cell>
          <table:table-cell office:value-type="float" office:value="4.9870000000000001E-3" table:style-name="ce1">
            <text:p>0.004987</text:p>
          </table:table-cell>
          <table:table-cell office:value-type="float" office:value="3.8319999999999999E-3" table:style-name="ce1">
            <text:p>0.003832</text:p>
          </table:table-cell>
          <table:table-cell office:value-type="float" office:value="1.1868999999999999E-2" table:style-name="ce1">
            <text:p>0.011869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.264E-3" table:style-name="ce1">
            <text:p>0.002264</text:p>
          </table:table-cell>
          <table:table-cell office:value-type="float" office:value="5.1200000000000004E-3" table:style-name="ce1">
            <text:p>0.00512</text:p>
          </table:table-cell>
          <table:table-cell office:value-type="float" office:value="3.8709999999999999E-3" table:style-name="ce1">
            <text:p>0.003871</text:p>
          </table:table-cell>
          <table:table-cell office:value-type="float" office:value="1.3095000000000001E-2" table:style-name="ce1">
            <text:p>0.013095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.2899999999999999E-3" table:style-name="ce1">
            <text:p>0.00229</text:p>
          </table:table-cell>
          <table:table-cell office:value-type="float" office:value="5.3299999999999997E-3" table:style-name="ce1">
            <text:p>0.00533</text:p>
          </table:table-cell>
          <table:table-cell office:value-type="float" office:value="3.9189999999999997E-3" table:style-name="ce1">
            <text:p>0.003919</text:p>
          </table:table-cell>
          <table:table-cell office:value-type="float" office:value="1.2215999999999999E-2" table:style-name="ce1">
            <text:p>0.012216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.2950000000000002E-3" table:style-name="ce1">
            <text:p>0.002295</text:p>
          </table:table-cell>
          <table:table-cell office:value-type="float" office:value="5.254E-3" table:style-name="ce1">
            <text:p>0.005254</text:p>
          </table:table-cell>
          <table:table-cell office:value-type="float" office:value="4.0090000000000004E-3" table:style-name="ce1">
            <text:p>0.004009</text:p>
          </table:table-cell>
          <table:table-cell office:value-type="float" office:value="1.2574999999999999E-2" table:style-name="ce1">
            <text:p>0.012575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.2950000000000002E-3" table:style-name="ce1">
            <text:p>0.002295</text:p>
          </table:table-cell>
          <table:table-cell office:value-type="float" office:value="5.391E-3" table:style-name="ce1">
            <text:p>0.005391</text:p>
          </table:table-cell>
          <table:table-cell office:value-type="float" office:value="3.9950000000000003E-3" table:style-name="ce1">
            <text:p>0.003995</text:p>
          </table:table-cell>
          <table:table-cell office:value-type="float" office:value="1.3337999999999999E-2" table:style-name="ce1">
            <text:p>0.013338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.294E-3" table:style-name="ce1">
            <text:p>0.002294</text:p>
          </table:table-cell>
          <table:table-cell office:value-type="float" office:value="5.4209999999999996E-3" table:style-name="ce1">
            <text:p>0.005421</text:p>
          </table:table-cell>
          <table:table-cell office:value-type="float" office:value="4.2269999999999999E-3" table:style-name="ce1">
            <text:p>0.004227</text:p>
          </table:table-cell>
          <table:table-cell office:value-type="float" office:value="1.3313E-2" table:style-name="ce1">
            <text:p>0.013313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.2910000000000001E-3" table:style-name="ce1">
            <text:p>0.002291</text:p>
          </table:table-cell>
          <table:table-cell office:value-type="float" office:value="5.5319999999999996E-3" table:style-name="ce1">
            <text:p>0.005532</text:p>
          </table:table-cell>
          <table:table-cell office:value-type="float" office:value="4.3020000000000003E-3" table:style-name="ce1">
            <text:p>0.004302</text:p>
          </table:table-cell>
          <table:table-cell office:value-type="float" office:value="1.2652999999999999E-2" table:style-name="ce1">
            <text:p>0.012653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.294E-3" table:style-name="ce1">
            <text:p>0.002294</text:p>
          </table:table-cell>
          <table:table-cell office:value-type="float" office:value="5.4510000000000001E-3" table:style-name="ce1">
            <text:p>0.005451</text:p>
          </table:table-cell>
          <table:table-cell office:value-type="float" office:value="4.1219999999999998E-3" table:style-name="ce1">
            <text:p>0.004122</text:p>
          </table:table-cell>
          <table:table-cell office:value-type="float" office:value="1.2215E-2" table:style-name="ce1">
            <text:p>0.012215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.2620000000000001E-3" table:style-name="ce1">
            <text:p>0.002262</text:p>
          </table:table-cell>
          <table:table-cell office:value-type="float" office:value="5.7120000000000001E-3" table:style-name="ce1">
            <text:p>0.005712</text:p>
          </table:table-cell>
          <table:table-cell office:value-type="float" office:value="4.2839999999999996E-3" table:style-name="ce1">
            <text:p>0.004284</text:p>
          </table:table-cell>
          <table:table-cell office:value-type="float" office:value="1.2588E-2" table:style-name="ce1">
            <text:p>0.012588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.297E-3" table:style-name="ce1">
            <text:p>0.002297</text:p>
          </table:table-cell>
          <table:table-cell office:value-type="float" office:value="5.7260000000000002E-3" table:style-name="ce1">
            <text:p>0.005726</text:p>
          </table:table-cell>
          <table:table-cell office:value-type="float" office:value="4.3210000000000002E-3" table:style-name="ce1">
            <text:p>0.004321</text:p>
          </table:table-cell>
          <table:table-cell office:value-type="float" office:value="1.2879E-2" table:style-name="ce1">
            <text:p>0.012879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.271E-3" table:style-name="ce1">
            <text:p>0.002271</text:p>
          </table:table-cell>
          <table:table-cell office:value-type="float" office:value="5.8139999999999997E-3" table:style-name="ce1">
            <text:p>0.005814</text:p>
          </table:table-cell>
          <table:table-cell office:value-type="float" office:value="4.3150000000000003E-3" table:style-name="ce1">
            <text:p>0.004315</text:p>
          </table:table-cell>
          <table:table-cell office:value-type="float" office:value="1.2996000000000001E-2" table:style-name="ce1">
            <text:p>0.012996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.2659999999999998E-3" table:style-name="ce1">
            <text:p>0.002266</text:p>
          </table:table-cell>
          <table:table-cell office:value-type="float" office:value="5.9810000000000002E-3" table:style-name="ce1">
            <text:p>0.005981</text:p>
          </table:table-cell>
          <table:table-cell office:value-type="float" office:value="4.4260000000000002E-3" table:style-name="ce1">
            <text:p>0.004426</text:p>
          </table:table-cell>
          <table:table-cell office:value-type="float" office:value="1.2784E-2" table:style-name="ce1">
            <text:p>0.012784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.2799999999999999E-3" table:style-name="ce1">
            <text:p>0.00228</text:p>
          </table:table-cell>
          <table:table-cell office:value-type="float" office:value="6.0439999999999999E-3" table:style-name="ce1">
            <text:p>0.006044</text:p>
          </table:table-cell>
          <table:table-cell office:value-type="float" office:value="4.3699999999999998E-3" table:style-name="ce1">
            <text:p>0.00437</text:p>
          </table:table-cell>
          <table:table-cell office:value-type="float" office:value="1.3332999999999999E-2" table:style-name="ce1">
            <text:p>0.013333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.2659999999999998E-3" table:style-name="ce1">
            <text:p>0.002266</text:p>
          </table:table-cell>
          <table:table-cell office:value-type="float" office:value="5.9490000000000003E-3" table:style-name="ce1">
            <text:p>0.005949</text:p>
          </table:table-cell>
          <table:table-cell office:value-type="float" office:value="4.5409999999999999E-3" table:style-name="ce1">
            <text:p>0.004541</text:p>
          </table:table-cell>
          <table:table-cell office:value-type="float" office:value="1.2487E-2" table:style-name="ce1">
            <text:p>0.012487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.2980000000000001E-3" table:style-name="ce1">
            <text:p>0.002298</text:p>
          </table:table-cell>
          <table:table-cell office:value-type="float" office:value="6.1339999999999997E-3" table:style-name="ce1">
            <text:p>0.006134</text:p>
          </table:table-cell>
          <table:table-cell office:value-type="float" office:value="4.4949999999999999E-3" table:style-name="ce1">
            <text:p>0.004495</text:p>
          </table:table-cell>
          <table:table-cell office:value-type="float" office:value="1.2283000000000001E-2" table:style-name="ce1">
            <text:p>0.012283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.294E-3" table:style-name="ce1">
            <text:p>0.002294</text:p>
          </table:table-cell>
          <table:table-cell office:value-type="float" office:value="6.1370000000000001E-3" table:style-name="ce1">
            <text:p>0.006137</text:p>
          </table:table-cell>
          <table:table-cell office:value-type="float" office:value="4.666E-3" table:style-name="ce1">
            <text:p>0.004666</text:p>
          </table:table-cell>
          <table:table-cell office:value-type="float" office:value="1.3011E-2" table:style-name="ce1">
            <text:p>0.013011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.2950000000000002E-3" table:style-name="ce1">
            <text:p>0.002295</text:p>
          </table:table-cell>
          <table:table-cell office:value-type="float" office:value="6.254E-3" table:style-name="ce1">
            <text:p>0.006254</text:p>
          </table:table-cell>
          <table:table-cell office:value-type="float" office:value="4.5370000000000002E-3" table:style-name="ce1">
            <text:p>0.004537</text:p>
          </table:table-cell>
          <table:table-cell office:value-type="float" office:value="1.3805E-2" table:style-name="ce1">
            <text:p>0.013805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.297E-3" table:style-name="ce1">
            <text:p>0.002297</text:p>
          </table:table-cell>
          <table:table-cell office:value-type="float" office:value="6.3220000000000004E-3" table:style-name="ce1">
            <text:p>0.006322</text:p>
          </table:table-cell>
          <table:table-cell office:value-type="float" office:value="4.7759999999999999E-3" table:style-name="ce1">
            <text:p>0.004776</text:p>
          </table:table-cell>
          <table:table-cell office:value-type="float" office:value="1.3332E-2" table:style-name="ce1">
            <text:p>0.013332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.2920000000000002E-3" table:style-name="ce1">
            <text:p>0.002292</text:p>
          </table:table-cell>
          <table:table-cell office:value-type="float" office:value="6.5259999999999997E-3" table:style-name="ce1">
            <text:p>0.006526</text:p>
          </table:table-cell>
          <table:table-cell office:value-type="float" office:value="4.7949999999999998E-3" table:style-name="ce1">
            <text:p>0.004795</text:p>
          </table:table-cell>
          <table:table-cell office:value-type="float" office:value="1.3480000000000001E-2" table:style-name="ce1">
            <text:p>0.01348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.2920000000000002E-3" table:style-name="ce1">
            <text:p>0.002292</text:p>
          </table:table-cell>
          <table:table-cell office:value-type="float" office:value="6.4790000000000004E-3" table:style-name="ce1">
            <text:p>0.006479</text:p>
          </table:table-cell>
          <table:table-cell office:value-type="float" office:value="4.9699999999999996E-3" table:style-name="ce1">
            <text:p>0.00497</text:p>
          </table:table-cell>
          <table:table-cell office:value-type="float" office:value="1.3193E-2" table:style-name="ce1">
            <text:p>0.013193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.274E-3" table:style-name="ce1">
            <text:p>0.002274</text:p>
          </table:table-cell>
          <table:table-cell office:value-type="float" office:value="6.5449999999999996E-3" table:style-name="ce1">
            <text:p>0.006545</text:p>
          </table:table-cell>
          <table:table-cell office:value-type="float" office:value="4.947E-3" table:style-name="ce1">
            <text:p>0.004947</text:p>
          </table:table-cell>
          <table:table-cell office:value-type="float" office:value="1.3441E-2" table:style-name="ce1">
            <text:p>0.013441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.2780000000000001E-3" table:style-name="ce1">
            <text:p>0.002278</text:p>
          </table:table-cell>
          <table:table-cell office:value-type="float" office:value="6.6509999999999998E-3" table:style-name="ce1">
            <text:p>0.006651</text:p>
          </table:table-cell>
          <table:table-cell office:value-type="float" office:value="5.0169999999999998E-3" table:style-name="ce1">
            <text:p>0.005017</text:p>
          </table:table-cell>
          <table:table-cell office:value-type="float" office:value="1.372E-2" table:style-name="ce1">
            <text:p>0.01372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.2629999999999998E-3" table:style-name="ce1">
            <text:p>0.002263</text:p>
          </table:table-cell>
          <table:table-cell office:value-type="float" office:value="7.0200000000000002E-3" table:style-name="ce1">
            <text:p>0.00702</text:p>
          </table:table-cell>
          <table:table-cell office:value-type="float" office:value="5.006E-3" table:style-name="ce1">
            <text:p>0.005006</text:p>
          </table:table-cell>
          <table:table-cell office:value-type="float" office:value="1.3219E-2" table:style-name="ce1">
            <text:p>0.013219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.3050000000000002E-3" table:style-name="ce1">
            <text:p>0.002305</text:p>
          </table:table-cell>
          <table:table-cell office:value-type="float" office:value="6.777E-3" table:style-name="ce1">
            <text:p>0.006777</text:p>
          </table:table-cell>
          <table:table-cell office:value-type="float" office:value="5.1960000000000001E-3" table:style-name="ce1">
            <text:p>0.005196</text:p>
          </table:table-cell>
          <table:table-cell office:value-type="float" office:value="1.3361E-2" table:style-name="ce1">
            <text:p>0.013361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.2859999999999998E-3" table:style-name="ce1">
            <text:p>0.002286</text:p>
          </table:table-cell>
          <table:table-cell office:value-type="float" office:value="6.8869999999999999E-3" table:style-name="ce1">
            <text:p>0.006887</text:p>
          </table:table-cell>
          <table:table-cell office:value-type="float" office:value="5.2290000000000001E-3" table:style-name="ce1">
            <text:p>0.005229</text:p>
          </table:table-cell>
          <table:table-cell office:value-type="float" office:value="1.3301E-2" table:style-name="ce1">
            <text:p>0.013301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.2980000000000001E-3" table:style-name="ce1">
            <text:p>0.002298</text:p>
          </table:table-cell>
          <table:table-cell office:value-type="float" office:value="7.0400000000000003E-3" table:style-name="ce1">
            <text:p>0.00704</text:p>
          </table:table-cell>
          <table:table-cell office:value-type="float" office:value="5.1120000000000002E-3" table:style-name="ce1">
            <text:p>0.005112</text:p>
          </table:table-cell>
          <table:table-cell office:value-type="float" office:value="1.3448E-2" table:style-name="ce1">
            <text:p>0.013448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.2959999999999999E-3" table:style-name="ce1">
            <text:p>0.002296</text:p>
          </table:table-cell>
          <table:table-cell office:value-type="float" office:value="6.9800000000000001E-3" table:style-name="ce1">
            <text:p>0.00698</text:p>
          </table:table-cell>
          <table:table-cell office:value-type="float" office:value="5.1999999999999998E-3" table:style-name="ce1">
            <text:p>0.0052</text:p>
          </table:table-cell>
          <table:table-cell office:value-type="float" office:value="1.3271E-2" table:style-name="ce1">
            <text:p>0.013271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.2920000000000002E-3" table:style-name="ce1">
            <text:p>0.002292</text:p>
          </table:table-cell>
          <table:table-cell office:value-type="float" office:value="7.28E-3" table:style-name="ce1">
            <text:p>0.00728</text:p>
          </table:table-cell>
          <table:table-cell office:value-type="float" office:value="5.3359999999999996E-3" table:style-name="ce1">
            <text:p>0.005336</text:p>
          </table:table-cell>
          <table:table-cell office:value-type="float" office:value="1.3719E-2" table:style-name="ce1">
            <text:p>0.013719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.2929999999999999E-3" table:style-name="ce1">
            <text:p>0.002293</text:p>
          </table:table-cell>
          <table:table-cell office:value-type="float" office:value="7.2189999999999997E-3" table:style-name="ce1">
            <text:p>0.007219</text:p>
          </table:table-cell>
          <table:table-cell office:value-type="float" office:value="5.3239999999999997E-3" table:style-name="ce1">
            <text:p>0.005324</text:p>
          </table:table-cell>
          <table:table-cell office:value-type="float" office:value="1.3821999999999999E-2" table:style-name="ce1">
            <text:p>0.013822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.2959999999999999E-3" table:style-name="ce1">
            <text:p>0.002296</text:p>
          </table:table-cell>
          <table:table-cell office:value-type="float" office:value="7.2880000000000002E-3" table:style-name="ce1">
            <text:p>0.007288</text:p>
          </table:table-cell>
          <table:table-cell office:value-type="float" office:value="5.45E-3" table:style-name="ce1">
            <text:p>0.00545</text:p>
          </table:table-cell>
          <table:table-cell office:value-type="float" office:value="1.4050999999999999E-2" table:style-name="ce1">
            <text:p>0.014051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.297E-3" table:style-name="ce1">
            <text:p>0.002297</text:p>
          </table:table-cell>
          <table:table-cell office:value-type="float" office:value="7.4229999999999999E-3" table:style-name="ce1">
            <text:p>0.007423</text:p>
          </table:table-cell>
          <table:table-cell office:value-type="float" office:value="5.489E-3" table:style-name="ce1">
            <text:p>0.005489</text:p>
          </table:table-cell>
          <table:table-cell office:value-type="float" office:value="1.3381000000000001E-2" table:style-name="ce1">
            <text:p>0.013381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.3E-3" table:style-name="ce1">
            <text:p>0.0023</text:p>
          </table:table-cell>
          <table:table-cell office:value-type="float" office:value="7.5399999999999998E-3" table:style-name="ce1">
            <text:p>0.00754</text:p>
          </table:table-cell>
          <table:table-cell office:value-type="float" office:value="5.359E-3" table:style-name="ce1">
            <text:p>0.005359</text:p>
          </table:table-cell>
          <table:table-cell office:value-type="float" office:value="1.4075000000000001E-2" table:style-name="ce1">
            <text:p>0.014075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.287E-3" table:style-name="ce1">
            <text:p>0.002287</text:p>
          </table:table-cell>
          <table:table-cell office:value-type="float" office:value="7.5329999999999998E-3" table:style-name="ce1">
            <text:p>0.007533</text:p>
          </table:table-cell>
          <table:table-cell office:value-type="float" office:value="5.574E-3" table:style-name="ce1">
            <text:p>0.005574</text:p>
          </table:table-cell>
          <table:table-cell office:value-type="float" office:value="1.4010999999999999E-2" table:style-name="ce1">
            <text:p>0.014011</text:p>
          </table:table-cell>
          <table:table-cell table:number-columns-repeated="1637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2.2980000000000001E-3" table:style-name="ce1">
            <text:p>0.002298</text:p>
          </table:table-cell>
          <table:table-cell office:value-type="float" office:value="7.7029999999999998E-3" table:style-name="ce1">
            <text:p>0.007703</text:p>
          </table:table-cell>
          <table:table-cell office:value-type="float" office:value="5.5059999999999996E-3" table:style-name="ce1">
            <text:p>0.005506</text:p>
          </table:table-cell>
          <table:table-cell office:value-type="float" office:value="1.3823999999999999E-2" table:style-name="ce1">
            <text:p>0.013824</text:p>
          </table:table-cell>
          <table:table-cell table:number-columns-repeated="16379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.294E-3" table:style-name="ce1">
            <text:p>0.002294</text:p>
          </table:table-cell>
          <table:table-cell office:value-type="float" office:value="7.8019999999999999E-3" table:style-name="ce1">
            <text:p>0.007802</text:p>
          </table:table-cell>
          <table:table-cell office:value-type="float" office:value="5.5909999999999996E-3" table:style-name="ce1">
            <text:p>0.005591</text:p>
          </table:table-cell>
          <table:table-cell office:value-type="float" office:value="1.3431E-2" table:style-name="ce1">
            <text:p>0.013431</text:p>
          </table:table-cell>
          <table:table-cell table:number-columns-repeated="1637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.2680000000000001E-3" table:style-name="ce1">
            <text:p>0.002268</text:p>
          </table:table-cell>
          <table:table-cell office:value-type="float" office:value="7.8340000000000007E-3" table:style-name="ce1">
            <text:p>0.007834</text:p>
          </table:table-cell>
          <table:table-cell office:value-type="float" office:value="5.6909999999999999E-3" table:style-name="ce1">
            <text:p>0.005691</text:p>
          </table:table-cell>
          <table:table-cell office:value-type="float" office:value="1.3714E-2" table:style-name="ce1">
            <text:p>0.013714</text:p>
          </table:table-cell>
          <table:table-cell table:number-columns-repeated="1637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.294E-3" table:style-name="ce1">
            <text:p>0.002294</text:p>
          </table:table-cell>
          <table:table-cell office:value-type="float" office:value="7.8799999999999999E-3" table:style-name="ce1">
            <text:p>0.00788</text:p>
          </table:table-cell>
          <table:table-cell office:value-type="float" office:value="5.7460000000000002E-3" table:style-name="ce1">
            <text:p>0.005746</text:p>
          </table:table-cell>
          <table:table-cell office:value-type="float" office:value="1.3941E-2" table:style-name="ce1">
            <text:p>0.013941</text:p>
          </table:table-cell>
          <table:table-cell table:number-columns-repeated="1637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.2659999999999998E-3" table:style-name="ce1">
            <text:p>0.002266</text:p>
          </table:table-cell>
          <table:table-cell office:value-type="float" office:value="7.8609999999999999E-3" table:style-name="ce1">
            <text:p>0.007861</text:p>
          </table:table-cell>
          <table:table-cell office:value-type="float" office:value="5.7990000000000003E-3" table:style-name="ce1">
            <text:p>0.005799</text:p>
          </table:table-cell>
          <table:table-cell office:value-type="float" office:value="1.4401000000000001E-2" table:style-name="ce1">
            <text:p>0.014401</text:p>
          </table:table-cell>
          <table:table-cell table:number-columns-repeated="1637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.2980000000000001E-3" table:style-name="ce1">
            <text:p>0.002298</text:p>
          </table:table-cell>
          <table:table-cell office:value-type="float" office:value="7.9600000000000001E-3" table:style-name="ce1">
            <text:p>0.00796</text:p>
          </table:table-cell>
          <table:table-cell office:value-type="float" office:value="5.744E-3" table:style-name="ce1">
            <text:p>0.005744</text:p>
          </table:table-cell>
          <table:table-cell office:value-type="float" office:value="1.2886E-2" table:style-name="ce1">
            <text:p>0.012886</text:p>
          </table:table-cell>
          <table:table-cell table:number-columns-repeated="1637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2.264E-3" table:style-name="ce1">
            <text:p>0.002264</text:p>
          </table:table-cell>
          <table:table-cell office:value-type="float" office:value="8.1359999999999991E-3" table:style-name="ce1">
            <text:p>0.008136</text:p>
          </table:table-cell>
          <table:table-cell office:value-type="float" office:value="5.9550000000000002E-3" table:style-name="ce1">
            <text:p>0.005955</text:p>
          </table:table-cell>
          <table:table-cell office:value-type="float" office:value="1.461E-2" table:style-name="ce1">
            <text:p>0.01461</text:p>
          </table:table-cell>
          <table:table-cell table:number-columns-repeated="1637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.2959999999999999E-3" table:style-name="ce1">
            <text:p>0.002296</text:p>
          </table:table-cell>
          <table:table-cell office:value-type="float" office:value="8.3549999999999996E-3" table:style-name="ce1">
            <text:p>0.008355</text:p>
          </table:table-cell>
          <table:table-cell office:value-type="float" office:value="5.8849999999999996E-3" table:style-name="ce1">
            <text:p>0.005885</text:p>
          </table:table-cell>
          <table:table-cell office:value-type="float" office:value="1.4512000000000001E-2" table:style-name="ce1">
            <text:p>0.014512</text:p>
          </table:table-cell>
          <table:table-cell table:number-columns-repeated="1637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.2790000000000002E-3" table:style-name="ce1">
            <text:p>0.002279</text:p>
          </table:table-cell>
          <table:table-cell office:value-type="float" office:value="8.3499999999999998E-3" table:style-name="ce1">
            <text:p>0.00835</text:p>
          </table:table-cell>
          <table:table-cell office:value-type="float" office:value="6.0520000000000001E-3" table:style-name="ce1">
            <text:p>0.006052</text:p>
          </table:table-cell>
          <table:table-cell office:value-type="float" office:value="1.4154999999999999E-2" table:style-name="ce1">
            <text:p>0.014155</text:p>
          </table:table-cell>
          <table:table-cell table:number-columns-repeated="1637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.2910000000000001E-3" table:style-name="ce1">
            <text:p>0.002291</text:p>
          </table:table-cell>
          <table:table-cell office:value-type="float" office:value="8.4469999999999996E-3" table:style-name="ce1">
            <text:p>0.008447</text:p>
          </table:table-cell>
          <table:table-cell office:value-type="float" office:value="6.0359999999999997E-3" table:style-name="ce1">
            <text:p>0.006036</text:p>
          </table:table-cell>
          <table:table-cell office:value-type="float" office:value="1.3625E-2" table:style-name="ce1">
            <text:p>0.013625</text:p>
          </table:table-cell>
          <table:table-cell table:number-columns-repeated="1637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.2680000000000001E-3" table:style-name="ce1">
            <text:p>0.002268</text:p>
          </table:table-cell>
          <table:table-cell office:value-type="float" office:value="8.5400000000000007E-3" table:style-name="ce1">
            <text:p>0.00854</text:p>
          </table:table-cell>
          <table:table-cell office:value-type="float" office:value="6.0029999999999997E-3" table:style-name="ce1">
            <text:p>0.006003</text:p>
          </table:table-cell>
          <table:table-cell office:value-type="float" office:value="1.4260999999999999E-2" table:style-name="ce1">
            <text:p>0.014261</text:p>
          </table:table-cell>
          <table:table-cell table:number-columns-repeated="1637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.2690000000000002E-3" table:style-name="ce1">
            <text:p>0.002269</text:p>
          </table:table-cell>
          <table:table-cell office:value-type="float" office:value="8.7950000000000007E-3" table:style-name="ce1">
            <text:p>0.008795</text:p>
          </table:table-cell>
          <table:table-cell office:value-type="float" office:value="6.1349999999999998E-3" table:style-name="ce1">
            <text:p>0.006135</text:p>
          </table:table-cell>
          <table:table-cell office:value-type="float" office:value="1.3828999999999999E-2" table:style-name="ce1">
            <text:p>0.013829</text:p>
          </table:table-cell>
          <table:table-cell table:number-columns-repeated="1637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.2650000000000001E-3" table:style-name="ce1">
            <text:p>0.002265</text:p>
          </table:table-cell>
          <table:table-cell office:value-type="float" office:value="8.7189999999999993E-3" table:style-name="ce1">
            <text:p>0.008719</text:p>
          </table:table-cell>
          <table:table-cell office:value-type="float" office:value="6.1910000000000003E-3" table:style-name="ce1">
            <text:p>0.006191</text:p>
          </table:table-cell>
          <table:table-cell office:value-type="float" office:value="1.3258000000000001E-2" table:style-name="ce1">
            <text:p>0.013258</text:p>
          </table:table-cell>
          <table:table-cell table:number-columns-repeated="1637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.2899999999999999E-3" table:style-name="ce1">
            <text:p>0.00229</text:p>
          </table:table-cell>
          <table:table-cell office:value-type="float" office:value="8.9359999999999995E-3" table:style-name="ce1">
            <text:p>0.008936</text:p>
          </table:table-cell>
          <table:table-cell office:value-type="float" office:value="6.2690000000000003E-3" table:style-name="ce1">
            <text:p>0.006269</text:p>
          </table:table-cell>
          <table:table-cell office:value-type="float" office:value="1.3971000000000001E-2" table:style-name="ce1">
            <text:p>0.013971</text:p>
          </table:table-cell>
          <table:table-cell table:number-columns-repeated="1637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.271E-3" table:style-name="ce1">
            <text:p>0.002271</text:p>
          </table:table-cell>
          <table:table-cell office:value-type="float" office:value="9.0089999999999996E-3" table:style-name="ce1">
            <text:p>0.009009</text:p>
          </table:table-cell>
          <table:table-cell office:value-type="float" office:value="6.1970000000000003E-3" table:style-name="ce1">
            <text:p>0.006197</text:p>
          </table:table-cell>
          <table:table-cell office:value-type="float" office:value="1.406E-2" table:style-name="ce1">
            <text:p>0.01406</text:p>
          </table:table-cell>
          <table:table-cell table:number-columns-repeated="1637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.264E-3" table:style-name="ce1">
            <text:p>0.002264</text:p>
          </table:table-cell>
          <table:table-cell office:value-type="float" office:value="8.9929999999999993E-3" table:style-name="ce1">
            <text:p>0.008993</text:p>
          </table:table-cell>
          <table:table-cell office:value-type="float" office:value="6.1320000000000003E-3" table:style-name="ce1">
            <text:p>0.006132</text:p>
          </table:table-cell>
          <table:table-cell office:value-type="float" office:value="1.3365E-2" table:style-name="ce1">
            <text:p>0.013365</text:p>
          </table:table-cell>
          <table:table-cell table:number-columns-repeated="1637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.2959999999999999E-3" table:style-name="ce1">
            <text:p>0.002296</text:p>
          </table:table-cell>
          <table:table-cell office:value-type="float" office:value="9.0340000000000004E-3" table:style-name="ce1">
            <text:p>0.009034</text:p>
          </table:table-cell>
          <table:table-cell office:value-type="float" office:value="6.5760000000000002E-3" table:style-name="ce1">
            <text:p>0.006576</text:p>
          </table:table-cell>
          <table:table-cell office:value-type="float" office:value="1.3644999999999999E-2" table:style-name="ce1">
            <text:p>0.013645</text:p>
          </table:table-cell>
          <table:table-cell table:number-columns-repeated="1637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2.2980000000000001E-3" table:style-name="ce1">
            <text:p>0.002298</text:p>
          </table:table-cell>
          <table:table-cell office:value-type="float" office:value="9.0369999999999999E-3" table:style-name="ce1">
            <text:p>0.009037</text:p>
          </table:table-cell>
          <table:table-cell office:value-type="float" office:value="6.515E-3" table:style-name="ce1">
            <text:p>0.006515</text:p>
          </table:table-cell>
          <table:table-cell office:value-type="float" office:value="1.4952E-2" table:style-name="ce1">
            <text:p>0.014952</text:p>
          </table:table-cell>
          <table:table-cell table:number-columns-repeated="1637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.297E-3" table:style-name="ce1">
            <text:p>0.002297</text:p>
          </table:table-cell>
          <table:table-cell office:value-type="float" office:value="9.1690000000000001E-3" table:style-name="ce1">
            <text:p>0.009169</text:p>
          </table:table-cell>
          <table:table-cell office:value-type="float" office:value="6.5890000000000002E-3" table:style-name="ce1">
            <text:p>0.006589</text:p>
          </table:table-cell>
          <table:table-cell office:value-type="float" office:value="1.2661E-2" table:style-name="ce1">
            <text:p>0.012661</text:p>
          </table:table-cell>
          <table:table-cell table:number-columns-repeated="1637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.2950000000000002E-3" table:style-name="ce1">
            <text:p>0.002295</text:p>
          </table:table-cell>
          <table:table-cell office:value-type="float" office:value="9.3720000000000001E-3" table:style-name="ce1">
            <text:p>0.009372</text:p>
          </table:table-cell>
          <table:table-cell office:value-type="float" office:value="6.731E-3" table:style-name="ce1">
            <text:p>0.006731</text:p>
          </table:table-cell>
          <table:table-cell office:value-type="float" office:value="1.4311000000000001E-2" table:style-name="ce1">
            <text:p>0.014311</text:p>
          </table:table-cell>
          <table:table-cell table:number-columns-repeated="1637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.297E-3" table:style-name="ce1">
            <text:p>0.002297</text:p>
          </table:table-cell>
          <table:table-cell office:value-type="float" office:value="9.2800000000000001E-3" table:style-name="ce1">
            <text:p>0.00928</text:p>
          </table:table-cell>
          <table:table-cell office:value-type="float" office:value="6.5950000000000002E-3" table:style-name="ce1">
            <text:p>0.006595</text:p>
          </table:table-cell>
          <table:table-cell office:value-type="float" office:value="1.2999999999999999E-2" table:style-name="ce1">
            <text:p>0.013</text:p>
          </table:table-cell>
          <table:table-cell table:number-columns-repeated="1637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.294E-3" table:style-name="ce1">
            <text:p>0.002294</text:p>
          </table:table-cell>
          <table:table-cell office:value-type="float" office:value="9.5370000000000003E-3" table:style-name="ce1">
            <text:p>0.009537</text:p>
          </table:table-cell>
          <table:table-cell office:value-type="float" office:value="6.5630000000000003E-3" table:style-name="ce1">
            <text:p>0.006563</text:p>
          </table:table-cell>
          <table:table-cell office:value-type="float" office:value="1.1429999999999999E-2" table:style-name="ce1">
            <text:p>0.01143</text:p>
          </table:table-cell>
          <table:table-cell table:number-columns-repeated="1637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2.2989999999999998E-3" table:style-name="ce1">
            <text:p>0.002299</text:p>
          </table:table-cell>
          <table:table-cell office:value-type="float" office:value="9.6069999999999992E-3" table:style-name="ce1">
            <text:p>0.009607</text:p>
          </table:table-cell>
          <table:table-cell office:value-type="float" office:value="6.587E-3" table:style-name="ce1">
            <text:p>0.006587</text:p>
          </table:table-cell>
          <table:table-cell office:value-type="float" office:value="1.3402000000000001E-2" table:style-name="ce1">
            <text:p>0.013402</text:p>
          </table:table-cell>
          <table:table-cell table:number-columns-repeated="1637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.3119999999999998E-3" table:style-name="ce1">
            <text:p>0.002312</text:p>
          </table:table-cell>
          <table:table-cell office:value-type="float" office:value="9.7140000000000004E-3" table:style-name="ce1">
            <text:p>0.009714</text:p>
          </table:table-cell>
          <table:table-cell office:value-type="float" office:value="6.8190000000000004E-3" table:style-name="ce1">
            <text:p>0.006819</text:p>
          </table:table-cell>
          <table:table-cell office:value-type="float" office:value="1.3270000000000001E-2" table:style-name="ce1">
            <text:p>0.01327</text:p>
          </table:table-cell>
          <table:table-cell table:number-columns-repeated="1637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2.284E-3" table:style-name="ce1">
            <text:p>0.002284</text:p>
          </table:table-cell>
          <table:table-cell office:value-type="float" office:value="9.8580000000000004E-3" table:style-name="ce1">
            <text:p>0.009858</text:p>
          </table:table-cell>
          <table:table-cell office:value-type="float" office:value="6.9670000000000001E-3" table:style-name="ce1">
            <text:p>0.006967</text:p>
          </table:table-cell>
          <table:table-cell office:value-type="float" office:value="1.1010000000000001E-2" table:style-name="ce1">
            <text:p>0.01101</text:p>
          </table:table-cell>
          <table:table-cell table:number-columns-repeated="1637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2.258E-3" table:style-name="ce1">
            <text:p>0.002258</text:p>
          </table:table-cell>
          <table:table-cell office:value-type="float" office:value="9.8410000000000008E-3" table:style-name="ce1">
            <text:p>0.009841</text:p>
          </table:table-cell>
          <table:table-cell office:value-type="float" office:value="6.9369999999999996E-3" table:style-name="ce1">
            <text:p>0.006937</text:p>
          </table:table-cell>
          <table:table-cell office:value-type="float" office:value="1.2364E-2" table:style-name="ce1">
            <text:p>0.012364</text:p>
          </table:table-cell>
          <table:table-cell table:number-columns-repeated="1637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2.2780000000000001E-3" table:style-name="ce1">
            <text:p>0.002278</text:p>
          </table:table-cell>
          <table:table-cell office:value-type="float" office:value="1.0075000000000001E-2" table:style-name="ce1">
            <text:p>0.010075</text:p>
          </table:table-cell>
          <table:table-cell office:value-type="float" office:value="6.9389999999999999E-3" table:style-name="ce1">
            <text:p>0.006939</text:p>
          </table:table-cell>
          <table:table-cell office:value-type="float" office:value="1.2260999999999999E-2" table:style-name="ce1">
            <text:p>0.012261</text:p>
          </table:table-cell>
          <table:table-cell table:number-columns-repeated="1637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.297E-3" table:style-name="ce1">
            <text:p>0.002297</text:p>
          </table:table-cell>
          <table:table-cell office:value-type="float" office:value="1.0026999999999999E-2" table:style-name="ce1">
            <text:p>0.010027</text:p>
          </table:table-cell>
          <table:table-cell office:value-type="float" office:value="7.11E-3" table:style-name="ce1">
            <text:p>0.00711</text:p>
          </table:table-cell>
          <table:table-cell office:value-type="float" office:value="1.1650000000000001E-2" table:style-name="ce1">
            <text:p>0.01165</text:p>
          </table:table-cell>
          <table:table-cell table:number-columns-repeated="1637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.2989999999999998E-3" table:style-name="ce1">
            <text:p>0.002299</text:p>
          </table:table-cell>
          <table:table-cell office:value-type="float" office:value="1.0044000000000001E-2" table:style-name="ce1">
            <text:p>0.010044</text:p>
          </table:table-cell>
          <table:table-cell office:value-type="float" office:value="6.992E-3" table:style-name="ce1">
            <text:p>0.006992</text:p>
          </table:table-cell>
          <table:table-cell office:value-type="float" office:value="1.0120000000000001E-2" table:style-name="ce1">
            <text:p>0.01012</text:p>
          </table:table-cell>
          <table:table-cell table:number-columns-repeated="1637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.2950000000000002E-3" table:style-name="ce1">
            <text:p>0.002295</text:p>
          </table:table-cell>
          <table:table-cell office:value-type="float" office:value="1.0319E-2" table:style-name="ce1">
            <text:p>0.010319</text:p>
          </table:table-cell>
          <table:table-cell office:value-type="float" office:value="6.9969999999999997E-3" table:style-name="ce1">
            <text:p>0.006997</text:p>
          </table:table-cell>
          <table:table-cell office:value-type="float" office:value="1.0588999999999999E-2" table:style-name="ce1">
            <text:p>0.010589</text:p>
          </table:table-cell>
          <table:table-cell table:number-columns-repeated="1637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2.297E-3" table:style-name="ce1">
            <text:p>0.002297</text:p>
          </table:table-cell>
          <table:table-cell office:value-type="float" office:value="1.0279E-2" table:style-name="ce1">
            <text:p>0.010279</text:p>
          </table:table-cell>
          <table:table-cell office:value-type="float" office:value="7.234E-3" table:style-name="ce1">
            <text:p>0.007234</text:p>
          </table:table-cell>
          <table:table-cell office:value-type="float" office:value="9.1629999999999993E-3" table:style-name="ce1">
            <text:p>0.009163</text:p>
          </table:table-cell>
          <table:table-cell table:number-columns-repeated="1637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.2959999999999999E-3" table:style-name="ce1">
            <text:p>0.002296</text:p>
          </table:table-cell>
          <table:table-cell office:value-type="float" office:value="1.0475E-2" table:style-name="ce1">
            <text:p>0.010475</text:p>
          </table:table-cell>
          <table:table-cell office:value-type="float" office:value="7.5100000000000002E-3" table:style-name="ce1">
            <text:p>0.00751</text:p>
          </table:table-cell>
          <table:table-cell office:value-type="float" office:value="1.043E-2" table:style-name="ce1">
            <text:p>0.01043</text:p>
          </table:table-cell>
          <table:table-cell table:number-columns-repeated="1637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.297E-3" table:style-name="ce1">
            <text:p>0.002297</text:p>
          </table:table-cell>
          <table:table-cell office:value-type="float" office:value="1.0383999999999999E-2" table:style-name="ce1">
            <text:p>0.010384</text:p>
          </table:table-cell>
          <table:table-cell office:value-type="float" office:value="7.3419999999999996E-3" table:style-name="ce1">
            <text:p>0.007342</text:p>
          </table:table-cell>
          <table:table-cell office:value-type="float" office:value="1.0023000000000001E-2" table:style-name="ce1">
            <text:p>0.010023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2.2980000000000001E-3" table:style-name="ce1">
            <text:p>0.002298</text:p>
          </table:table-cell>
          <table:table-cell office:value-type="float" office:value="1.0600999999999999E-2" table:style-name="ce1">
            <text:p>0.010601</text:p>
          </table:table-cell>
          <table:table-cell office:value-type="float" office:value="7.4390000000000003E-3" table:style-name="ce1">
            <text:p>0.007439</text:p>
          </table:table-cell>
          <table:table-cell office:value-type="float" office:value="8.0520000000000001E-3" table:style-name="ce1">
            <text:p>0.008052</text:p>
          </table:table-cell>
          <table:table-cell table:number-columns-repeated="1637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.297E-3" table:style-name="ce1">
            <text:p>0.002297</text:p>
          </table:table-cell>
          <table:table-cell office:value-type="float" office:value="1.0632000000000001E-2" table:style-name="ce1">
            <text:p>0.010632</text:p>
          </table:table-cell>
          <table:table-cell office:value-type="float" office:value="7.5690000000000002E-3" table:style-name="ce1">
            <text:p>0.007569</text:p>
          </table:table-cell>
          <table:table-cell office:value-type="float" office:value="7.7730000000000004E-3" table:style-name="ce1">
            <text:p>0.007773</text:p>
          </table:table-cell>
          <table:table-cell table:number-columns-repeated="1637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2.2980000000000001E-3" table:style-name="ce1">
            <text:p>0.002298</text:p>
          </table:table-cell>
          <table:table-cell office:value-type="float" office:value="1.0766E-2" table:style-name="ce1">
            <text:p>0.010766</text:p>
          </table:table-cell>
          <table:table-cell office:value-type="float" office:value="7.4920000000000004E-3" table:style-name="ce1">
            <text:p>0.007492</text:p>
          </table:table-cell>
          <table:table-cell office:value-type="float" office:value="9.3290000000000005E-3" table:style-name="ce1">
            <text:p>0.009329</text:p>
          </table:table-cell>
          <table:table-cell table:number-columns-repeated="1637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2.3E-3" table:style-name="ce1">
            <text:p>0.0023</text:p>
          </table:table-cell>
          <table:table-cell office:value-type="float" office:value="1.085E-2" table:style-name="ce1">
            <text:p>0.01085</text:p>
          </table:table-cell>
          <table:table-cell office:value-type="float" office:value="7.4640000000000001E-3" table:style-name="ce1">
            <text:p>0.007464</text:p>
          </table:table-cell>
          <table:table-cell office:value-type="float" office:value="8.5880000000000001E-3" table:style-name="ce1">
            <text:p>0.008588</text:p>
          </table:table-cell>
          <table:table-cell table:number-columns-repeated="1637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.3E-3" table:style-name="ce1">
            <text:p>0.0023</text:p>
          </table:table-cell>
          <table:table-cell office:value-type="float" office:value="1.0846E-2" table:style-name="ce1">
            <text:p>0.010846</text:p>
          </table:table-cell>
          <table:table-cell office:value-type="float" office:value="7.6600000000000001E-3" table:style-name="ce1">
            <text:p>0.00766</text:p>
          </table:table-cell>
          <table:table-cell office:value-type="float" office:value="8.4460000000000004E-3" table:style-name="ce1">
            <text:p>0.008446</text:p>
          </table:table-cell>
          <table:table-cell table:number-columns-repeated="1637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2.2989999999999998E-3" table:style-name="ce1">
            <text:p>0.002299</text:p>
          </table:table-cell>
          <table:table-cell office:value-type="float" office:value="1.1043000000000001E-2" table:style-name="ce1">
            <text:p>0.011043</text:p>
          </table:table-cell>
          <table:table-cell office:value-type="float" office:value="7.6429999999999996E-3" table:style-name="ce1">
            <text:p>0.007643</text:p>
          </table:table-cell>
          <table:table-cell office:value-type="float" office:value="8.3409999999999995E-3" table:style-name="ce1">
            <text:p>0.008341</text:p>
          </table:table-cell>
          <table:table-cell table:number-columns-repeated="1637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.2959999999999999E-3" table:style-name="ce1">
            <text:p>0.002296</text:p>
          </table:table-cell>
          <table:table-cell office:value-type="float" office:value="1.1017000000000001E-2" table:style-name="ce1">
            <text:p>0.011017</text:p>
          </table:table-cell>
          <table:table-cell office:value-type="float" office:value="7.6860000000000001E-3" table:style-name="ce1">
            <text:p>0.007686</text:p>
          </table:table-cell>
          <table:table-cell office:value-type="float" office:value="9.2370000000000004E-3" table:style-name="ce1">
            <text:p>0.009237</text:p>
          </table:table-cell>
          <table:table-cell table:number-columns-repeated="1637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2.2950000000000002E-3" table:style-name="ce1">
            <text:p>0.002295</text:p>
          </table:table-cell>
          <table:table-cell office:value-type="float" office:value="1.1277000000000001E-2" table:style-name="ce1">
            <text:p>0.011277</text:p>
          </table:table-cell>
          <table:table-cell office:value-type="float" office:value="7.6410000000000002E-3" table:style-name="ce1">
            <text:p>0.007641</text:p>
          </table:table-cell>
          <table:table-cell office:value-type="float" office:value="8.2229999999999994E-3" table:style-name="ce1">
            <text:p>0.008223</text:p>
          </table:table-cell>
          <table:table-cell table:number-columns-repeated="1637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.297E-3" table:style-name="ce1">
            <text:p>0.002297</text:p>
          </table:table-cell>
          <table:table-cell office:value-type="float" office:value="1.1351E-2" table:style-name="ce1">
            <text:p>0.011351</text:p>
          </table:table-cell>
          <table:table-cell office:value-type="float" office:value="7.574E-3" table:style-name="ce1">
            <text:p>0.007574</text:p>
          </table:table-cell>
          <table:table-cell office:value-type="float" office:value="8.9390000000000008E-3" table:style-name="ce1">
            <text:p>0.008939</text:p>
          </table:table-cell>
          <table:table-cell table:number-columns-repeated="1637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2.3019999999999998E-3" table:style-name="ce1">
            <text:p>0.002302</text:p>
          </table:table-cell>
          <table:table-cell office:value-type="float" office:value="1.1379999999999999E-2" table:style-name="ce1">
            <text:p>0.01138</text:p>
          </table:table-cell>
          <table:table-cell office:value-type="float" office:value="7.7039999999999999E-3" table:style-name="ce1">
            <text:p>0.007704</text:p>
          </table:table-cell>
          <table:table-cell office:value-type="float" office:value="8.7469999999999996E-3" table:style-name="ce1">
            <text:p>0.008747</text:p>
          </table:table-cell>
          <table:table-cell table:number-columns-repeated="1637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.2899999999999999E-3" table:style-name="ce1">
            <text:p>0.00229</text:p>
          </table:table-cell>
          <table:table-cell office:value-type="float" office:value="1.1516999999999999E-2" table:style-name="ce1">
            <text:p>0.011517</text:p>
          </table:table-cell>
          <table:table-cell office:value-type="float" office:value="7.79E-3" table:style-name="ce1">
            <text:p>0.00779</text:p>
          </table:table-cell>
          <table:table-cell office:value-type="float" office:value="8.0140000000000003E-3" table:style-name="ce1">
            <text:p>0.008014</text:p>
          </table:table-cell>
          <table:table-cell table:number-columns-repeated="1637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.31E-3" table:style-name="ce1">
            <text:p>0.00231</text:p>
          </table:table-cell>
          <table:table-cell office:value-type="float" office:value="1.1518E-2" table:style-name="ce1">
            <text:p>0.011518</text:p>
          </table:table-cell>
          <table:table-cell office:value-type="float" office:value="7.8709999999999995E-3" table:style-name="ce1">
            <text:p>0.007871</text:p>
          </table:table-cell>
          <table:table-cell office:value-type="float" office:value="7.9319999999999998E-3" table:style-name="ce1">
            <text:p>0.007932</text:p>
          </table:table-cell>
          <table:table-cell table:number-columns-repeated="1637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2.297E-3" table:style-name="ce1">
            <text:p>0.002297</text:p>
          </table:table-cell>
          <table:table-cell office:value-type="float" office:value="1.1821999999999999E-2" table:style-name="ce1">
            <text:p>0.011822</text:p>
          </table:table-cell>
          <table:table-cell office:value-type="float" office:value="7.9819999999999995E-3" table:style-name="ce1">
            <text:p>0.007982</text:p>
          </table:table-cell>
          <table:table-cell office:value-type="float" office:value="8.0759999999999998E-3" table:style-name="ce1">
            <text:p>0.008076</text:p>
          </table:table-cell>
          <table:table-cell table:number-columns-repeated="1637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.294E-3" table:style-name="ce1">
            <text:p>0.002294</text:p>
          </table:table-cell>
          <table:table-cell office:value-type="float" office:value="1.2055E-2" table:style-name="ce1">
            <text:p>0.012055</text:p>
          </table:table-cell>
          <table:table-cell office:value-type="float" office:value="7.8639999999999995E-3" table:style-name="ce1">
            <text:p>0.007864</text:p>
          </table:table-cell>
          <table:table-cell office:value-type="float" office:value="6.4089999999999998E-3" table:style-name="ce1">
            <text:p>0.006409</text:p>
          </table:table-cell>
          <table:table-cell table:number-columns-repeated="16379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2.2980000000000001E-3" table:style-name="ce1">
            <text:p>0.002298</text:p>
          </table:table-cell>
          <table:table-cell office:value-type="float" office:value="1.1742000000000001E-2" table:style-name="ce1">
            <text:p>0.011742</text:p>
          </table:table-cell>
          <table:table-cell office:value-type="float" office:value="7.8019999999999999E-3" table:style-name="ce1">
            <text:p>0.007802</text:p>
          </table:table-cell>
          <table:table-cell office:value-type="float" office:value="7.2909999999999997E-3" table:style-name="ce1">
            <text:p>0.007291</text:p>
          </table:table-cell>
          <table:table-cell table:number-columns-repeated="1637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.2950000000000002E-3" table:style-name="ce1">
            <text:p>0.002295</text:p>
          </table:table-cell>
          <table:table-cell office:value-type="float" office:value="1.2E-2" table:style-name="ce1">
            <text:p>0.012</text:p>
          </table:table-cell>
          <table:table-cell office:value-type="float" office:value="8.0169999999999998E-3" table:style-name="ce1">
            <text:p>0.008017</text:p>
          </table:table-cell>
          <table:table-cell office:value-type="float" office:value="8.1499999999999993E-3" table:style-name="ce1">
            <text:p>0.00815</text:p>
          </table:table-cell>
          <table:table-cell table:number-columns-repeated="16379"/>
        </table:table-row>
        <table:table-row table:number-rows-repeated="10484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dc:creator>Microsoft Office User</dc:creator>
    <meta:creation-date>2022-10-31T19:56:09Z</meta:creation-date>
    <dc:date>2022-10-31T22:04:49Z</dc:date>
    <meta:editing-cycles>4</meta:editing-cycles>
    <meta:editing-duration>PT389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e0e5e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e0e5eb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472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472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472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472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422.5pt" svg:width="767.5pt" chart:style-name="Crt0">
        <chart:title chart:style-name="CT00">
          <text:p text:style-name="a0" text:class-names="" text:cond-style-name="">Fixing n_proc/n_thread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</text:p>
            </chart:title>
            <chart:categories table:cell-range-address="Fix_n_proc_n_thread.$A$10:.$A$70"/>
          </chart:axis>
          <chart:axis chart:dimension="y" chart:name="primary-y" chart:style-name="Axs1">
            <chart:title chart:style-name="AT01">
              <text:p text:style-name="a2" text:class-names="" text:cond-style-name="">Time(seconds)</text:p>
            </chart:title>
            <chart:grid chart:class="major" chart:style-name="GMa1"/>
          </chart:axis>
          <chart:series chart:values-cell-range-address="Fix_n_proc_n_thread.$B$10:.$B$70" chart:class="chart:line" chart:attached-axis="primary-y" chart:style-name="G0S0">
            <chart:data-point chart:repeated="61"/>
          </chart:series>
          <chart:series chart:values-cell-range-address="Fix_n_proc_n_thread.$C$10:.$C$70" chart:class="chart:line" chart:attached-axis="primary-y" chart:style-name="G0S1">
            <chart:data-point chart:repeated="61"/>
          </chart:series>
          <chart:series chart:values-cell-range-address="Fix_n_proc_n_thread.$D$10:.$D$70" chart:class="chart:line" chart:attached-axis="primary-y" chart:style-name="G0S2">
            <chart:data-point chart:repeated="61"/>
          </chart:series>
          <chart:series chart:values-cell-range-address="Fix_n_proc_n_thread.$E$10:.$E$70" chart:class="chart:line" chart:attached-axis="primary-y" chart:style-name="G0S3">
            <chart:data-point chart:repeated="6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e0e5e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e0e5eb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472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472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472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472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46.5pt" svg:width="734.5pt" chart:style-name="Crt0">
        <chart:title chart:style-name="CT00">
          <text:p text:style-name="a0" text:class-names="" text:cond-style-name="">Fixing N<text:s text:c="1"/>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_proc/n_thread</text:p>
            </chart:title>
            <chart:categories table:cell-range-address="Fix_N.$A$31:.$A$101"/>
          </chart:axis>
          <chart:axis chart:dimension="y" chart:name="primary-y" chart:style-name="Axs1">
            <chart:title chart:style-name="AT01">
              <text:p text:style-name="a2" text:class-names="" text:cond-style-name="">Time (seconds)</text:p>
            </chart:title>
            <chart:grid chart:class="major" chart:style-name="GMa1"/>
          </chart:axis>
          <chart:series chart:values-cell-range-address="Fix_N.$B$31:.$B$101" chart:class="chart:line" chart:attached-axis="primary-y" chart:style-name="G0S0">
            <chart:data-point chart:repeated="71"/>
          </chart:series>
          <chart:series chart:values-cell-range-address="Fix_N.$C$31:.$C$101" chart:class="chart:line" chart:attached-axis="primary-y" chart:style-name="G0S1">
            <chart:data-point chart:repeated="71"/>
          </chart:series>
          <chart:series chart:values-cell-range-address="Fix_N.$D$31:.$D$101" chart:class="chart:line" chart:attached-axis="primary-y" chart:style-name="G0S2">
            <chart:data-point chart:repeated="71"/>
          </chart:series>
          <chart:series chart:values-cell-range-address="Fix_N.$E$31:.$E$101" chart:class="chart:line" chart:attached-axis="primary-y" chart:style-name="G0S3">
            <chart:data-point chart:repeated="7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